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00.29pt"/>
    </style:style>
    <style:style style:name="co2" style:family="table-column">
      <style:table-column-properties fo:break-before="auto" style:column-width="254.64pt"/>
    </style:style>
    <style:style style:name="co3" style:family="table-column">
      <style:table-column-properties fo:break-before="auto" style:column-width="187.26pt"/>
    </style:style>
    <style:style style:name="co4" style:family="table-column">
      <style:table-column-properties fo:break-before="auto" style:column-width="222.5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ngle_energy" table:style-name="ta1">
        <table:shapes>
          <draw:frame draw:z-index="0" draw:style-name="gr1" draw:text-style-name="P1" svg:width="807.59pt" svg:height="332.82pt" svg:x="184.56pt" svg:y="3pt">
            <draw:object draw:notify-on-update-of-ranges="single_energy.A1:single_energy.A641 single_energy.B1:single_energy.B641 single_energy.C1:single_energy.C641 single_energy.D1:single_energy.D6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.52026925229" calcext:value-type="float">
            <text:p>2.5202692523</text:p>
          </table:table-cell>
          <table:table-cell office:value-type="float" office:value="396" calcext:value-type="float">
            <text:p>396</text:p>
          </table:table-cell>
          <table:table-cell office:value-type="float" office:value="3.24859747701" calcext:value-type="float">
            <text:p>3.24859747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97163519818" calcext:value-type="float">
            <text:p>1.9716351982</text:p>
          </table:table-cell>
          <table:table-cell office:value-type="float" office:value="120" calcext:value-type="float">
            <text:p>120</text:p>
          </table:table-cell>
          <table:table-cell office:value-type="float" office:value="1.25436403692" calcext:value-type="float">
            <text:p>1.254364036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.28177825431" calcext:value-type="float">
            <text:p>2.2817782543</text:p>
          </table:table-cell>
          <table:table-cell office:value-type="float" office:value="271" calcext:value-type="float">
            <text:p>271</text:p>
          </table:table-cell>
          <table:table-cell office:value-type="float" office:value="2.09283241133" calcext:value-type="float">
            <text:p>2.09283241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34562045251" calcext:value-type="float">
            <text:p>0.9345620453</text:p>
          </table:table-cell>
          <table:table-cell office:value-type="float" office:value="349" calcext:value-type="float">
            <text:p>349</text:p>
          </table:table-cell>
          <table:table-cell office:value-type="float" office:value="2.45117900015" calcext:value-type="float">
            <text:p>2.45117900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38745402681" calcext:value-type="float">
            <text:p>1.3874540268</text:p>
          </table:table-cell>
          <table:table-cell office:value-type="float" office:value="317" calcext:value-type="float">
            <text:p>317</text:p>
          </table:table-cell>
          <table:table-cell office:value-type="float" office:value="2.61189294022" calcext:value-type="float">
            <text:p>2.611892940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36961933689" calcext:value-type="float">
            <text:p>1.3696193369</text:p>
          </table:table-cell>
          <table:table-cell office:value-type="float" office:value="419" calcext:value-type="float">
            <text:p>419</text:p>
          </table:table-cell>
          <table:table-cell office:value-type="float" office:value="3.09825523362" calcext:value-type="float">
            <text:p>3.098255233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510812489694" calcext:value-type="float">
            <text:p>0.5108124897</text:p>
          </table:table-cell>
          <table:table-cell office:value-type="float" office:value="534" calcext:value-type="float">
            <text:p>534</text:p>
          </table:table-cell>
          <table:table-cell office:value-type="float" office:value="3.80811088354" calcext:value-type="float">
            <text:p>3.808110883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9563782601" calcext:value-type="float">
            <text:p>1.9563782601</text:p>
          </table:table-cell>
          <table:table-cell office:value-type="float" office:value="509" calcext:value-type="float">
            <text:p>509</text:p>
          </table:table-cell>
          <table:table-cell office:value-type="float" office:value="3.25156723051" calcext:value-type="float">
            <text:p>3.251567230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79056343758" calcext:value-type="float">
            <text:p>1.7905634376</text:p>
          </table:table-cell>
          <table:table-cell office:value-type="float" office:value="310" calcext:value-type="float">
            <text:p>310</text:p>
          </table:table-cell>
          <table:table-cell office:value-type="float" office:value="2.38234869896" calcext:value-type="float">
            <text:p>2.38234869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91361399885" calcext:value-type="float">
            <text:p>0.9913613999</text:p>
          </table:table-cell>
          <table:table-cell office:value-type="float" office:value="589" calcext:value-type="float">
            <text:p>589</text:p>
          </table:table-cell>
          <table:table-cell office:value-type="float" office:value="3.46107523131" calcext:value-type="float">
            <text:p>3.46107523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69700376661" calcext:value-type="float">
            <text:p>1.6970037666</text:p>
          </table:table-cell>
          <table:table-cell office:value-type="float" office:value="523" calcext:value-type="float">
            <text:p>523</text:p>
          </table:table-cell>
          <table:table-cell office:value-type="float" office:value="3.14628862" calcext:value-type="float">
            <text:p>3.146288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69830527606" calcext:value-type="float">
            <text:p>0.7698305276</text:p>
          </table:table-cell>
          <table:table-cell office:value-type="float" office:value="393" calcext:value-type="float">
            <text:p>393</text:p>
          </table:table-cell>
          <table:table-cell office:value-type="float" office:value="2.80958096" calcext:value-type="float">
            <text:p>2.809580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21018956543" calcext:value-type="float">
            <text:p>1.2101895654</text:p>
          </table:table-cell>
          <table:table-cell office:value-type="float" office:value="106" calcext:value-type="float">
            <text:p>106</text:p>
          </table:table-cell>
          <table:table-cell office:value-type="float" office:value="1.15654220493" calcext:value-type="float">
            <text:p>1.156542204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26111391734" calcext:value-type="float">
            <text:p>1.2611139173</text:p>
          </table:table-cell>
          <table:table-cell office:value-type="float" office:value="386" calcext:value-type="float">
            <text:p>386</text:p>
          </table:table-cell>
          <table:table-cell office:value-type="float" office:value="2.9568618765" calcext:value-type="float">
            <text:p>2.956861876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.59250153979" calcext:value-type="float">
            <text:p>2.5925015398</text:p>
          </table:table-cell>
          <table:table-cell office:value-type="float" office:value="285" calcext:value-type="float">
            <text:p>285</text:p>
          </table:table-cell>
          <table:table-cell office:value-type="float" office:value="2.15308930313" calcext:value-type="float">
            <text:p>2.15308930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45760992086" calcext:value-type="float">
            <text:p>0.7457609921</text:p>
          </table:table-cell>
          <table:table-cell office:value-type="float" office:value="310" calcext:value-type="float">
            <text:p>310</text:p>
          </table:table-cell>
          <table:table-cell office:value-type="float" office:value="2.77997091208" calcext:value-type="float">
            <text:p>2.779970912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.87074867435" calcext:value-type="float">
            <text:p>2.8707486744</text:p>
          </table:table-cell>
          <table:table-cell office:value-type="float" office:value="152" calcext:value-type="float">
            <text:p>152</text:p>
          </table:table-cell>
          <table:table-cell office:value-type="float" office:value="1.3723001062" calcext:value-type="float">
            <text:p>1.37230010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21301639928" calcext:value-type="float">
            <text:p>1.2130163993</text:p>
          </table:table-cell>
          <table:table-cell office:value-type="float" office:value="463" calcext:value-type="float">
            <text:p>463</text:p>
          </table:table-cell>
          <table:table-cell office:value-type="float" office:value="3.67328204013" calcext:value-type="float">
            <text:p>3.673282040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.8564171765" calcext:value-type="float">
            <text:p>2.8564171765</text:p>
          </table:table-cell>
          <table:table-cell office:value-type="float" office:value="971" calcext:value-type="float">
            <text:p>971</text:p>
          </table:table-cell>
          <table:table-cell office:value-type="float" office:value="4.71415070076" calcext:value-type="float">
            <text:p>4.714150700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.2910928051" calcext:value-type="float">
            <text:p>2.2910928051</text:p>
          </table:table-cell>
          <table:table-cell office:value-type="float" office:value="337" calcext:value-type="float">
            <text:p>337</text:p>
          </table:table-cell>
          <table:table-cell office:value-type="float" office:value="2.05184925808" calcext:value-type="float">
            <text:p>2.051849258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.72129919938" calcext:value-type="float">
            <text:p>2.7212991994</text:p>
          </table:table-cell>
          <table:table-cell office:value-type="float" office:value="282" calcext:value-type="float">
            <text:p>282</text:p>
          </table:table-cell>
          <table:table-cell office:value-type="float" office:value="1.47402642207" calcext:value-type="float">
            <text:p>1.474026422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54402831068" calcext:value-type="float">
            <text:p>1.5440283107</text:p>
          </table:table-cell>
          <table:table-cell office:value-type="float" office:value="503" calcext:value-type="float">
            <text:p>503</text:p>
          </table:table-cell>
          <table:table-cell office:value-type="float" office:value="2.82065955359" calcext:value-type="float">
            <text:p>2.820659553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92516601806" calcext:value-type="float">
            <text:p>1.9251660181</text:p>
          </table:table-cell>
          <table:table-cell office:value-type="float" office:value="84" calcext:value-type="float">
            <text:p>84</text:p>
          </table:table-cell>
          <table:table-cell office:value-type="float" office:value="0.832970326364" calcext:value-type="float">
            <text:p>0.832970326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23597297394" calcext:value-type="float">
            <text:p>1.2359729739</text:p>
          </table:table-cell>
          <table:table-cell office:value-type="float" office:value="241" calcext:value-type="float">
            <text:p>241</text:p>
          </table:table-cell>
          <table:table-cell office:value-type="float" office:value="0.619838448515" calcext:value-type="float">
            <text:p>0.619838448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69796391109" calcext:value-type="float">
            <text:p>1.6979639111</text:p>
          </table:table-cell>
          <table:table-cell office:value-type="float" office:value="435" calcext:value-type="float">
            <text:p>435</text:p>
          </table:table-cell>
          <table:table-cell office:value-type="float" office:value="2.9296110851" calcext:value-type="float">
            <text:p>2.92961108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68411287566" calcext:value-type="float">
            <text:p>0.8684112876</text:p>
          </table:table-cell>
          <table:table-cell office:value-type="float" office:value="317" calcext:value-type="float">
            <text:p>317</text:p>
          </table:table-cell>
          <table:table-cell office:value-type="float" office:value="2.71895874541" calcext:value-type="float">
            <text:p>2.718958745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37021542441" calcext:value-type="float">
            <text:p>1.3702154244</text:p>
          </table:table-cell>
          <table:table-cell office:value-type="float" office:value="467" calcext:value-type="float">
            <text:p>467</text:p>
          </table:table-cell>
          <table:table-cell office:value-type="float" office:value="3.27471409752" calcext:value-type="float">
            <text:p>3.274714097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.95821706389" calcext:value-type="float">
            <text:p>2.9582170639</text:p>
          </table:table-cell>
          <table:table-cell office:value-type="float" office:value="401" calcext:value-type="float">
            <text:p>401</text:p>
          </table:table-cell>
          <table:table-cell office:value-type="float" office:value="3.18340561573" calcext:value-type="float">
            <text:p>3.183405615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44672819756" calcext:value-type="float">
            <text:p>1.4467281976</text:p>
          </table:table-cell>
          <table:table-cell office:value-type="float" office:value="242" calcext:value-type="float">
            <text:p>242</text:p>
          </table:table-cell>
          <table:table-cell office:value-type="float" office:value="1.90371010991" calcext:value-type="float">
            <text:p>1.903710109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81643630115" calcext:value-type="float">
            <text:p>1.8164363012</text:p>
          </table:table-cell>
          <table:table-cell office:value-type="float" office:value="288" calcext:value-type="float">
            <text:p>288</text:p>
          </table:table-cell>
          <table:table-cell office:value-type="float" office:value="2.50591197094" calcext:value-type="float">
            <text:p>2.505911970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5851963502" calcext:value-type="float">
            <text:p>0.858519635</text:p>
          </table:table-cell>
          <table:table-cell office:value-type="float" office:value="274" calcext:value-type="float">
            <text:p>274</text:p>
          </table:table-cell>
          <table:table-cell office:value-type="float" office:value="1.92191163411" calcext:value-type="float">
            <text:p>1.921911634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63853692966" calcext:value-type="float">
            <text:p>1.6385369297</text:p>
          </table:table-cell>
          <table:table-cell office:value-type="float" office:value="128" calcext:value-type="float">
            <text:p>128</text:p>
          </table:table-cell>
          <table:table-cell office:value-type="float" office:value="1.07819594071" calcext:value-type="float">
            <text:p>1.07819594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58316207186" calcext:value-type="float">
            <text:p>0.7583162072</text:p>
          </table:table-cell>
          <table:table-cell office:value-type="float" office:value="214" calcext:value-type="float">
            <text:p>214</text:p>
          </table:table-cell>
          <table:table-cell office:value-type="float" office:value="0.885367512016" calcext:value-type="float">
            <text:p>0.88536751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46909990991" calcext:value-type="float">
            <text:p>1.4690999099</text:p>
          </table:table-cell>
          <table:table-cell office:value-type="float" office:value="167" calcext:value-type="float">
            <text:p>167</text:p>
          </table:table-cell>
          <table:table-cell office:value-type="float" office:value="1.46924789029" calcext:value-type="float">
            <text:p>1.469247890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58125859062" calcext:value-type="float">
            <text:p>1.5812585906</text:p>
          </table:table-cell>
          <table:table-cell office:value-type="float" office:value="235" calcext:value-type="float">
            <text:p>235</text:p>
          </table:table-cell>
          <table:table-cell office:value-type="float" office:value="1.8545205434" calcext:value-type="float">
            <text:p>1.854520543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.27637070496" calcext:value-type="float">
            <text:p>3.276370705</text:p>
          </table:table-cell>
          <table:table-cell office:value-type="float" office:value="466" calcext:value-type="float">
            <text:p>466</text:p>
          </table:table-cell>
          <table:table-cell office:value-type="float" office:value="3.2697002746" calcext:value-type="float">
            <text:p>3.269700274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.08637331533" calcext:value-type="float">
            <text:p>2.0863733153</text:p>
          </table:table-cell>
          <table:table-cell office:value-type="float" office:value="397" calcext:value-type="float">
            <text:p>397</text:p>
          </table:table-cell>
          <table:table-cell office:value-type="float" office:value="2.60224267895" calcext:value-type="float">
            <text:p>2.60224267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50203506278" calcext:value-type="float">
            <text:p>1.5020350628</text:p>
          </table:table-cell>
          <table:table-cell office:value-type="float" office:value="126" calcext:value-type="float">
            <text:p>126</text:p>
          </table:table-cell>
          <table:table-cell office:value-type="float" office:value="1.02039515843" calcext:value-type="float">
            <text:p>1.02039515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756196867761" calcext:value-type="float">
            <text:p>0.7561968678</text:p>
          </table:table-cell>
          <table:table-cell office:value-type="float" office:value="222" calcext:value-type="float">
            <text:p>222</text:p>
          </table:table-cell>
          <table:table-cell office:value-type="float" office:value="1.57246957088" calcext:value-type="float">
            <text:p>1.572469570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85932098218" calcext:value-type="float">
            <text:p>1.8593209822</text:p>
          </table:table-cell>
          <table:table-cell office:value-type="float" office:value="440" calcext:value-type="float">
            <text:p>440</text:p>
          </table:table-cell>
          <table:table-cell office:value-type="float" office:value="3.20781786671" calcext:value-type="float">
            <text:p>3.207817866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92803552741" calcext:value-type="float">
            <text:p>1.9280355274</text:p>
          </table:table-cell>
          <table:table-cell office:value-type="float" office:value="338" calcext:value-type="float">
            <text:p>338</text:p>
          </table:table-cell>
          <table:table-cell office:value-type="float" office:value="2.3921907195" calcext:value-type="float">
            <text:p>2.39219071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35961032108" calcext:value-type="float">
            <text:p>1.3596103211</text:p>
          </table:table-cell>
          <table:table-cell office:value-type="float" office:value="468" calcext:value-type="float">
            <text:p>468</text:p>
          </table:table-cell>
          <table:table-cell office:value-type="float" office:value="1.98983646006" calcext:value-type="float">
            <text:p>1.98983646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36127946511" calcext:value-type="float">
            <text:p>1.3612794651</text:p>
          </table:table-cell>
          <table:table-cell office:value-type="float" office:value="173" calcext:value-type="float">
            <text:p>173</text:p>
          </table:table-cell>
          <table:table-cell office:value-type="float" office:value="1.75019859132" calcext:value-type="float">
            <text:p>1.75019859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9185334737" calcext:value-type="float">
            <text:p>0.9918533474</text:p>
          </table:table-cell>
          <table:table-cell office:value-type="float" office:value="290" calcext:value-type="float">
            <text:p>290</text:p>
          </table:table-cell>
          <table:table-cell office:value-type="float" office:value="1.35611740774" calcext:value-type="float">
            <text:p>1.356117407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23746112114" calcext:value-type="float">
            <text:p>2.2374611211</text:p>
          </table:table-cell>
          <table:table-cell office:value-type="float" office:value="352" calcext:value-type="float">
            <text:p>352</text:p>
          </table:table-cell>
          <table:table-cell office:value-type="float" office:value="3.13578092367" calcext:value-type="float">
            <text:p>3.135780923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09997563406" calcext:value-type="float">
            <text:p>1.0999756341</text:p>
          </table:table-cell>
          <table:table-cell office:value-type="float" office:value="335" calcext:value-type="float">
            <text:p>335</text:p>
          </table:table-cell>
          <table:table-cell office:value-type="float" office:value="2.7528759846" calcext:value-type="float">
            <text:p>2.752875984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27177498429" calcext:value-type="float">
            <text:p>1.2717749843</text:p>
          </table:table-cell>
          <table:table-cell office:value-type="float" office:value="122" calcext:value-type="float">
            <text:p>122</text:p>
          </table:table-cell>
          <table:table-cell office:value-type="float" office:value="1.40517783827" calcext:value-type="float">
            <text:p>1.40517783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05641525251" calcext:value-type="float">
            <text:p>1.0564152525</text:p>
          </table:table-cell>
          <table:table-cell office:value-type="float" office:value="621" calcext:value-type="float">
            <text:p>621</text:p>
          </table:table-cell>
          <table:table-cell office:value-type="float" office:value="3.41219701395" calcext:value-type="float">
            <text:p>3.41219701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.26621187373" calcext:value-type="float">
            <text:p>2.2662118737</text:p>
          </table:table-cell>
          <table:table-cell office:value-type="float" office:value="270" calcext:value-type="float">
            <text:p>270</text:p>
          </table:table-cell>
          <table:table-cell office:value-type="float" office:value="1.91432042507" calcext:value-type="float">
            <text:p>1.914320425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.13335544035" calcext:value-type="float">
            <text:p>2.1333554404</text:p>
          </table:table-cell>
          <table:table-cell office:value-type="float" office:value="215" calcext:value-type="float">
            <text:p>215</text:p>
          </table:table-cell>
          <table:table-cell office:value-type="float" office:value="1.87672905718" calcext:value-type="float">
            <text:p>1.876729057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76141122102" calcext:value-type="float">
            <text:p>1.761411221</text:p>
          </table:table-cell>
          <table:table-cell office:value-type="float" office:value="603" calcext:value-type="float">
            <text:p>603</text:p>
          </table:table-cell>
          <table:table-cell office:value-type="float" office:value="3.69160884358" calcext:value-type="float">
            <text:p>3.691608843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.02690666481" calcext:value-type="float">
            <text:p>2.0269066648</text:p>
          </table:table-cell>
          <table:table-cell office:value-type="float" office:value="228" calcext:value-type="float">
            <text:p>228</text:p>
          </table:table-cell>
          <table:table-cell office:value-type="float" office:value="1.26864904917" calcext:value-type="float">
            <text:p>1.268649049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.68285380238" calcext:value-type="float">
            <text:p>3.6828538024</text:p>
          </table:table-cell>
          <table:table-cell office:value-type="float" office:value="549" calcext:value-type="float">
            <text:p>549</text:p>
          </table:table-cell>
          <table:table-cell office:value-type="float" office:value="2.45261179083" calcext:value-type="float">
            <text:p>2.45261179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11652052063" calcext:value-type="float">
            <text:p>1.1165205206</text:p>
          </table:table-cell>
          <table:table-cell office:value-type="float" office:value="115" calcext:value-type="float">
            <text:p>115</text:p>
          </table:table-cell>
          <table:table-cell office:value-type="float" office:value="0.89040633793" calcext:value-type="float">
            <text:p>0.890406337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46809734356" calcext:value-type="float">
            <text:p>1.4680973436</text:p>
          </table:table-cell>
          <table:table-cell office:value-type="float" office:value="496" calcext:value-type="float">
            <text:p>496</text:p>
          </table:table-cell>
          <table:table-cell office:value-type="float" office:value="3.08872257016" calcext:value-type="float">
            <text:p>3.088722570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95401846299" calcext:value-type="float">
            <text:p>1.954018463</text:p>
          </table:table-cell>
          <table:table-cell office:value-type="float" office:value="292" calcext:value-type="float">
            <text:p>292</text:p>
          </table:table-cell>
          <table:table-cell office:value-type="float" office:value="2.38490058103" calcext:value-type="float">
            <text:p>2.38490058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36670060101" calcext:value-type="float">
            <text:p>1.366700601</text:p>
          </table:table-cell>
          <table:table-cell office:value-type="float" office:value="366" calcext:value-type="float">
            <text:p>366</text:p>
          </table:table-cell>
          <table:table-cell office:value-type="float" office:value="2.46189006509" calcext:value-type="float">
            <text:p>2.461890065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71425393276" calcext:value-type="float">
            <text:p>0.7714253933</text:p>
          </table:table-cell>
          <table:table-cell office:value-type="float" office:value="634" calcext:value-type="float">
            <text:p>634</text:p>
          </table:table-cell>
          <table:table-cell office:value-type="float" office:value="4.49029658646" calcext:value-type="float">
            <text:p>4.490296586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95483096141" calcext:value-type="float">
            <text:p>1.9548309614</text:p>
          </table:table-cell>
          <table:table-cell office:value-type="float" office:value="187" calcext:value-type="float">
            <text:p>187</text:p>
          </table:table-cell>
          <table:table-cell office:value-type="float" office:value="1.59454553252" calcext:value-type="float">
            <text:p>1.594545532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3787758426" calcext:value-type="float">
            <text:p>1.3787758426</text:p>
          </table:table-cell>
          <table:table-cell office:value-type="float" office:value="470" calcext:value-type="float">
            <text:p>470</text:p>
          </table:table-cell>
          <table:table-cell office:value-type="float" office:value="3.02053197823" calcext:value-type="float">
            <text:p>3.020531978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42917064098" calcext:value-type="float">
            <text:p>2.429170641</text:p>
          </table:table-cell>
          <table:table-cell office:value-type="float" office:value="327" calcext:value-type="float">
            <text:p>327</text:p>
          </table:table-cell>
          <table:table-cell office:value-type="float" office:value="2.59189759937" calcext:value-type="float">
            <text:p>2.591897599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.26684690012" calcext:value-type="float">
            <text:p>2.2668469001</text:p>
          </table:table-cell>
          <table:table-cell office:value-type="float" office:value="730" calcext:value-type="float">
            <text:p>730</text:p>
          </table:table-cell>
          <table:table-cell office:value-type="float" office:value="3.23728435745" calcext:value-type="float">
            <text:p>3.237284357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36943181849" calcext:value-type="float">
            <text:p>1.3694318185</text:p>
          </table:table-cell>
          <table:table-cell office:value-type="float" office:value="227" calcext:value-type="float">
            <text:p>227</text:p>
          </table:table-cell>
          <table:table-cell office:value-type="float" office:value="1.14914554418" calcext:value-type="float">
            <text:p>1.149145544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.55310936467" calcext:value-type="float">
            <text:p>2.5531093647</text:p>
          </table:table-cell>
          <table:table-cell office:value-type="float" office:value="326" calcext:value-type="float">
            <text:p>326</text:p>
          </table:table-cell>
          <table:table-cell office:value-type="float" office:value="1.98344259339" calcext:value-type="float">
            <text:p>1.98344259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28485878118" calcext:value-type="float">
            <text:p>1.2848587812</text:p>
          </table:table-cell>
          <table:table-cell office:value-type="float" office:value="540" calcext:value-type="float">
            <text:p>540</text:p>
          </table:table-cell>
          <table:table-cell office:value-type="float" office:value="2.02722160997" calcext:value-type="float">
            <text:p>2.0272216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23435908116" calcext:value-type="float">
            <text:p>0.9234359081</text:p>
          </table:table-cell>
          <table:table-cell office:value-type="float" office:value="454" calcext:value-type="float">
            <text:p>454</text:p>
          </table:table-cell>
          <table:table-cell office:value-type="float" office:value="3.11429038566" calcext:value-type="float">
            <text:p>3.114290385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.0224799379" calcext:value-type="float">
            <text:p>3.0224799379</text:p>
          </table:table-cell>
          <table:table-cell office:value-type="float" office:value="171" calcext:value-type="float">
            <text:p>171</text:p>
          </table:table-cell>
          <table:table-cell office:value-type="float" office:value="1.68981167116" calcext:value-type="float">
            <text:p>1.689811671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96074786251" calcext:value-type="float">
            <text:p>1.9607478625</text:p>
          </table:table-cell>
          <table:table-cell office:value-type="float" office:value="433" calcext:value-type="float">
            <text:p>433</text:p>
          </table:table-cell>
          <table:table-cell office:value-type="float" office:value="3.49749697945" calcext:value-type="float">
            <text:p>3.497496979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.01339245725" calcext:value-type="float">
            <text:p>4.0133924573</text:p>
          </table:table-cell>
          <table:table-cell office:value-type="float" office:value="111" calcext:value-type="float">
            <text:p>111</text:p>
          </table:table-cell>
          <table:table-cell office:value-type="float" office:value="0.696159302641" calcext:value-type="float">
            <text:p>0.69615930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31363430908" calcext:value-type="float">
            <text:p>1.3136343091</text:p>
          </table:table-cell>
          <table:table-cell office:value-type="float" office:value="304" calcext:value-type="float">
            <text:p>304</text:p>
          </table:table-cell>
          <table:table-cell office:value-type="float" office:value="2.56529998917" calcext:value-type="float">
            <text:p>2.565299989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.03808732589" calcext:value-type="float">
            <text:p>2.0380873259</text:p>
          </table:table-cell>
          <table:table-cell office:value-type="float" office:value="374" calcext:value-type="float">
            <text:p>374</text:p>
          </table:table-cell>
          <table:table-cell office:value-type="float" office:value="3.1445496856" calcext:value-type="float">
            <text:p>3.144549685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61402637249" calcext:value-type="float">
            <text:p>1.6140263725</text:p>
          </table:table-cell>
          <table:table-cell office:value-type="float" office:value="114" calcext:value-type="float">
            <text:p>114</text:p>
          </table:table-cell>
          <table:table-cell office:value-type="float" office:value="0.926622297122" calcext:value-type="float">
            <text:p>0.926622297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82369148133" calcext:value-type="float">
            <text:p>1.8236914813</text:p>
          </table:table-cell>
          <table:table-cell office:value-type="float" office:value="312" calcext:value-type="float">
            <text:p>312</text:p>
          </table:table-cell>
          <table:table-cell office:value-type="float" office:value="2.63480703009" calcext:value-type="float">
            <text:p>2.634807030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49843649501" calcext:value-type="float">
            <text:p>2.498436495</text:p>
          </table:table-cell>
          <table:table-cell office:value-type="float" office:value="104" calcext:value-type="float">
            <text:p>104</text:p>
          </table:table-cell>
          <table:table-cell office:value-type="float" office:value="1.23657746419" calcext:value-type="float">
            <text:p>1.236577464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.32941546623" calcext:value-type="float">
            <text:p>2.3294154662</text:p>
          </table:table-cell>
          <table:table-cell office:value-type="float" office:value="257" calcext:value-type="float">
            <text:p>257</text:p>
          </table:table-cell>
          <table:table-cell office:value-type="float" office:value="2.37551876767" calcext:value-type="float">
            <text:p>2.375518767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53064234184" calcext:value-type="float">
            <text:p>0.3530642342</text:p>
          </table:table-cell>
          <table:table-cell office:value-type="float" office:value="246" calcext:value-type="float">
            <text:p>246</text:p>
          </table:table-cell>
          <table:table-cell office:value-type="float" office:value="2.03257120699" calcext:value-type="float">
            <text:p>2.03257120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84544708974" calcext:value-type="float">
            <text:p>1.8454470897</text:p>
          </table:table-cell>
          <table:table-cell office:value-type="float" office:value="642" calcext:value-type="float">
            <text:p>642</text:p>
          </table:table-cell>
          <table:table-cell office:value-type="float" office:value="3.18956566216" calcext:value-type="float">
            <text:p>3.189565662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.16505949468" calcext:value-type="float">
            <text:p>2.1650594947</text:p>
          </table:table-cell>
          <table:table-cell office:value-type="float" office:value="971" calcext:value-type="float">
            <text:p>971</text:p>
          </table:table-cell>
          <table:table-cell office:value-type="float" office:value="5.62606629636" calcext:value-type="float">
            <text:p>5.62606629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43260570802" calcext:value-type="float">
            <text:p>0.9432605708</text:p>
          </table:table-cell>
          <table:table-cell office:value-type="float" office:value="541" calcext:value-type="float">
            <text:p>541</text:p>
          </table:table-cell>
          <table:table-cell office:value-type="float" office:value="4.06036179806" calcext:value-type="float">
            <text:p>4.060361798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.15123947969" calcext:value-type="float">
            <text:p>2.1512394797</text:p>
          </table:table-cell>
          <table:table-cell office:value-type="float" office:value="176" calcext:value-type="float">
            <text:p>176</text:p>
          </table:table-cell>
          <table:table-cell office:value-type="float" office:value="1.64642321882" calcext:value-type="float">
            <text:p>1.646423218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661836423429" calcext:value-type="float">
            <text:p>0.6618364234</text:p>
          </table:table-cell>
          <table:table-cell office:value-type="float" office:value="492" calcext:value-type="float">
            <text:p>492</text:p>
          </table:table-cell>
          <table:table-cell office:value-type="float" office:value="3.28552634377" calcext:value-type="float">
            <text:p>3.285526343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5909069371" calcext:value-type="float">
            <text:p>1.5909069371</text:p>
          </table:table-cell>
          <table:table-cell office:value-type="float" office:value="346" calcext:value-type="float">
            <text:p>346</text:p>
          </table:table-cell>
          <table:table-cell office:value-type="float" office:value="3.05308154511" calcext:value-type="float">
            <text:p>3.053081545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.8374605731" calcext:value-type="float">
            <text:p>2.8374605731</text:p>
          </table:table-cell>
          <table:table-cell office:value-type="float" office:value="214" calcext:value-type="float">
            <text:p>214</text:p>
          </table:table-cell>
          <table:table-cell office:value-type="float" office:value="2.18558289235" calcext:value-type="float">
            <text:p>2.185582892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48861443876" calcext:value-type="float">
            <text:p>1.4886144388</text:p>
          </table:table-cell>
          <table:table-cell office:value-type="float" office:value="388" calcext:value-type="float">
            <text:p>388</text:p>
          </table:table-cell>
          <table:table-cell office:value-type="float" office:value="3.25747643492" calcext:value-type="float">
            <text:p>3.257476434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.32442530905" calcext:value-type="float">
            <text:p>4.3244253091</text:p>
          </table:table-cell>
          <table:table-cell office:value-type="float" office:value="283" calcext:value-type="float">
            <text:p>283</text:p>
          </table:table-cell>
          <table:table-cell office:value-type="float" office:value="2.5836846189" calcext:value-type="float">
            <text:p>2.58368461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06644715219" calcext:value-type="float">
            <text:p>1.0664471522</text:p>
          </table:table-cell>
          <table:table-cell office:value-type="float" office:value="370" calcext:value-type="float">
            <text:p>370</text:p>
          </table:table-cell>
          <table:table-cell office:value-type="float" office:value="2.89901847349" calcext:value-type="float">
            <text:p>2.89901847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108677903" calcext:value-type="float">
            <text:p>1.108677903</text:p>
          </table:table-cell>
          <table:table-cell office:value-type="float" office:value="369" calcext:value-type="float">
            <text:p>369</text:p>
          </table:table-cell>
          <table:table-cell office:value-type="float" office:value="2.93973078714" calcext:value-type="float">
            <text:p>2.939730787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.96713089485" calcext:value-type="float">
            <text:p>2.9671308949</text:p>
          </table:table-cell>
          <table:table-cell office:value-type="float" office:value="508" calcext:value-type="float">
            <text:p>508</text:p>
          </table:table-cell>
          <table:table-cell office:value-type="float" office:value="3.69267129296" calcext:value-type="float">
            <text:p>3.69267129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98703997558" calcext:value-type="float">
            <text:p>0.2987039976</text:p>
          </table:table-cell>
          <table:table-cell office:value-type="float" office:value="156" calcext:value-type="float">
            <text:p>156</text:p>
          </table:table-cell>
          <table:table-cell office:value-type="float" office:value="1.39640128432" calcext:value-type="float">
            <text:p>1.396401284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99721044345" calcext:value-type="float">
            <text:p>1.9972104435</text:p>
          </table:table-cell>
          <table:table-cell office:value-type="float" office:value="574" calcext:value-type="float">
            <text:p>574</text:p>
          </table:table-cell>
          <table:table-cell office:value-type="float" office:value="3.61200376358" calcext:value-type="float">
            <text:p>3.61200376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0994205898" calcext:value-type="float">
            <text:p>0.809942059</text:p>
          </table:table-cell>
          <table:table-cell office:value-type="float" office:value="450" calcext:value-type="float">
            <text:p>450</text:p>
          </table:table-cell>
          <table:table-cell office:value-type="float" office:value="3.43149119055" calcext:value-type="float">
            <text:p>3.431491190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70298694165" calcext:value-type="float">
            <text:p>1.7029869417</text:p>
          </table:table-cell>
          <table:table-cell office:value-type="float" office:value="487" calcext:value-type="float">
            <text:p>487</text:p>
          </table:table-cell>
          <table:table-cell office:value-type="float" office:value="2.5846445734" calcext:value-type="float">
            <text:p>2.584644573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.03755295818" calcext:value-type="float">
            <text:p>2.0375529582</text:p>
          </table:table-cell>
          <table:table-cell office:value-type="float" office:value="392" calcext:value-type="float">
            <text:p>392</text:p>
          </table:table-cell>
          <table:table-cell office:value-type="float" office:value="3.2579689915" calcext:value-type="float">
            <text:p>3.25796899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52079189016" calcext:value-type="float">
            <text:p>0.652079189</text:p>
          </table:table-cell>
          <table:table-cell office:value-type="float" office:value="532" calcext:value-type="float">
            <text:p>532</text:p>
          </table:table-cell>
          <table:table-cell office:value-type="float" office:value="3.10655528516" calcext:value-type="float">
            <text:p>3.106555285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55205064656" calcext:value-type="float">
            <text:p>1.5520506466</text:p>
          </table:table-cell>
          <table:table-cell office:value-type="float" office:value="329" calcext:value-type="float">
            <text:p>329</text:p>
          </table:table-cell>
          <table:table-cell office:value-type="float" office:value="2.86223503266" calcext:value-type="float">
            <text:p>2.862235032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53396641451" calcext:value-type="float">
            <text:p>1.5339664145</text:p>
          </table:table-cell>
          <table:table-cell office:value-type="float" office:value="601" calcext:value-type="float">
            <text:p>601</text:p>
          </table:table-cell>
          <table:table-cell office:value-type="float" office:value="3.45160070123" calcext:value-type="float">
            <text:p>3.451600701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.84400666532" calcext:value-type="float">
            <text:p>2.8440066653</text:p>
          </table:table-cell>
          <table:table-cell office:value-type="float" office:value="240" calcext:value-type="float">
            <text:p>240</text:p>
          </table:table-cell>
          <table:table-cell office:value-type="float" office:value="2.14134808229" calcext:value-type="float">
            <text:p>2.14134808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14005249216" calcext:value-type="float">
            <text:p>0.6140052492</text:p>
          </table:table-cell>
          <table:table-cell office:value-type="float" office:value="584" calcext:value-type="float">
            <text:p>584</text:p>
          </table:table-cell>
          <table:table-cell office:value-type="float" office:value="3.90389859364" calcext:value-type="float">
            <text:p>3.903898593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.49614969332" calcext:value-type="float">
            <text:p>2.4961496933</text:p>
          </table:table-cell>
          <table:table-cell office:value-type="float" office:value="183" calcext:value-type="float">
            <text:p>183</text:p>
          </table:table-cell>
          <table:table-cell office:value-type="float" office:value="1.481601246" calcext:value-type="float">
            <text:p>1.48160124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40492673933" calcext:value-type="float">
            <text:p>1.4049267393</text:p>
          </table:table-cell>
          <table:table-cell office:value-type="float" office:value="266" calcext:value-type="float">
            <text:p>266</text:p>
          </table:table-cell>
          <table:table-cell office:value-type="float" office:value="1.97771807363" calcext:value-type="float">
            <text:p>1.977718073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44730546765" calcext:value-type="float">
            <text:p>1.4473054677</text:p>
          </table:table-cell>
          <table:table-cell office:value-type="float" office:value="198" calcext:value-type="float">
            <text:p>198</text:p>
          </table:table-cell>
          <table:table-cell office:value-type="float" office:value="2.04082241972" calcext:value-type="float">
            <text:p>2.040822419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10858603831" calcext:value-type="float">
            <text:p>1.1085860383</text:p>
          </table:table-cell>
          <table:table-cell office:value-type="float" office:value="487" calcext:value-type="float">
            <text:p>487</text:p>
          </table:table-cell>
          <table:table-cell office:value-type="float" office:value="3.69003555884" calcext:value-type="float">
            <text:p>3.690035558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.07529896859" calcext:value-type="float">
            <text:p>3.0752989686</text:p>
          </table:table-cell>
          <table:table-cell office:value-type="float" office:value="113" calcext:value-type="float">
            <text:p>113</text:p>
          </table:table-cell>
          <table:table-cell office:value-type="float" office:value="0.626806137625" calcext:value-type="float">
            <text:p>0.62680613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91875390297" calcext:value-type="float">
            <text:p>0.7918753903</text:p>
          </table:table-cell>
          <table:table-cell office:value-type="float" office:value="937" calcext:value-type="float">
            <text:p>937</text:p>
          </table:table-cell>
          <table:table-cell office:value-type="float" office:value="4.53610008479" calcext:value-type="float">
            <text:p>4.536100084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.89131170441" calcext:value-type="float">
            <text:p>2.8913117044</text:p>
          </table:table-cell>
          <table:table-cell office:value-type="float" office:value="220" calcext:value-type="float">
            <text:p>220</text:p>
          </table:table-cell>
          <table:table-cell office:value-type="float" office:value="1.61316905305" calcext:value-type="float">
            <text:p>1.61316905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4459332398" calcext:value-type="float">
            <text:p>0.644593324</text:p>
          </table:table-cell>
          <table:table-cell office:value-type="float" office:value="282" calcext:value-type="float">
            <text:p>282</text:p>
          </table:table-cell>
          <table:table-cell office:value-type="float" office:value="1.47410173692" calcext:value-type="float">
            <text:p>1.474101736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64093124722" calcext:value-type="float">
            <text:p>1.6409312472</text:p>
          </table:table-cell>
          <table:table-cell office:value-type="float" office:value="729" calcext:value-type="float">
            <text:p>729</text:p>
          </table:table-cell>
          <table:table-cell office:value-type="float" office:value="3.20815368388" calcext:value-type="float">
            <text:p>3.20815368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66101843112" calcext:value-type="float">
            <text:p>0.2661018431</text:p>
          </table:table-cell>
          <table:table-cell office:value-type="float" office:value="397" calcext:value-type="float">
            <text:p>397</text:p>
          </table:table-cell>
          <table:table-cell office:value-type="float" office:value="2.36425187941" calcext:value-type="float">
            <text:p>2.36425187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01228243937" calcext:value-type="float">
            <text:p>1.0122824394</text:p>
          </table:table-cell>
          <table:table-cell office:value-type="float" office:value="508" calcext:value-type="float">
            <text:p>508</text:p>
          </table:table-cell>
          <table:table-cell office:value-type="float" office:value="3.69542874044" calcext:value-type="float">
            <text:p>3.69542874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25901644305" calcext:value-type="float">
            <text:p>1.2590164431</text:p>
          </table:table-cell>
          <table:table-cell office:value-type="float" office:value="363" calcext:value-type="float">
            <text:p>363</text:p>
          </table:table-cell>
          <table:table-cell office:value-type="float" office:value="2.98673882152" calcext:value-type="float">
            <text:p>2.98673882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38624256218" calcext:value-type="float">
            <text:p>1.3862425622</text:p>
          </table:table-cell>
          <table:table-cell office:value-type="float" office:value="341" calcext:value-type="float">
            <text:p>341</text:p>
          </table:table-cell>
          <table:table-cell office:value-type="float" office:value="2.85881694953" calcext:value-type="float">
            <text:p>2.858816949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48520162125" calcext:value-type="float">
            <text:p>1.4852016213</text:p>
          </table:table-cell>
          <table:table-cell office:value-type="float" office:value="145" calcext:value-type="float">
            <text:p>145</text:p>
          </table:table-cell>
          <table:table-cell office:value-type="float" office:value="0.581383873957" calcext:value-type="float">
            <text:p>0.58138387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44964257952" calcext:value-type="float">
            <text:p>1.4496425795</text:p>
          </table:table-cell>
          <table:table-cell office:value-type="float" office:value="296" calcext:value-type="float">
            <text:p>296</text:p>
          </table:table-cell>
          <table:table-cell office:value-type="float" office:value="2.70278745825" calcext:value-type="float">
            <text:p>2.70278745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32677154233" calcext:value-type="float">
            <text:p>0.8326771542</text:p>
          </table:table-cell>
          <table:table-cell office:value-type="float" office:value="504" calcext:value-type="float">
            <text:p>504</text:p>
          </table:table-cell>
          <table:table-cell office:value-type="float" office:value="4.16385132564" calcext:value-type="float">
            <text:p>4.163851325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25496649338" calcext:value-type="float">
            <text:p>1.2549664934</text:p>
          </table:table-cell>
          <table:table-cell office:value-type="float" office:value="155" calcext:value-type="float">
            <text:p>155</text:p>
          </table:table-cell>
          <table:table-cell office:value-type="float" office:value="1.18679691198" calcext:value-type="float">
            <text:p>1.18679691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.66748789992" calcext:value-type="float">
            <text:p>2.6674878999</text:p>
          </table:table-cell>
          <table:table-cell office:value-type="float" office:value="456" calcext:value-type="float">
            <text:p>456</text:p>
          </table:table-cell>
          <table:table-cell office:value-type="float" office:value="2.42207847932" calcext:value-type="float">
            <text:p>2.422078479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03581174045" calcext:value-type="float">
            <text:p>2.0358117405</text:p>
          </table:table-cell>
          <table:table-cell office:value-type="float" office:value="538" calcext:value-type="float">
            <text:p>538</text:p>
          </table:table-cell>
          <table:table-cell office:value-type="float" office:value="2.90739185741" calcext:value-type="float">
            <text:p>2.907391857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.44679632318" calcext:value-type="float">
            <text:p>3.4467963232</text:p>
          </table:table-cell>
          <table:table-cell office:value-type="float" office:value="305" calcext:value-type="float">
            <text:p>305</text:p>
          </table:table-cell>
          <table:table-cell office:value-type="float" office:value="2.62225307215" calcext:value-type="float">
            <text:p>2.622253072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1322448093" calcext:value-type="float">
            <text:p>0.7132244809</text:p>
          </table:table-cell>
          <table:table-cell office:value-type="float" office:value="403" calcext:value-type="float">
            <text:p>403</text:p>
          </table:table-cell>
          <table:table-cell office:value-type="float" office:value="3.06677384371" calcext:value-type="float">
            <text:p>3.066773843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.42420444543" calcext:value-type="float">
            <text:p>2.4242044454</text:p>
          </table:table-cell>
          <table:table-cell office:value-type="float" office:value="402" calcext:value-type="float">
            <text:p>402</text:p>
          </table:table-cell>
          <table:table-cell office:value-type="float" office:value="2.89803073668" calcext:value-type="float">
            <text:p>2.898030736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.15666839348" calcext:value-type="float">
            <text:p>2.1566683935</text:p>
          </table:table-cell>
          <table:table-cell office:value-type="float" office:value="501" calcext:value-type="float">
            <text:p>501</text:p>
          </table:table-cell>
          <table:table-cell office:value-type="float" office:value="3.93929442751" calcext:value-type="float">
            <text:p>3.93929442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30977178188" calcext:value-type="float">
            <text:p>1.3097717819</text:p>
          </table:table-cell>
          <table:table-cell office:value-type="float" office:value="718" calcext:value-type="float">
            <text:p>718</text:p>
          </table:table-cell>
          <table:table-cell office:value-type="float" office:value="4.60698282833" calcext:value-type="float">
            <text:p>4.606982828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.34277458488" calcext:value-type="float">
            <text:p>2.3427745849</text:p>
          </table:table-cell>
          <table:table-cell office:value-type="float" office:value="530" calcext:value-type="float">
            <text:p>530</text:p>
          </table:table-cell>
          <table:table-cell office:value-type="float" office:value="4.16050726407" calcext:value-type="float">
            <text:p>4.160507264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15670372657" calcext:value-type="float">
            <text:p>1.1567037266</text:p>
          </table:table-cell>
          <table:table-cell office:value-type="float" office:value="365" calcext:value-type="float">
            <text:p>365</text:p>
          </table:table-cell>
          <table:table-cell office:value-type="float" office:value="2.89372855222" calcext:value-type="float">
            <text:p>2.893728552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.03128196141" calcext:value-type="float">
            <text:p>2.0312819614</text:p>
          </table:table-cell>
          <table:table-cell office:value-type="float" office:value="639" calcext:value-type="float">
            <text:p>639</text:p>
          </table:table-cell>
          <table:table-cell office:value-type="float" office:value="4.07681972032" calcext:value-type="float">
            <text:p>4.076819720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03338409111" calcext:value-type="float">
            <text:p>1.0333840911</text:p>
          </table:table-cell>
          <table:table-cell office:value-type="float" office:value="178" calcext:value-type="float">
            <text:p>178</text:p>
          </table:table-cell>
          <table:table-cell office:value-type="float" office:value="1.93079574681" calcext:value-type="float">
            <text:p>1.930795746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47083828699" calcext:value-type="float">
            <text:p>1.470838287</text:p>
          </table:table-cell>
          <table:table-cell office:value-type="float" office:value="267" calcext:value-type="float">
            <text:p>267</text:p>
          </table:table-cell>
          <table:table-cell office:value-type="float" office:value="2.2479091266" calcext:value-type="float">
            <text:p>2.24790912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66909378073" calcext:value-type="float">
            <text:p>0.7669093781</text:p>
          </table:table-cell>
          <table:table-cell office:value-type="float" office:value="126" calcext:value-type="float">
            <text:p>126</text:p>
          </table:table-cell>
          <table:table-cell office:value-type="float" office:value="1.21977064516" calcext:value-type="float">
            <text:p>1.219770645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72033834517" calcext:value-type="float">
            <text:p>1.7203383452</text:p>
          </table:table-cell>
          <table:table-cell office:value-type="float" office:value="182" calcext:value-type="float">
            <text:p>182</text:p>
          </table:table-cell>
          <table:table-cell office:value-type="float" office:value="1.50021210315" calcext:value-type="float">
            <text:p>1.50021210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89238565078" calcext:value-type="float">
            <text:p>0.7892385651</text:p>
          </table:table-cell>
          <table:table-cell office:value-type="float" office:value="253" calcext:value-type="float">
            <text:p>253</text:p>
          </table:table-cell>
          <table:table-cell office:value-type="float" office:value="1.98025239312" calcext:value-type="float">
            <text:p>1.98025239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56474678049" calcext:value-type="float">
            <text:p>0.756474678</text:p>
          </table:table-cell>
          <table:table-cell office:value-type="float" office:value="510" calcext:value-type="float">
            <text:p>510</text:p>
          </table:table-cell>
          <table:table-cell office:value-type="float" office:value="2.49800667099" calcext:value-type="float">
            <text:p>2.49800667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19069652719" calcext:value-type="float">
            <text:p>1.1906965272</text:p>
          </table:table-cell>
          <table:table-cell office:value-type="float" office:value="436" calcext:value-type="float">
            <text:p>436</text:p>
          </table:table-cell>
          <table:table-cell office:value-type="float" office:value="3.06796564915" calcext:value-type="float">
            <text:p>3.067965649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51193593989" calcext:value-type="float">
            <text:p>0.751193594</text:p>
          </table:table-cell>
          <table:table-cell office:value-type="float" office:value="297" calcext:value-type="float">
            <text:p>297</text:p>
          </table:table-cell>
          <table:table-cell office:value-type="float" office:value="2.486678677" calcext:value-type="float">
            <text:p>2.48667867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18173536838" calcext:value-type="float">
            <text:p>0.6181735368</text:p>
          </table:table-cell>
          <table:table-cell office:value-type="float" office:value="198" calcext:value-type="float">
            <text:p>198</text:p>
          </table:table-cell>
          <table:table-cell office:value-type="float" office:value="1.80426082764" calcext:value-type="float">
            <text:p>1.804260827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.53349544828" calcext:value-type="float">
            <text:p>2.5334954483</text:p>
          </table:table-cell>
          <table:table-cell office:value-type="float" office:value="994" calcext:value-type="float">
            <text:p>994</text:p>
          </table:table-cell>
          <table:table-cell office:value-type="float" office:value="4.2860435759" calcext:value-type="float">
            <text:p>4.286043575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39552274732" calcext:value-type="float">
            <text:p>0.4395522747</text:p>
          </table:table-cell>
          <table:table-cell office:value-type="float" office:value="133" calcext:value-type="float">
            <text:p>133</text:p>
          </table:table-cell>
          <table:table-cell office:value-type="float" office:value="1.27846125457" calcext:value-type="float">
            <text:p>1.278461254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59441248216" calcext:value-type="float">
            <text:p>1.5944124822</text:p>
          </table:table-cell>
          <table:table-cell office:value-type="float" office:value="474" calcext:value-type="float">
            <text:p>474</text:p>
          </table:table-cell>
          <table:table-cell office:value-type="float" office:value="2.55888780492" calcext:value-type="float">
            <text:p>2.558887804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90068460845" calcext:value-type="float">
            <text:p>1.9006846085</text:p>
          </table:table-cell>
          <table:table-cell office:value-type="float" office:value="523" calcext:value-type="float">
            <text:p>523</text:p>
          </table:table-cell>
          <table:table-cell office:value-type="float" office:value="1.12302312603" calcext:value-type="float">
            <text:p>1.12302312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43087920892" calcext:value-type="float">
            <text:p>1.4308792089</text:p>
          </table:table-cell>
          <table:table-cell office:value-type="float" office:value="206" calcext:value-type="float">
            <text:p>206</text:p>
          </table:table-cell>
          <table:table-cell office:value-type="float" office:value="2.06731639058" calcext:value-type="float">
            <text:p>2.06731639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87297985509" calcext:value-type="float">
            <text:p>0.9872979855</text:p>
          </table:table-cell>
          <table:table-cell office:value-type="float" office:value="487" calcext:value-type="float">
            <text:p>487</text:p>
          </table:table-cell>
          <table:table-cell office:value-type="float" office:value="3.47552326961" calcext:value-type="float">
            <text:p>3.475523269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93419179049" calcext:value-type="float">
            <text:p>1.9341917905</text:p>
          </table:table-cell>
          <table:table-cell office:value-type="float" office:value="442" calcext:value-type="float">
            <text:p>442</text:p>
          </table:table-cell>
          <table:table-cell office:value-type="float" office:value="3.48556675458" calcext:value-type="float">
            <text:p>3.485566754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.98569166294" calcext:value-type="float">
            <text:p>2.9856916629</text:p>
          </table:table-cell>
          <table:table-cell office:value-type="float" office:value="211" calcext:value-type="float">
            <text:p>211</text:p>
          </table:table-cell>
          <table:table-cell office:value-type="float" office:value="1.92302338366" calcext:value-type="float">
            <text:p>1.92302338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5932711846" calcext:value-type="float">
            <text:p>0.5593271185</text:p>
          </table:table-cell>
          <table:table-cell office:value-type="float" office:value="258" calcext:value-type="float">
            <text:p>258</text:p>
          </table:table-cell>
          <table:table-cell office:value-type="float" office:value="1.69961073121" calcext:value-type="float">
            <text:p>1.699610731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.17701664047" calcext:value-type="float">
            <text:p>2.1770166405</text:p>
          </table:table-cell>
          <table:table-cell office:value-type="float" office:value="459" calcext:value-type="float">
            <text:p>459</text:p>
          </table:table-cell>
          <table:table-cell office:value-type="float" office:value="3.57449107319" calcext:value-type="float">
            <text:p>3.574491073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21338120276" calcext:value-type="float">
            <text:p>0.5213381203</text:p>
          </table:table-cell>
          <table:table-cell office:value-type="float" office:value="382" calcext:value-type="float">
            <text:p>382</text:p>
          </table:table-cell>
          <table:table-cell office:value-type="float" office:value="3.15410686092" calcext:value-type="float">
            <text:p>3.154106860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.35176002127" calcext:value-type="float">
            <text:p>2.3517600213</text:p>
          </table:table-cell>
          <table:table-cell office:value-type="float" office:value="253" calcext:value-type="float">
            <text:p>253</text:p>
          </table:table-cell>
          <table:table-cell office:value-type="float" office:value="1.64550081943" calcext:value-type="float">
            <text:p>1.645500819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.12273040535" calcext:value-type="float">
            <text:p>4.1227304054</text:p>
          </table:table-cell>
          <table:table-cell office:value-type="float" office:value="971" calcext:value-type="float">
            <text:p>971</text:p>
          </table:table-cell>
          <table:table-cell office:value-type="float" office:value="5.59755674727" calcext:value-type="float">
            <text:p>5.597556747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68452106405" calcext:value-type="float">
            <text:p>1.6845210641</text:p>
          </table:table-cell>
          <table:table-cell office:value-type="float" office:value="158" calcext:value-type="float">
            <text:p>158</text:p>
          </table:table-cell>
          <table:table-cell office:value-type="float" office:value="0.592874992162" calcext:value-type="float">
            <text:p>0.592874992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34494440962" calcext:value-type="float">
            <text:p>1.3449444096</text:p>
          </table:table-cell>
          <table:table-cell office:value-type="float" office:value="671" calcext:value-type="float">
            <text:p>671</text:p>
          </table:table-cell>
          <table:table-cell office:value-type="float" office:value="2.82870408466" calcext:value-type="float">
            <text:p>2.828704084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73559620811" calcext:value-type="float">
            <text:p>1.7355962081</text:p>
          </table:table-cell>
          <table:table-cell office:value-type="float" office:value="927" calcext:value-type="float">
            <text:p>927</text:p>
          </table:table-cell>
          <table:table-cell office:value-type="float" office:value="2.7183279104" calcext:value-type="float">
            <text:p>2.718327910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29205327973" calcext:value-type="float">
            <text:p>1.2920532797</text:p>
          </table:table-cell>
          <table:table-cell office:value-type="float" office:value="504" calcext:value-type="float">
            <text:p>504</text:p>
          </table:table-cell>
          <table:table-cell office:value-type="float" office:value="4.17984649942" calcext:value-type="float">
            <text:p>4.179846499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37836130291" calcext:value-type="float">
            <text:p>1.3783613029</text:p>
          </table:table-cell>
          <table:table-cell office:value-type="float" office:value="269" calcext:value-type="float">
            <text:p>269</text:p>
          </table:table-cell>
          <table:table-cell office:value-type="float" office:value="1.71477280049" calcext:value-type="float">
            <text:p>1.71477280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18967917012" calcext:value-type="float">
            <text:p>1.1896791701</text:p>
          </table:table-cell>
          <table:table-cell office:value-type="float" office:value="228" calcext:value-type="float">
            <text:p>228</text:p>
          </table:table-cell>
          <table:table-cell office:value-type="float" office:value="2.16370756628" calcext:value-type="float">
            <text:p>2.163707566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64150159616" calcext:value-type="float">
            <text:p>1.6415015962</text:p>
          </table:table-cell>
          <table:table-cell office:value-type="float" office:value="149" calcext:value-type="float">
            <text:p>149</text:p>
          </table:table-cell>
          <table:table-cell office:value-type="float" office:value="0.882617363146" calcext:value-type="float">
            <text:p>0.882617363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.58966020193" calcext:value-type="float">
            <text:p>2.5896602019</text:p>
          </table:table-cell>
          <table:table-cell office:value-type="float" office:value="286" calcext:value-type="float">
            <text:p>286</text:p>
          </table:table-cell>
          <table:table-cell office:value-type="float" office:value="2.04197038928" calcext:value-type="float">
            <text:p>2.041970389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.07809792076" calcext:value-type="float">
            <text:p>3.0780979208</text:p>
          </table:table-cell>
          <table:table-cell office:value-type="float" office:value="196" calcext:value-type="float">
            <text:p>196</text:p>
          </table:table-cell>
          <table:table-cell office:value-type="float" office:value="1.9111404698" calcext:value-type="float">
            <text:p>1.911140469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854129823" calcext:value-type="float">
            <text:p>1.4854129823</text:p>
          </table:table-cell>
          <table:table-cell office:value-type="float" office:value="273" calcext:value-type="float">
            <text:p>273</text:p>
          </table:table-cell>
          <table:table-cell office:value-type="float" office:value="2.8435690118" calcext:value-type="float">
            <text:p>2.843569011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31695831332" calcext:value-type="float">
            <text:p>1.3169583133</text:p>
          </table:table-cell>
          <table:table-cell office:value-type="float" office:value="221" calcext:value-type="float">
            <text:p>221</text:p>
          </table:table-cell>
          <table:table-cell office:value-type="float" office:value="2.21327173218" calcext:value-type="float">
            <text:p>2.213271732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84207409961" calcext:value-type="float">
            <text:p>1.8420740996</text:p>
          </table:table-cell>
          <table:table-cell office:value-type="float" office:value="411" calcext:value-type="float">
            <text:p>411</text:p>
          </table:table-cell>
          <table:table-cell office:value-type="float" office:value="2.99833579187" calcext:value-type="float">
            <text:p>2.998335791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74677655967" calcext:value-type="float">
            <text:p>1.7467765597</text:p>
          </table:table-cell>
          <table:table-cell office:value-type="float" office:value="226" calcext:value-type="float">
            <text:p>226</text:p>
          </table:table-cell>
          <table:table-cell office:value-type="float" office:value="1.74178432953" calcext:value-type="float">
            <text:p>1.741784329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.33913528355" calcext:value-type="float">
            <text:p>3.3391352836</text:p>
          </table:table-cell>
          <table:table-cell office:value-type="float" office:value="452" calcext:value-type="float">
            <text:p>452</text:p>
          </table:table-cell>
          <table:table-cell office:value-type="float" office:value="3.02077473104" calcext:value-type="float">
            <text:p>3.02077473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96249270473" calcext:value-type="float">
            <text:p>1.9624927047</text:p>
          </table:table-cell>
          <table:table-cell office:value-type="float" office:value="444" calcext:value-type="float">
            <text:p>444</text:p>
          </table:table-cell>
          <table:table-cell office:value-type="float" office:value="3.50332788372" calcext:value-type="float">
            <text:p>3.503327883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53357789649" calcext:value-type="float">
            <text:p>1.5335778965</text:p>
          </table:table-cell>
          <table:table-cell office:value-type="float" office:value="224" calcext:value-type="float">
            <text:p>224</text:p>
          </table:table-cell>
          <table:table-cell office:value-type="float" office:value="1.99325680851" calcext:value-type="float">
            <text:p>1.993256808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.36431412428" calcext:value-type="float">
            <text:p>3.3643141243</text:p>
          </table:table-cell>
          <table:table-cell office:value-type="float" office:value="369" calcext:value-type="float">
            <text:p>369</text:p>
          </table:table-cell>
          <table:table-cell office:value-type="float" office:value="2.99064807362" calcext:value-type="float">
            <text:p>2.99064807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02009503176" calcext:value-type="float">
            <text:p>0.8020095032</text:p>
          </table:table-cell>
          <table:table-cell office:value-type="float" office:value="118" calcext:value-type="float">
            <text:p>118</text:p>
          </table:table-cell>
          <table:table-cell office:value-type="float" office:value="1.11049886827" calcext:value-type="float">
            <text:p>1.110498868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46461735677" calcext:value-type="float">
            <text:p>2.4646173568</text:p>
          </table:table-cell>
          <table:table-cell office:value-type="float" office:value="181" calcext:value-type="float">
            <text:p>181</text:p>
          </table:table-cell>
          <table:table-cell office:value-type="float" office:value="1.46995561189" calcext:value-type="float">
            <text:p>1.469955611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60772853065" calcext:value-type="float">
            <text:p>0.9607728531</text:p>
          </table:table-cell>
          <table:table-cell office:value-type="float" office:value="85" calcext:value-type="float">
            <text:p>85</text:p>
          </table:table-cell>
          <table:table-cell office:value-type="float" office:value="0.856342315372" calcext:value-type="float">
            <text:p>0.856342315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60937202822" calcext:value-type="float">
            <text:p>1.6093720282</text:p>
          </table:table-cell>
          <table:table-cell office:value-type="float" office:value="229" calcext:value-type="float">
            <text:p>229</text:p>
          </table:table-cell>
          <table:table-cell office:value-type="float" office:value="1.73126735151" calcext:value-type="float">
            <text:p>1.731267351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68966726337" calcext:value-type="float">
            <text:p>0.9689667263</text:p>
          </table:table-cell>
          <table:table-cell office:value-type="float" office:value="176" calcext:value-type="float">
            <text:p>176</text:p>
          </table:table-cell>
          <table:table-cell office:value-type="float" office:value="1.63588073582" calcext:value-type="float">
            <text:p>1.635880735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.10015331437" calcext:value-type="float">
            <text:p>2.1001533144</text:p>
          </table:table-cell>
          <table:table-cell office:value-type="float" office:value="344" calcext:value-type="float">
            <text:p>344</text:p>
          </table:table-cell>
          <table:table-cell office:value-type="float" office:value="2.51925151946" calcext:value-type="float">
            <text:p>2.51925151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28741331734" calcext:value-type="float">
            <text:p>0.8287413317</text:p>
          </table:table-cell>
          <table:table-cell office:value-type="float" office:value="289" calcext:value-type="float">
            <text:p>289</text:p>
          </table:table-cell>
          <table:table-cell office:value-type="float" office:value="2.27103029633" calcext:value-type="float">
            <text:p>2.27103029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4738635188" calcext:value-type="float">
            <text:p>0.9473863519</text:p>
          </table:table-cell>
          <table:table-cell office:value-type="float" office:value="225" calcext:value-type="float">
            <text:p>225</text:p>
          </table:table-cell>
          <table:table-cell office:value-type="float" office:value="1.496433097" calcext:value-type="float">
            <text:p>1.49643309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33750753342" calcext:value-type="float">
            <text:p>2.3375075334</text:p>
          </table:table-cell>
          <table:table-cell office:value-type="float" office:value="332" calcext:value-type="float">
            <text:p>332</text:p>
          </table:table-cell>
          <table:table-cell office:value-type="float" office:value="2.40684312932" calcext:value-type="float">
            <text:p>2.406843129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27482396223" calcext:value-type="float">
            <text:p>1.2748239622</text:p>
          </table:table-cell>
          <table:table-cell office:value-type="float" office:value="170" calcext:value-type="float">
            <text:p>170</text:p>
          </table:table-cell>
          <table:table-cell office:value-type="float" office:value="1.52337382736" calcext:value-type="float">
            <text:p>1.523373827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.24864820236" calcext:value-type="float">
            <text:p>2.2486482024</text:p>
          </table:table-cell>
          <table:table-cell office:value-type="float" office:value="499" calcext:value-type="float">
            <text:p>499</text:p>
          </table:table-cell>
          <table:table-cell office:value-type="float" office:value="3.71519166397" calcext:value-type="float">
            <text:p>3.7151916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73027556386" calcext:value-type="float">
            <text:p>1.7302755639</text:p>
          </table:table-cell>
          <table:table-cell office:value-type="float" office:value="265" calcext:value-type="float">
            <text:p>265</text:p>
          </table:table-cell>
          <table:table-cell office:value-type="float" office:value="2.0096177213" calcext:value-type="float">
            <text:p>2.00961772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07517880803" calcext:value-type="float">
            <text:p>1.075178808</text:p>
          </table:table-cell>
          <table:table-cell office:value-type="float" office:value="135" calcext:value-type="float">
            <text:p>135</text:p>
          </table:table-cell>
          <table:table-cell office:value-type="float" office:value="1.30761280451" calcext:value-type="float">
            <text:p>1.307612804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68162659117" calcext:value-type="float">
            <text:p>1.6816265912</text:p>
          </table:table-cell>
          <table:table-cell office:value-type="float" office:value="259" calcext:value-type="float">
            <text:p>259</text:p>
          </table:table-cell>
          <table:table-cell office:value-type="float" office:value="2.32236215849" calcext:value-type="float">
            <text:p>2.322362158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42691367871" calcext:value-type="float">
            <text:p>1.4269136787</text:p>
          </table:table-cell>
          <table:table-cell office:value-type="float" office:value="215" calcext:value-type="float">
            <text:p>215</text:p>
          </table:table-cell>
          <table:table-cell office:value-type="float" office:value="1.37880919796" calcext:value-type="float">
            <text:p>1.37880919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81218494085" calcext:value-type="float">
            <text:p>1.8121849409</text:p>
          </table:table-cell>
          <table:table-cell office:value-type="float" office:value="590" calcext:value-type="float">
            <text:p>590</text:p>
          </table:table-cell>
          <table:table-cell office:value-type="float" office:value="4.41418934095" calcext:value-type="float">
            <text:p>4.4141893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38188530131" calcext:value-type="float">
            <text:p>1.3818853013</text:p>
          </table:table-cell>
          <table:table-cell office:value-type="float" office:value="482" calcext:value-type="float">
            <text:p>482</text:p>
          </table:table-cell>
          <table:table-cell office:value-type="float" office:value="2.92033830016" calcext:value-type="float">
            <text:p>2.920338300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65307758361" calcext:value-type="float">
            <text:p>1.6530775836</text:p>
          </table:table-cell>
          <table:table-cell office:value-type="float" office:value="307" calcext:value-type="float">
            <text:p>307</text:p>
          </table:table-cell>
          <table:table-cell office:value-type="float" office:value="3.10925158422" calcext:value-type="float">
            <text:p>3.109251584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86468888471" calcext:value-type="float">
            <text:p>1.8646888847</text:p>
          </table:table-cell>
          <table:table-cell office:value-type="float" office:value="193" calcext:value-type="float">
            <text:p>193</text:p>
          </table:table-cell>
          <table:table-cell office:value-type="float" office:value="1.69651719207" calcext:value-type="float">
            <text:p>1.696517192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95081560655" calcext:value-type="float">
            <text:p>1.9508156066</text:p>
          </table:table-cell>
          <table:table-cell office:value-type="float" office:value="211" calcext:value-type="float">
            <text:p>211</text:p>
          </table:table-cell>
          <table:table-cell office:value-type="float" office:value="1.70264481774" calcext:value-type="float">
            <text:p>1.702644817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07381726445" calcext:value-type="float">
            <text:p>1.0738172645</text:p>
          </table:table-cell>
          <table:table-cell office:value-type="float" office:value="431" calcext:value-type="float">
            <text:p>431</text:p>
          </table:table-cell>
          <table:table-cell office:value-type="float" office:value="3.19876639183" calcext:value-type="float">
            <text:p>3.198766391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.33350235867" calcext:value-type="float">
            <text:p>2.3335023587</text:p>
          </table:table-cell>
          <table:table-cell office:value-type="float" office:value="349" calcext:value-type="float">
            <text:p>349</text:p>
          </table:table-cell>
          <table:table-cell office:value-type="float" office:value="2.41803744213" calcext:value-type="float">
            <text:p>2.418037442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23163771036" calcext:value-type="float">
            <text:p>1.2316377104</text:p>
          </table:table-cell>
          <table:table-cell office:value-type="float" office:value="447" calcext:value-type="float">
            <text:p>447</text:p>
          </table:table-cell>
          <table:table-cell office:value-type="float" office:value="2.66192805842" calcext:value-type="float">
            <text:p>2.661928058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.80923341784" calcext:value-type="float">
            <text:p>4.8092334178</text:p>
          </table:table-cell>
          <table:table-cell office:value-type="float" office:value="244" calcext:value-type="float">
            <text:p>244</text:p>
          </table:table-cell>
          <table:table-cell office:value-type="float" office:value="1.97431462272" calcext:value-type="float">
            <text:p>1.974314622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.12169676702" calcext:value-type="float">
            <text:p>2.121696767</text:p>
          </table:table-cell>
          <table:table-cell office:value-type="float" office:value="821" calcext:value-type="float">
            <text:p>821</text:p>
          </table:table-cell>
          <table:table-cell office:value-type="float" office:value="4.22407492599" calcext:value-type="float">
            <text:p>4.22407492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36900812942" calcext:value-type="float">
            <text:p>1.3690081294</text:p>
          </table:table-cell>
          <table:table-cell office:value-type="float" office:value="475" calcext:value-type="float">
            <text:p>475</text:p>
          </table:table-cell>
          <table:table-cell office:value-type="float" office:value="3.48045489489" calcext:value-type="float">
            <text:p>3.480454894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.18726835727" calcext:value-type="float">
            <text:p>2.1872683573</text:p>
          </table:table-cell>
          <table:table-cell office:value-type="float" office:value="171" calcext:value-type="float">
            <text:p>171</text:p>
          </table:table-cell>
          <table:table-cell office:value-type="float" office:value="1.48103769192" calcext:value-type="float">
            <text:p>1.481037691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.89995619363" calcext:value-type="float">
            <text:p>2.8999561936</text:p>
          </table:table-cell>
          <table:table-cell office:value-type="float" office:value="327" calcext:value-type="float">
            <text:p>327</text:p>
          </table:table-cell>
          <table:table-cell office:value-type="float" office:value="2.76396524548" calcext:value-type="float">
            <text:p>2.763965245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.06736145917" calcext:value-type="float">
            <text:p>2.0673614592</text:p>
          </table:table-cell>
          <table:table-cell office:value-type="float" office:value="397" calcext:value-type="float">
            <text:p>397</text:p>
          </table:table-cell>
          <table:table-cell office:value-type="float" office:value="2.675463244" calcext:value-type="float">
            <text:p>2.67546324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43559426251" calcext:value-type="float">
            <text:p>1.4355942625</text:p>
          </table:table-cell>
          <table:table-cell office:value-type="float" office:value="428" calcext:value-type="float">
            <text:p>428</text:p>
          </table:table-cell>
          <table:table-cell office:value-type="float" office:value="2.92790405965" calcext:value-type="float">
            <text:p>2.92790405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22715238792" calcext:value-type="float">
            <text:p>0.9227152388</text:p>
          </table:table-cell>
          <table:table-cell office:value-type="float" office:value="174" calcext:value-type="float">
            <text:p>174</text:p>
          </table:table-cell>
          <table:table-cell office:value-type="float" office:value="0.574236411546" calcext:value-type="float">
            <text:p>0.574236411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33747331798" calcext:value-type="float">
            <text:p>1.337473318</text:p>
          </table:table-cell>
          <table:table-cell office:value-type="float" office:value="233" calcext:value-type="float">
            <text:p>233</text:p>
          </table:table-cell>
          <table:table-cell office:value-type="float" office:value="2.25110978762" calcext:value-type="float">
            <text:p>2.251109787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54957235083" calcext:value-type="float">
            <text:p>1.5495723508</text:p>
          </table:table-cell>
          <table:table-cell office:value-type="float" office:value="266" calcext:value-type="float">
            <text:p>266</text:p>
          </table:table-cell>
          <table:table-cell office:value-type="float" office:value="2.08289941369" calcext:value-type="float">
            <text:p>2.082899413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91207290731" calcext:value-type="float">
            <text:p>1.9120729073</text:p>
          </table:table-cell>
          <table:table-cell office:value-type="float" office:value="503" calcext:value-type="float">
            <text:p>503</text:p>
          </table:table-cell>
          <table:table-cell office:value-type="float" office:value="2.77082394542" calcext:value-type="float">
            <text:p>2.77082394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91928980966" calcext:value-type="float">
            <text:p>0.591928981</text:p>
          </table:table-cell>
          <table:table-cell office:value-type="float" office:value="347" calcext:value-type="float">
            <text:p>347</text:p>
          </table:table-cell>
          <table:table-cell office:value-type="float" office:value="2.18886718376" calcext:value-type="float">
            <text:p>2.188867183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42464041974" calcext:value-type="float">
            <text:p>1.4246404197</text:p>
          </table:table-cell>
          <table:table-cell office:value-type="float" office:value="730" calcext:value-type="float">
            <text:p>730</text:p>
          </table:table-cell>
          <table:table-cell office:value-type="float" office:value="3.2482334482" calcext:value-type="float">
            <text:p>3.248233448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31776688982" calcext:value-type="float">
            <text:p>1.3177668898</text:p>
          </table:table-cell>
          <table:table-cell office:value-type="float" office:value="223" calcext:value-type="float">
            <text:p>223</text:p>
          </table:table-cell>
          <table:table-cell office:value-type="float" office:value="1.64162085447" calcext:value-type="float">
            <text:p>1.64162085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06457129581" calcext:value-type="float">
            <text:p>1.0645712958</text:p>
          </table:table-cell>
          <table:table-cell office:value-type="float" office:value="56" calcext:value-type="float">
            <text:p>56</text:p>
          </table:table-cell>
          <table:table-cell office:value-type="float" office:value="0.670632650995" calcext:value-type="float">
            <text:p>0.67063265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4496581613" calcext:value-type="float">
            <text:p>1.4496581613</text:p>
          </table:table-cell>
          <table:table-cell office:value-type="float" office:value="161" calcext:value-type="float">
            <text:p>161</text:p>
          </table:table-cell>
          <table:table-cell office:value-type="float" office:value="1.55650435333" calcext:value-type="float">
            <text:p>1.55650435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03510161674" calcext:value-type="float">
            <text:p>0.8035101617</text:p>
          </table:table-cell>
          <table:table-cell office:value-type="float" office:value="382" calcext:value-type="float">
            <text:p>382</text:p>
          </table:table-cell>
          <table:table-cell office:value-type="float" office:value="3.35928026276" calcext:value-type="float">
            <text:p>3.359280262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18228481514" calcext:value-type="float">
            <text:p>1.1822848151</text:p>
          </table:table-cell>
          <table:table-cell office:value-type="float" office:value="439" calcext:value-type="float">
            <text:p>439</text:p>
          </table:table-cell>
          <table:table-cell office:value-type="float" office:value="2.8597641629" calcext:value-type="float">
            <text:p>2.859764162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99445601709" calcext:value-type="float">
            <text:p>1.9944560171</text:p>
          </table:table-cell>
          <table:table-cell office:value-type="float" office:value="215" calcext:value-type="float">
            <text:p>215</text:p>
          </table:table-cell>
          <table:table-cell office:value-type="float" office:value="1.05026758868" calcext:value-type="float">
            <text:p>1.050267588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77665277286" calcext:value-type="float">
            <text:p>0.6776652773</text:p>
          </table:table-cell>
          <table:table-cell office:value-type="float" office:value="494" calcext:value-type="float">
            <text:p>494</text:p>
          </table:table-cell>
          <table:table-cell office:value-type="float" office:value="2.13854818623" calcext:value-type="float">
            <text:p>2.138548186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95229707163" calcext:value-type="float">
            <text:p>1.9522970716</text:p>
          </table:table-cell>
          <table:table-cell office:value-type="float" office:value="307" calcext:value-type="float">
            <text:p>307</text:p>
          </table:table-cell>
          <table:table-cell office:value-type="float" office:value="2.37188314489" calcext:value-type="float">
            <text:p>2.371883144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61221807547" calcext:value-type="float">
            <text:p>1.6122180755</text:p>
          </table:table-cell>
          <table:table-cell office:value-type="float" office:value="222" calcext:value-type="float">
            <text:p>222</text:p>
          </table:table-cell>
          <table:table-cell office:value-type="float" office:value="2.13397725453" calcext:value-type="float">
            <text:p>2.133977254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.2599641525" calcext:value-type="float">
            <text:p>2.259964152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36455594305" calcext:value-type="float">
            <text:p>1.3645559431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04981782754" calcext:value-type="float">
            <text:p>0.8049817828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86922470075" calcext:value-type="float">
            <text:p>1.8692247008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9015407636" calcext:value-type="float">
            <text:p>1.9015407636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19698332499" calcext:value-type="float">
            <text:p>1.19698332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.12908903844" calcext:value-type="float">
            <text:p>3.1290890384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09529918337" calcext:value-type="float">
            <text:p>1.0952991834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.36070479809" calcext:value-type="float">
            <text:p>2.3607047981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69695479891" calcext:value-type="float">
            <text:p>0.9696954799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88287537958" calcext:value-type="float">
            <text:p>1.8828753796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46535457832" calcext:value-type="float">
            <text:p>1.4653545783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01721435745" calcext:value-type="float">
            <text:p>0.7017214357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.05021161244" calcext:value-type="float">
            <text:p>2.0502116124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3112162475" calcext:value-type="float">
            <text:p>1.311216247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52508395711" calcext:value-type="float">
            <text:p>1.525083957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88435897368" calcext:value-type="float">
            <text:p>0.884358973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85738353016" calcext:value-type="float">
            <text:p>0.685738353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.47207648006" calcext:value-type="float">
            <text:p>2.472076480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13380537341" calcext:value-type="float">
            <text:p>0.6133805373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24684969073" calcext:value-type="float">
            <text:p>1.2468496907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76201428744" calcext:value-type="float">
            <text:p>1.762014287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60965997578" calcext:value-type="float">
            <text:p>0.3609659976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.36891767405" calcext:value-type="float">
            <text:p>3.3689176741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.01263893149" calcext:value-type="float">
            <text:p>3.012638931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.01381150443" calcext:value-type="float">
            <text:p>2.0138115044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6109629711" calcext:value-type="float">
            <text:p>1.610962971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2468988846" calcext:value-type="float">
            <text:p>1.424689888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32068757587" calcext:value-type="float">
            <text:p>1.3206875759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97045397772" calcext:value-type="float">
            <text:p>1.970453977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80870562772" calcext:value-type="float">
            <text:p>1.808705627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24466976207" calcext:value-type="float">
            <text:p>0.924466976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98016534472" calcext:value-type="float">
            <text:p>0.598016534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65621037374" calcext:value-type="float">
            <text:p>1.6562103737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.19401444859" calcext:value-type="float">
            <text:p>2.1940144486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.33886639468" calcext:value-type="float">
            <text:p>3.3388663947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2132107553" calcext:value-type="float">
            <text:p>0.721321075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.01032509663" calcext:value-type="float">
            <text:p>2.0103250966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62063005745" calcext:value-type="float">
            <text:p>1.6206300575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27200915345" calcext:value-type="float">
            <text:p>1.272009153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.32578053835" calcext:value-type="float">
            <text:p>2.3257805384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87856516826" calcext:value-type="float">
            <text:p>1.8785651683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72291086201" calcext:value-type="float">
            <text:p>0.72291086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35762501626" calcext:value-type="float">
            <text:p>0.4357625016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59339480467" calcext:value-type="float">
            <text:p>1.5933948047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53546766088" calcext:value-type="float">
            <text:p>1.5354676609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82055491885" calcext:value-type="float">
            <text:p>0.3820554919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420025892" calcext:value-type="float">
            <text:p>1.42002589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26122774953" calcext:value-type="float">
            <text:p>0.726122775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65677307166" calcext:value-type="float">
            <text:p>1.6567730717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54460470719" calcext:value-type="float">
            <text:p>1.5446047072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81717483567" calcext:value-type="float">
            <text:p>1.8171748357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21151968238" calcext:value-type="float">
            <text:p>1.2115196824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85066236047" calcext:value-type="float">
            <text:p>1.850662360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0288238064" calcext:value-type="float">
            <text:p>1.0288238064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57115830037" calcext:value-type="float">
            <text:p>1.5711583004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35162207553" calcext:value-type="float">
            <text:p>1.351622075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86525585612" calcext:value-type="float">
            <text:p>1.865255856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09528309443" calcext:value-type="float">
            <text:p>1.0952830944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96030265619" calcext:value-type="float">
            <text:p>1.9603026562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9801551891" calcext:value-type="float">
            <text:p>1.9801551891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30932643167" calcext:value-type="float">
            <text:p>2.3093264317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10051178694" calcext:value-type="float">
            <text:p>1.1005117869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3125685181" calcext:value-type="float">
            <text:p>2.3125685181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86945060444" calcext:value-type="float">
            <text:p>1.8694506044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.6277950493" calcext:value-type="float">
            <text:p>2.6277950493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.306955759" calcext:value-type="float">
            <text:p>2.306955759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54126638996" calcext:value-type="float">
            <text:p>1.54126639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769451922032" calcext:value-type="float">
            <text:p>0.76945192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32444289058" calcext:value-type="float">
            <text:p>1.3244428906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.06798422636" calcext:value-type="float">
            <text:p>2.0679842264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.74615023858" calcext:value-type="float">
            <text:p>2.7461502386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0841638316" calcext:value-type="float">
            <text:p>1.0841638316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.2648782919" calcext:value-type="float">
            <text:p>2.2648782919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85761088027" calcext:value-type="float">
            <text:p>1.8576108803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.04371393681" calcext:value-type="float">
            <text:p>2.0437139368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53487462804" calcext:value-type="float">
            <text:p>1.53487462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9982138871" calcext:value-type="float">
            <text:p>0.499821388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34266576254" calcext:value-type="float">
            <text:p>0.534266576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.03960774598" calcext:value-type="float">
            <text:p>2.039607746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.11112284655" calcext:value-type="float">
            <text:p>4.111122846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30128070001" calcext:value-type="float">
            <text:p>2.3012807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.08832481529" calcext:value-type="float">
            <text:p>2.088324815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15289018965" calcext:value-type="float">
            <text:p>0.715289019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81196133579" calcext:value-type="float">
            <text:p>0.681196133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83965296998" calcext:value-type="float">
            <text:p>1.8396529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93371296862" calcext:value-type="float">
            <text:p>0.6933712969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81871637777" calcext:value-type="float">
            <text:p>1.8187163778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12634072488" calcext:value-type="float">
            <text:p>0.5126340725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29720128889" calcext:value-type="float">
            <text:p>1.2972012889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56100347203" calcext:value-type="float">
            <text:p>1.561003472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.27817888932" calcext:value-type="float">
            <text:p>2.2781788893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.17418330547" calcext:value-type="float">
            <text:p>3.174183305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04336658915" calcext:value-type="float">
            <text:p>1.0433665892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78968781733" calcext:value-type="float">
            <text:p>1.7896878173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90570773491" calcext:value-type="float">
            <text:p>0.890570773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42857344265" calcext:value-type="float">
            <text:p>1.4285734427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.46539117197" calcext:value-type="float">
            <text:p>2.465391172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.4519986363" calcext:value-type="float">
            <text:p>2.4519986363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8328007783" calcext:value-type="float">
            <text:p>0.8832800778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67204038258" calcext:value-type="float">
            <text:p>1.672040382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23904147663" calcext:value-type="float">
            <text:p>1.2390414766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.86901669641" calcext:value-type="float">
            <text:p>2.869016696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45721748129" calcext:value-type="float">
            <text:p>1.4572174813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19192127668" calcext:value-type="float">
            <text:p>1.1919212767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.39679091942" calcext:value-type="float">
            <text:p>2.3967909194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31493115566" calcext:value-type="float">
            <text:p>1.314931155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93192604237" calcext:value-type="float">
            <text:p>1.9319260424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43558843467" calcext:value-type="float">
            <text:p>1.4355884347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.01517981198" calcext:value-type="float">
            <text:p>2.015179812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.86627826424" calcext:value-type="float">
            <text:p>2.8662782642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9116603937" calcext:value-type="float">
            <text:p>1.9116603937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33335111746" calcext:value-type="float">
            <text:p>1.333351117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.02890403416" calcext:value-type="float">
            <text:p>2.0289040342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5724649108" calcext:value-type="float">
            <text:p>1.5724649108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63631593069" calcext:value-type="float">
            <text:p>0.463631593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73163922978" calcext:value-type="float">
            <text:p>1.7316392298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88358656662" calcext:value-type="float">
            <text:p>1.8835865666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51593362238" calcext:value-type="float">
            <text:p>1.5159336224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76499168978" calcext:value-type="float">
            <text:p>1.7649916898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.41952651257" calcext:value-type="float">
            <text:p>2.4195265126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75792503762" calcext:value-type="float">
            <text:p>1.757925037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80646397123" calcext:value-type="float">
            <text:p>0.7806463971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.19114995342" calcext:value-type="float">
            <text:p>4.191149953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1890998449" calcext:value-type="float">
            <text:p>0.9189099845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.48826303081" calcext:value-type="float">
            <text:p>2.488263030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60957622969" calcext:value-type="float">
            <text:p>0.96095762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17883683309" calcext:value-type="float">
            <text:p>1.178836833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73279849114" calcext:value-type="float">
            <text:p>0.9732798491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34196653785" calcext:value-type="float">
            <text:p>1.3419665379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2466956387" calcext:value-type="float">
            <text:p>1.2466956387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.28987223615" calcext:value-type="float">
            <text:p>2.289872236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72140521894" calcext:value-type="float">
            <text:p>0.2721405219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18493408261" calcext:value-type="float">
            <text:p>1.184934082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18530655634" calcext:value-type="float">
            <text:p>0.518530655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23078780848" calcext:value-type="float">
            <text:p>1.230787808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68255559768" calcext:value-type="float">
            <text:p>0.968255559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71665845894" calcext:value-type="float">
            <text:p>1.7166584589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70532784027" calcext:value-type="float">
            <text:p>1.7053278403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.71723945755" calcext:value-type="float">
            <text:p>2.717239457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16924784785" calcext:value-type="float">
            <text:p>1.1692478479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01068883249" calcext:value-type="float">
            <text:p>0.601068883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31431722196" calcext:value-type="float">
            <text:p>1.31431722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07021033206" calcext:value-type="float">
            <text:p>1.070210332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49671912736" calcext:value-type="float">
            <text:p>1.4967191274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41013911593" calcext:value-type="float">
            <text:p>1.4101391159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.12767888825" calcext:value-type="float">
            <text:p>3.1276788883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6757303199" calcext:value-type="float">
            <text:p>1.6757303199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83429376211" calcext:value-type="float">
            <text:p>0.883429376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90767007815" calcext:value-type="float">
            <text:p>0.4907670078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73887306868" calcext:value-type="float">
            <text:p>1.738873068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04331350647" calcext:value-type="float">
            <text:p>0.9043313506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36098809474" calcext:value-type="float">
            <text:p>1.3609880947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.11361025557" calcext:value-type="float">
            <text:p>3.1136102556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.15791314042" calcext:value-type="float">
            <text:p>3.1579131404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.40337371094" calcext:value-type="float">
            <text:p>4.4033737109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09332586857" calcext:value-type="float">
            <text:p>0.5093325869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88738125921" calcext:value-type="float">
            <text:p>1.8873812592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43602099572" calcext:value-type="float">
            <text:p>1.4360209957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.31701784202" calcext:value-type="float">
            <text:p>2.31701784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316981566" calcext:value-type="float">
            <text:p>0.8316981566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.67465453077" calcext:value-type="float">
            <text:p>2.6746545308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88760948627" calcext:value-type="float">
            <text:p>0.9887609486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.26359288356" calcext:value-type="float">
            <text:p>3.2635928836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.07287754595" calcext:value-type="float">
            <text:p>2.072877546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47958238174" calcext:value-type="float">
            <text:p>1.4795823817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27189406337" calcext:value-type="float">
            <text:p>1.2718940634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09904039224" calcext:value-type="float">
            <text:p>1.099040392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69188755233" calcext:value-type="float">
            <text:p>0.3691887552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.03563731471" calcext:value-type="float">
            <text:p>2.0356373147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.01256829945" calcext:value-type="float">
            <text:p>2.012568299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29861705613" calcext:value-type="float">
            <text:p>0.7298617056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.2376095923" calcext:value-type="float">
            <text:p>3.2376095923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5656530701" calcext:value-type="float">
            <text:p>1.5656530701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94508343388" calcext:value-type="float">
            <text:p>0.4945083434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47483907083" calcext:value-type="float">
            <text:p>1.474839070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.67889134801" calcext:value-type="float">
            <text:p>3.678891348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56584278197" calcext:value-type="float">
            <text:p>1.565842782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31557570737" calcext:value-type="float">
            <text:p>1.315575707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96005211545" calcext:value-type="float">
            <text:p>1.9600521155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62075343284" calcext:value-type="float">
            <text:p>1.620753432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4431618684" calcext:value-type="float">
            <text:p>1.4431618684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59972541004" calcext:value-type="float">
            <text:p>1.5997254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24019659633" calcext:value-type="float">
            <text:p>1.2401965963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091213259" calcext:value-type="float">
            <text:p>1.091213259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2758993401" calcext:value-type="float">
            <text:p>1.275899340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98337435546" calcext:value-type="float">
            <text:p>1.9833743555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06894450885" calcext:value-type="float">
            <text:p>0.7068944509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.74900777371" calcext:value-type="float">
            <text:p>2.7490077737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11655951727" calcext:value-type="float">
            <text:p>1.1165595173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.56038488825" calcext:value-type="float">
            <text:p>2.5603848883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25377998484" calcext:value-type="float">
            <text:p>1.2537799848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06670202638" calcext:value-type="float">
            <text:p>1.0667020264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04786323011" calcext:value-type="float">
            <text:p>1.0478632301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80122859106" calcext:value-type="float">
            <text:p>1.801228591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6682525381" calcext:value-type="float">
            <text:p>1.6682525381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.26426849986" calcext:value-type="float">
            <text:p>2.2642684999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58431504407" calcext:value-type="float">
            <text:p>1.584315044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24451600272" calcext:value-type="float">
            <text:p>1.2445160027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4809547147" calcext:value-type="float">
            <text:p>1.4809547147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58017723891" calcext:value-type="float">
            <text:p>0.6580177239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.33201407734" calcext:value-type="float">
            <text:p>2.3320140773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.27904017707" calcext:value-type="float">
            <text:p>3.2790401771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.00891996189" calcext:value-type="float">
            <text:p>3.0089199619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04578723333" calcext:value-type="float">
            <text:p>1.045787233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78290272938" calcext:value-type="float">
            <text:p>1.7829027294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24892233898" calcext:value-type="float">
            <text:p>1.248922339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35372507872" calcext:value-type="float">
            <text:p>1.3537250787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78328925779" calcext:value-type="float">
            <text:p>1.7832892578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.46401900641" calcext:value-type="float">
            <text:p>3.4640190064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1662967682" calcext:value-type="float">
            <text:p>1.1662967682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34261936049" calcext:value-type="float">
            <text:p>1.3426193605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.5546308698" calcext:value-type="float">
            <text:p>2.554630869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.07672081862" calcext:value-type="float">
            <text:p>2.076720818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88482126157" calcext:value-type="float">
            <text:p>0.5884821262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5676981667" calcext:value-type="float">
            <text:p>2.5676981667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79252634398" calcext:value-type="float">
            <text:p>1.792526344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.57583626824" calcext:value-type="float">
            <text:p>2.575836268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18665106727" calcext:value-type="float">
            <text:p>0.6186651067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00736378102" calcext:value-type="float">
            <text:p>1.007363781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.64295798706" calcext:value-type="float">
            <text:p>2.642957987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61681559405" calcext:value-type="float">
            <text:p>1.61681559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29550172273" calcext:value-type="float">
            <text:p>0.5295501723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.94784634268" calcext:value-type="float">
            <text:p>3.9478463427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22525427048" calcext:value-type="float">
            <text:p>1.225254270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.03871045548" calcext:value-type="float">
            <text:p>3.038710455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97710581024" calcext:value-type="float">
            <text:p>1.977105810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30867318975" calcext:value-type="float">
            <text:p>1.3086731898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.39966731292" calcext:value-type="float">
            <text:p>2.399667312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1340837528" calcext:value-type="float">
            <text:p>1.134083752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57952342103" calcext:value-type="float">
            <text:p>1.57952342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14707462195" calcext:value-type="float">
            <text:p>1.147074622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62274094848" calcext:value-type="float">
            <text:p>1.622740948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27537496835" calcext:value-type="float">
            <text:p>0.6275374968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85754805387" calcext:value-type="float">
            <text:p>1.857548053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30548347459" calcext:value-type="float">
            <text:p>1.305483474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66602968333" calcext:value-type="float">
            <text:p>1.6660296833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450790876219" calcext:value-type="float">
            <text:p>0.450790876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77683967746" calcext:value-type="float">
            <text:p>1.776839677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97951386005" calcext:value-type="float">
            <text:p>0.897951386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69111213813" calcext:value-type="float">
            <text:p>1.6911121381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98135824781" calcext:value-type="float">
            <text:p>1.9813582478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73833266697" calcext:value-type="float">
            <text:p>1.738332667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17894146189" calcext:value-type="float">
            <text:p>1.1789414619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93432916473" calcext:value-type="float">
            <text:p>0.893432916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77501786905" calcext:value-type="float">
            <text:p>0.5775017869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57363856801" calcext:value-type="float">
            <text:p>1.573638568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.0574626426" calcext:value-type="float">
            <text:p>3.057462642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5701325315" calcext:value-type="float">
            <text:p>1.570132531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.54224213262" calcext:value-type="float">
            <text:p>3.542242132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26846894514" calcext:value-type="float">
            <text:p>1.2684689451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92694609735" calcext:value-type="float">
            <text:p>1.9269460974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.11586835065" calcext:value-type="float">
            <text:p>2.1158683507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36755521844" calcext:value-type="float">
            <text:p>1.3675552184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.37382757484" calcext:value-type="float">
            <text:p>3.3738275748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86221398059" calcext:value-type="float">
            <text:p>1.862213980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43627657545" calcext:value-type="float">
            <text:p>1.436276575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69783723724" calcext:value-type="float">
            <text:p>1.697837237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00309138859" calcext:value-type="float">
            <text:p>0.7003091389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45638522926" calcext:value-type="float">
            <text:p>1.456385229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88781395165" calcext:value-type="float">
            <text:p>0.3887813952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45001727707" calcext:value-type="float">
            <text:p>1.450017277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59831640687" calcext:value-type="float">
            <text:p>1.598316406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12984196532" calcext:value-type="float">
            <text:p>2.1298419653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.09643307076" calcext:value-type="float">
            <text:p>2.0964330708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18531578512" calcext:value-type="float">
            <text:p>1.1853157851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34704790934" calcext:value-type="float">
            <text:p>1.3470479093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58532229399" calcext:value-type="float">
            <text:p>1.585322294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22006729833" calcext:value-type="float">
            <text:p>1.2200672983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.52708892026" calcext:value-type="float">
            <text:p>2.527088920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27070036789" calcext:value-type="float">
            <text:p>1.2707003679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.34065325707" calcext:value-type="float">
            <text:p>3.3406532571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.51044812534" calcext:value-type="float">
            <text:p>3.5104481253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78267575836" calcext:value-type="float">
            <text:p>0.782675758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1496745744" calcext:value-type="float">
            <text:p>1.1496745744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.25068707947" calcext:value-type="float">
            <text:p>2.250687079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75445679677" calcext:value-type="float">
            <text:p>0.5754456797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46887730944" calcext:value-type="float">
            <text:p>1.4688773094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54281606123" calcext:value-type="float">
            <text:p>1.5428160612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.05016319204" calcext:value-type="float">
            <text:p>4.05016319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2230087625" calcext:value-type="float">
            <text:p>1.223008762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30374014198" calcext:value-type="float">
            <text:p>1.303740142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53164850348" calcext:value-type="float">
            <text:p>1.531648503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32794274422" calcext:value-type="float">
            <text:p>0.6327942744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18299779296" calcext:value-type="float">
            <text:p>0.6182997793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23192486133" calcext:value-type="float">
            <text:p>1.231924861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06027009878" calcext:value-type="float">
            <text:p>1.0602700988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64385673551" calcext:value-type="float">
            <text:p>1.643856735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4096461218" calcext:value-type="float">
            <text:p>1.4096461218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889101667955" calcext:value-type="float">
            <text:p>0.889101668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66929126213" calcext:value-type="float">
            <text:p>1.6692912621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.11211757955" calcext:value-type="float">
            <text:p>2.1121175796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.39038478548" calcext:value-type="float">
            <text:p>3.390384785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.38771660119" calcext:value-type="float">
            <text:p>3.3877166012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11263224979" calcext:value-type="float">
            <text:p>1.1126322498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.56463390569" calcext:value-type="float">
            <text:p>2.5646339057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59893221196" calcext:value-type="float">
            <text:p>1.59893221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38215489527" calcext:value-type="float">
            <text:p>1.3821548953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.2915952243" calcext:value-type="float">
            <text:p>2.2915952243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.36884107513" calcext:value-type="float">
            <text:p>2.368841075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91591048241" calcext:value-type="float">
            <text:p>0.691591048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25622787061" calcext:value-type="float">
            <text:p>1.2562278706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5537880353" calcext:value-type="float">
            <text:p>1.553788035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03452076709" calcext:value-type="float">
            <text:p>0.7034520767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9086276574" calcext:value-type="float">
            <text:p>0.99086276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46242803144" calcext:value-type="float">
            <text:p>0.746242803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53464943508" calcext:value-type="float">
            <text:p>0.9534649435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.28243372111" calcext:value-type="float">
            <text:p>2.282433721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61903584825" calcext:value-type="float">
            <text:p>1.6190358483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.09751678763" calcext:value-type="float">
            <text:p>2.0975167876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11120999903" calcext:value-type="float">
            <text:p>4.11120999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7440246763" calcext:value-type="float">
            <text:p>1.7440246763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10093685395" calcext:value-type="float">
            <text:p>0.8100936854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28466696909" calcext:value-type="float">
            <text:p>1.284666969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40275458162" calcext:value-type="float">
            <text:p>1.4027545816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.95124628869" calcext:value-type="float">
            <text:p>3.9512462887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.32577891436" calcext:value-type="float">
            <text:p>5.325778914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27556069638" calcext:value-type="float">
            <text:p>0.6275560696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12791141131" calcext:value-type="float">
            <text:p>1.1279114113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11750662052" calcext:value-type="float">
            <text:p>1.1175066205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8046396556" calcext:value-type="float">
            <text:p>1.804639655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51728897784" calcext:value-type="float">
            <text:p>1.5172889778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539563250314" calcext:value-type="float">
            <text:p>0.5395632503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67901148207" calcext:value-type="float">
            <text:p>1.679011482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36761965928" calcext:value-type="float">
            <text:p>0.9367619659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39505993985" calcext:value-type="float">
            <text:p>1.395059939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2263794311" calcext:value-type="float">
            <text:p>0.4226379431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4907951924" calcext:value-type="float">
            <text:p>1.4907951924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15233681805" calcext:value-type="float">
            <text:p>1.152336818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717530414432" calcext:value-type="float">
            <text:p>0.7175304144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40236483329" calcext:value-type="float">
            <text:p>1.4023648333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03466751935" calcext:value-type="float">
            <text:p>1.034667519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55824461" calcext:value-type="float">
            <text:p>0.855824461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14531631771" calcext:value-type="float">
            <text:p>1.1453163177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23156732643" calcext:value-type="float">
            <text:p>0.823156732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84499999679" calcext:value-type="float">
            <text:p>0.6844999997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36976533126" calcext:value-type="float">
            <text:p>1.3697653313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.14805193829" calcext:value-type="float">
            <text:p>2.1480519383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13715012728" calcext:value-type="float">
            <text:p>1.1371501273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.24088357696" calcext:value-type="float">
            <text:p>2.240883577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.83447844901" calcext:value-type="float">
            <text:p>2.834478449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25840189244" calcext:value-type="float">
            <text:p>0.7258401892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.01009312289" calcext:value-type="float">
            <text:p>3.010093122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16016109198" calcext:value-type="float">
            <text:p>1.16016109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05422163657" calcext:value-type="float">
            <text:p>0.905422163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.09930803609" calcext:value-type="float">
            <text:p>2.099308036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01244749915" calcext:value-type="float">
            <text:p>0.5012447499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53621538194" calcext:value-type="float">
            <text:p>0.953621538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8985074261" calcext:value-type="float">
            <text:p>1.898507426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.50318070055" calcext:value-type="float">
            <text:p>2.503180700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64054298084" calcext:value-type="float">
            <text:p>0.464054298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27173688958" calcext:value-type="float">
            <text:p>0.927173689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31067037567" calcext:value-type="float">
            <text:p>1.310670375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52750258653" calcext:value-type="float">
            <text:p>1.527502586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062587333" calcext:value-type="float">
            <text:p>0.906258733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92762701944" calcext:value-type="float">
            <text:p>1.9276270194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80810633146" calcext:value-type="float">
            <text:p>1.808106331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28951824657" calcext:value-type="float">
            <text:p>1.289518246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72355977221" calcext:value-type="float">
            <text:p>0.8723559772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.30531381307" calcext:value-type="float">
            <text:p>2.305313813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46397813372" calcext:value-type="float">
            <text:p>1.463978133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0250488345" calcext:value-type="float">
            <text:p>1.0250488345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.28383324189" calcext:value-type="float">
            <text:p>2.283833241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05320877647" calcext:value-type="float">
            <text:p>0.505320877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755055129365" calcext:value-type="float">
            <text:p>0.7550551294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56467579056" calcext:value-type="float">
            <text:p>0.856467579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61382884432" calcext:value-type="float">
            <text:p>1.6138288443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668051174839" calcext:value-type="float">
            <text:p>0.6680511748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6283293461" calcext:value-type="float">
            <text:p>1.628329346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08320482449" calcext:value-type="float">
            <text:p>1.083204824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17141683293" calcext:value-type="float">
            <text:p>1.1714168329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90262947555" calcext:value-type="float">
            <text:p>0.7902629476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.57845587565" calcext:value-type="float">
            <text:p>2.5784558757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665782136074" calcext:value-type="float">
            <text:p>0.6657821361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.05974924229" calcext:value-type="float">
            <text:p>2.0597492423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55151869031" calcext:value-type="float">
            <text:p>1.551518690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74169922305" calcext:value-type="float">
            <text:p>1.741699223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05134167534" calcext:value-type="float">
            <text:p>1.051341675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95560939977" calcext:value-type="float">
            <text:p>0.39556094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47038144987" calcext:value-type="float">
            <text:p>0.64703814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38557211823" calcext:value-type="float">
            <text:p>0.5385572118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613892119721" calcext:value-type="float">
            <text:p>0.6138921197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648264511734" calcext:value-type="float">
            <text:p>0.6482645117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95704923553" calcext:value-type="float">
            <text:p>0.9957049236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846930744912" calcext:value-type="float">
            <text:p>0.8469307449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47774170163" calcext:value-type="float">
            <text:p>0.8477741702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53570868419" calcext:value-type="float">
            <text:p>1.5357086842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.34484196" calcext:value-type="float">
            <text:p>2.3448419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58618708324" calcext:value-type="float">
            <text:p>0.8586187083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4655872836" calcext:value-type="float">
            <text:p>0.3946558728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46318535877" calcext:value-type="float">
            <text:p>0.8463185359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24123912149" calcext:value-type="float">
            <text:p>1.2412391215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.29231929106" calcext:value-type="float">
            <text:p>2.292319291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29524317484" calcext:value-type="float">
            <text:p>0.8295243175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.22357057905" calcext:value-type="float">
            <text:p>2.223570579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37312557475" calcext:value-type="float">
            <text:p>1.3731255748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60947254497" calcext:value-type="float">
            <text:p>1.60947254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03001012474" calcext:value-type="float">
            <text:p>0.703001012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22046648375" calcext:value-type="float">
            <text:p>1.2204664838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.00829472282" calcext:value-type="float">
            <text:p>3.008294722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7931728745" calcext:value-type="float">
            <text:p>1.793172874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78445327619" calcext:value-type="float">
            <text:p>0.7784453276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.81462050644" calcext:value-type="float">
            <text:p>3.8146205064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97101083309" calcext:value-type="float">
            <text:p>1.971010833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54300472887" calcext:value-type="float">
            <text:p>1.5430047289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47821310248" calcext:value-type="float">
            <text:p>1.478213102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05614879785" calcext:value-type="float">
            <text:p>0.5056148798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7786529502" calcext:value-type="float">
            <text:p>1.7786529502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.56146804477" calcext:value-type="float">
            <text:p>2.5614680448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02828756866" calcext:value-type="float">
            <text:p>1.0282875687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55082437887" calcext:value-type="float">
            <text:p>0.9550824379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.18804443057" calcext:value-type="float">
            <text:p>2.188044430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90934127796" calcext:value-type="float">
            <text:p>1.909341278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99308562846" calcext:value-type="float">
            <text:p>1.9930856285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6523635155" calcext:value-type="float">
            <text:p>1.652363515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4283083933" calcext:value-type="float">
            <text:p>1.4283083933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97033130004" calcext:value-type="float">
            <text:p>1.9703313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.95962361707" calcext:value-type="float">
            <text:p>2.959623617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56726951902" calcext:value-type="float">
            <text:p>1.567269519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08515687535" calcext:value-type="float">
            <text:p>1.0851568754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.54985021464" calcext:value-type="float">
            <text:p>2.549850214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83761503429" calcext:value-type="float">
            <text:p>0.783761503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36316652942" calcext:value-type="float">
            <text:p>1.3631665294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95998939724" calcext:value-type="float">
            <text:p>0.8959989397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08388502195" calcext:value-type="float">
            <text:p>0.8083885022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.89596647884" calcext:value-type="float">
            <text:p>2.8959664788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39683681468" calcext:value-type="float">
            <text:p>1.3968368147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37972846548" calcext:value-type="float">
            <text:p>1.379728465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05033955294" calcext:value-type="float">
            <text:p>1.050339552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90718016636" calcext:value-type="float">
            <text:p>0.990718016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26738168826" calcext:value-type="float">
            <text:p>0.9267381688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.00389678211" calcext:value-type="float">
            <text:p>3.00389678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0T06:01:02.558985758</dc:date>
    <meta:editing-duration>PT2H16M37S</meta:editing-duration>
    <meta:editing-cycles>1</meta:editing-cycles>
    <meta:document-statistic meta:table-count="1" meta:cell-count="1700" meta:object-count="1"/>
    <meta:generator>LibreOffice/4.4.5.2$Linux_X86_64 LibreOffice_project/4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491cm" svg:height="11.742cm" xlink:href=".." xlink:type="simple" chart:class="chart:scatter" chart:style-name="ch1">
        <chart:legend chart:legend-position="end" svg:x="25.619cm" svg:y="5.323cm" style:legend-expansion="high" chart:style-name="ch2"/>
        <chart:plot-area chart:style-name="ch3" table:cell-range-address="single_energy.A1:single_energy.B641 single_energy.D1:single_energy.D641" chart:data-source-has-labels="row" svg:x="1.58cm" svg:y="0.234cm" svg:width="23.47cm" svg:height="10.293cm">
          <chartooo:coordinate-region svg:x="2.016cm" svg:y="0.433cm" svg:width="22.662cm" svg:height="9.447cm"/>
          <chart:axis chart:dimension="x" chart:name="primary-x" chart:style-name="ch4">
            <chart:title svg:x="12.755cm" svg:y="10.761cm" chart:style-name="ch5">
              <text:p>Length</text:p>
            </chart:title>
          </chart:axis>
          <chart:axis chart:dimension="y" chart:name="primary-y" chart:style-name="ch4">
            <chart:title svg:x="0.451cm" svg:y="6.734cm" chart:style-name="ch6">
              <text:p>Interaction Energy</text:p>
            </chart:title>
            <chart:grid chart:style-name="ch7" chart:class="major"/>
          </chart:axis>
          <chart:series chart:style-name="ch8" chart:values-cell-range-address="single_energy.B1:single_energy.B641" loext:label-string="single_energy" chart:class="chart:scatter">
            <chart:domain table:cell-range-address="single_energy.A1:single_energy.A641"/>
            <chart:data-point chart:repeated="641"/>
          </chart:series>
          <chart:series chart:style-name="ch9" chart:values-cell-range-address="single_energy.D1:single_energy.D641" loext:label-string="multi_energy" chart:class="chart:scatter">
            <chart:domain table:cell-range-address="single_energy.C1:single_energy.C641"/>
            <chart:data-point chart:repeated="6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ngle_energy</text:p>
              </table:table-cell>
              <table:table-cell office:value-type="string">
                <text:p>Column C</text:p>
              </table:table-cell>
              <table:table-cell office:value-type="string">
                <text:p>multi_energ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1">
                <text:p>271</text:p>
                <draw:g>
                  <svg:desc>single_energy.A1:single_energy.A641</svg:desc>
                </draw:g>
              </table:table-cell>
              <table:table-cell office:value-type="float" office:value="2.52026925229">
                <text:p>2.52026925229</text:p>
                <draw:g>
                  <svg:desc>single_energy.B1:single_energy.B641</svg:desc>
                </draw:g>
              </table:table-cell>
              <table:table-cell office:value-type="float" office:value="396">
                <text:p>396</text:p>
                <draw:g>
                  <svg:desc>single_energy.C1:single_energy.C641</svg:desc>
                </draw:g>
              </table:table-cell>
              <table:table-cell office:value-type="float" office:value="3.24859747701">
                <text:p>3.24859747701</text:p>
                <draw:g>
                  <svg:desc>single_energy.D1:single_energy.D6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1">
                <text:p>191</text:p>
              </table:table-cell>
              <table:table-cell office:value-type="float" office:value="1.97163519818">
                <text:p>1.97163519818</text:p>
              </table:table-cell>
              <table:table-cell office:value-type="float" office:value="120">
                <text:p>120</text:p>
              </table:table-cell>
              <table:table-cell office:value-type="float" office:value="1.25436403692">
                <text:p>1.254364036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8">
                <text:p>228</text:p>
              </table:table-cell>
              <table:table-cell office:value-type="float" office:value="2.28177825431">
                <text:p>2.28177825431</text:p>
              </table:table-cell>
              <table:table-cell office:value-type="float" office:value="271">
                <text:p>271</text:p>
              </table:table-cell>
              <table:table-cell office:value-type="float" office:value="2.09283241133">
                <text:p>2.092832411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0.934562045251">
                <text:p>0.934562045251</text:p>
              </table:table-cell>
              <table:table-cell office:value-type="float" office:value="349">
                <text:p>349</text:p>
              </table:table-cell>
              <table:table-cell office:value-type="float" office:value="2.45117900015">
                <text:p>2.45117900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1.38745402681">
                <text:p>1.38745402681</text:p>
              </table:table-cell>
              <table:table-cell office:value-type="float" office:value="317">
                <text:p>317</text:p>
              </table:table-cell>
              <table:table-cell office:value-type="float" office:value="2.61189294022">
                <text:p>2.611892940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7">
                <text:p>127</text:p>
              </table:table-cell>
              <table:table-cell office:value-type="float" office:value="1.36961933689">
                <text:p>1.36961933689</text:p>
              </table:table-cell>
              <table:table-cell office:value-type="float" office:value="419">
                <text:p>419</text:p>
              </table:table-cell>
              <table:table-cell office:value-type="float" office:value="3.09825523362">
                <text:p>3.098255233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1">
                <text:p>141</text:p>
              </table:table-cell>
              <table:table-cell office:value-type="float" office:value="0.510812489694">
                <text:p>0.510812489694</text:p>
              </table:table-cell>
              <table:table-cell office:value-type="float" office:value="534">
                <text:p>534</text:p>
              </table:table-cell>
              <table:table-cell office:value-type="float" office:value="3.80811088354">
                <text:p>3.80811088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8">
                <text:p>158</text:p>
              </table:table-cell>
              <table:table-cell office:value-type="float" office:value="1.9563782601">
                <text:p>1.9563782601</text:p>
              </table:table-cell>
              <table:table-cell office:value-type="float" office:value="509">
                <text:p>509</text:p>
              </table:table-cell>
              <table:table-cell office:value-type="float" office:value="3.25156723051">
                <text:p>3.251567230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3">
                <text:p>303</text:p>
              </table:table-cell>
              <table:table-cell office:value-type="float" office:value="1.79056343758">
                <text:p>1.79056343758</text:p>
              </table:table-cell>
              <table:table-cell office:value-type="float" office:value="310">
                <text:p>310</text:p>
              </table:table-cell>
              <table:table-cell office:value-type="float" office:value="2.38234869896">
                <text:p>2.38234869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0.991361399885">
                <text:p>0.991361399885</text:p>
              </table:table-cell>
              <table:table-cell office:value-type="float" office:value="589">
                <text:p>589</text:p>
              </table:table-cell>
              <table:table-cell office:value-type="float" office:value="3.46107523131">
                <text:p>3.46107523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">
                <text:p>165</text:p>
              </table:table-cell>
              <table:table-cell office:value-type="float" office:value="1.69700376661">
                <text:p>1.69700376661</text:p>
              </table:table-cell>
              <table:table-cell office:value-type="float" office:value="523">
                <text:p>523</text:p>
              </table:table-cell>
              <table:table-cell office:value-type="float" office:value="3.14628862">
                <text:p>3.146288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">
                <text:p>59</text:p>
              </table:table-cell>
              <table:table-cell office:value-type="float" office:value="0.769830527606">
                <text:p>0.769830527606</text:p>
              </table:table-cell>
              <table:table-cell office:value-type="float" office:value="393">
                <text:p>393</text:p>
              </table:table-cell>
              <table:table-cell office:value-type="float" office:value="2.80958096">
                <text:p>2.809580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">
                <text:p>81</text:p>
              </table:table-cell>
              <table:table-cell office:value-type="float" office:value="1.21018956543">
                <text:p>1.21018956543</text:p>
              </table:table-cell>
              <table:table-cell office:value-type="float" office:value="106">
                <text:p>106</text:p>
              </table:table-cell>
              <table:table-cell office:value-type="float" office:value="1.15654220493">
                <text:p>1.156542204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">
                <text:p>104</text:p>
              </table:table-cell>
              <table:table-cell office:value-type="float" office:value="1.26111391734">
                <text:p>1.26111391734</text:p>
              </table:table-cell>
              <table:table-cell office:value-type="float" office:value="386">
                <text:p>386</text:p>
              </table:table-cell>
              <table:table-cell office:value-type="float" office:value="2.9568618765">
                <text:p>2.9568618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2">
                <text:p>242</text:p>
              </table:table-cell>
              <table:table-cell office:value-type="float" office:value="2.59250153979">
                <text:p>2.59250153979</text:p>
              </table:table-cell>
              <table:table-cell office:value-type="float" office:value="285">
                <text:p>285</text:p>
              </table:table-cell>
              <table:table-cell office:value-type="float" office:value="2.15308930313">
                <text:p>2.153089303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0.745760992086">
                <text:p>0.745760992086</text:p>
              </table:table-cell>
              <table:table-cell office:value-type="float" office:value="310">
                <text:p>310</text:p>
              </table:table-cell>
              <table:table-cell office:value-type="float" office:value="2.77997091208">
                <text:p>2.779970912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1">
                <text:p>281</text:p>
              </table:table-cell>
              <table:table-cell office:value-type="float" office:value="2.87074867435">
                <text:p>2.87074867435</text:p>
              </table:table-cell>
              <table:table-cell office:value-type="float" office:value="152">
                <text:p>152</text:p>
              </table:table-cell>
              <table:table-cell office:value-type="float" office:value="1.3723001062">
                <text:p>1.37230010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.21301639928">
                <text:p>1.21301639928</text:p>
              </table:table-cell>
              <table:table-cell office:value-type="float" office:value="463">
                <text:p>463</text:p>
              </table:table-cell>
              <table:table-cell office:value-type="float" office:value="3.67328204013">
                <text:p>3.673282040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2.8564171765">
                <text:p>2.8564171765</text:p>
              </table:table-cell>
              <table:table-cell office:value-type="float" office:value="971">
                <text:p>971</text:p>
              </table:table-cell>
              <table:table-cell office:value-type="float" office:value="4.71415070076">
                <text:p>4.714150700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4">
                <text:p>204</text:p>
              </table:table-cell>
              <table:table-cell office:value-type="float" office:value="2.2910928051">
                <text:p>2.2910928051</text:p>
              </table:table-cell>
              <table:table-cell office:value-type="float" office:value="337">
                <text:p>337</text:p>
              </table:table-cell>
              <table:table-cell office:value-type="float" office:value="2.05184925808">
                <text:p>2.051849258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3">
                <text:p>283</text:p>
              </table:table-cell>
              <table:table-cell office:value-type="float" office:value="2.72129919938">
                <text:p>2.72129919938</text:p>
              </table:table-cell>
              <table:table-cell office:value-type="float" office:value="282">
                <text:p>282</text:p>
              </table:table-cell>
              <table:table-cell office:value-type="float" office:value="1.47402642207">
                <text:p>1.474026422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">
                <text:p>123</text:p>
              </table:table-cell>
              <table:table-cell office:value-type="float" office:value="1.54402831068">
                <text:p>1.54402831068</text:p>
              </table:table-cell>
              <table:table-cell office:value-type="float" office:value="503">
                <text:p>503</text:p>
              </table:table-cell>
              <table:table-cell office:value-type="float" office:value="2.82065955359">
                <text:p>2.820659553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">
                <text:p>148</text:p>
              </table:table-cell>
              <table:table-cell office:value-type="float" office:value="1.92516601806">
                <text:p>1.92516601806</text:p>
              </table:table-cell>
              <table:table-cell office:value-type="float" office:value="84">
                <text:p>84</text:p>
              </table:table-cell>
              <table:table-cell office:value-type="float" office:value="0.832970326364">
                <text:p>0.832970326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">
                <text:p>103</text:p>
              </table:table-cell>
              <table:table-cell office:value-type="float" office:value="1.23597297394">
                <text:p>1.23597297394</text:p>
              </table:table-cell>
              <table:table-cell office:value-type="float" office:value="241">
                <text:p>241</text:p>
              </table:table-cell>
              <table:table-cell office:value-type="float" office:value="0.619838448515">
                <text:p>0.6198384485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1">
                <text:p>161</text:p>
              </table:table-cell>
              <table:table-cell office:value-type="float" office:value="1.69796391109">
                <text:p>1.69796391109</text:p>
              </table:table-cell>
              <table:table-cell office:value-type="float" office:value="435">
                <text:p>435</text:p>
              </table:table-cell>
              <table:table-cell office:value-type="float" office:value="2.9296110851">
                <text:p>2.9296110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">
                <text:p>48</text:p>
              </table:table-cell>
              <table:table-cell office:value-type="float" office:value="0.868411287566">
                <text:p>0.868411287566</text:p>
              </table:table-cell>
              <table:table-cell office:value-type="float" office:value="317">
                <text:p>317</text:p>
              </table:table-cell>
              <table:table-cell office:value-type="float" office:value="2.71895874541">
                <text:p>2.718958745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4">
                <text:p>114</text:p>
              </table:table-cell>
              <table:table-cell office:value-type="float" office:value="1.37021542441">
                <text:p>1.37021542441</text:p>
              </table:table-cell>
              <table:table-cell office:value-type="float" office:value="467">
                <text:p>467</text:p>
              </table:table-cell>
              <table:table-cell office:value-type="float" office:value="3.27471409752">
                <text:p>3.274714097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4">
                <text:p>284</text:p>
              </table:table-cell>
              <table:table-cell office:value-type="float" office:value="2.95821706389">
                <text:p>2.95821706389</text:p>
              </table:table-cell>
              <table:table-cell office:value-type="float" office:value="401">
                <text:p>401</text:p>
              </table:table-cell>
              <table:table-cell office:value-type="float" office:value="3.18340561573">
                <text:p>3.183405615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">
                <text:p>106</text:p>
              </table:table-cell>
              <table:table-cell office:value-type="float" office:value="1.44672819756">
                <text:p>1.44672819756</text:p>
              </table:table-cell>
              <table:table-cell office:value-type="float" office:value="242">
                <text:p>242</text:p>
              </table:table-cell>
              <table:table-cell office:value-type="float" office:value="1.90371010991">
                <text:p>1.903710109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9">
                <text:p>149</text:p>
              </table:table-cell>
              <table:table-cell office:value-type="float" office:value="1.81643630115">
                <text:p>1.81643630115</text:p>
              </table:table-cell>
              <table:table-cell office:value-type="float" office:value="288">
                <text:p>288</text:p>
              </table:table-cell>
              <table:table-cell office:value-type="float" office:value="2.50591197094">
                <text:p>2.505911970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">
                <text:p>71</text:p>
              </table:table-cell>
              <table:table-cell office:value-type="float" office:value="0.85851963502">
                <text:p>0.85851963502</text:p>
              </table:table-cell>
              <table:table-cell office:value-type="float" office:value="274">
                <text:p>274</text:p>
              </table:table-cell>
              <table:table-cell office:value-type="float" office:value="1.92191163411">
                <text:p>1.921911634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">
                <text:p>125</text:p>
              </table:table-cell>
              <table:table-cell office:value-type="float" office:value="1.63853692966">
                <text:p>1.63853692966</text:p>
              </table:table-cell>
              <table:table-cell office:value-type="float" office:value="128">
                <text:p>128</text:p>
              </table:table-cell>
              <table:table-cell office:value-type="float" office:value="1.07819594071">
                <text:p>1.078195940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0.758316207186">
                <text:p>0.758316207186</text:p>
              </table:table-cell>
              <table:table-cell office:value-type="float" office:value="214">
                <text:p>214</text:p>
              </table:table-cell>
              <table:table-cell office:value-type="float" office:value="0.885367512016">
                <text:p>0.8853675120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2">
                <text:p>162</text:p>
              </table:table-cell>
              <table:table-cell office:value-type="float" office:value="1.46909990991">
                <text:p>1.46909990991</text:p>
              </table:table-cell>
              <table:table-cell office:value-type="float" office:value="167">
                <text:p>167</text:p>
              </table:table-cell>
              <table:table-cell office:value-type="float" office:value="1.46924789029">
                <text:p>1.469247890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3">
                <text:p>113</text:p>
              </table:table-cell>
              <table:table-cell office:value-type="float" office:value="1.58125859062">
                <text:p>1.58125859062</text:p>
              </table:table-cell>
              <table:table-cell office:value-type="float" office:value="235">
                <text:p>235</text:p>
              </table:table-cell>
              <table:table-cell office:value-type="float" office:value="1.8545205434">
                <text:p>1.85452054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9">
                <text:p>349</text:p>
              </table:table-cell>
              <table:table-cell office:value-type="float" office:value="3.27637070496">
                <text:p>3.27637070496</text:p>
              </table:table-cell>
              <table:table-cell office:value-type="float" office:value="466">
                <text:p>466</text:p>
              </table:table-cell>
              <table:table-cell office:value-type="float" office:value="3.2697002746">
                <text:p>3.26970027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1">
                <text:p>171</text:p>
              </table:table-cell>
              <table:table-cell office:value-type="float" office:value="2.08637331533">
                <text:p>2.08637331533</text:p>
              </table:table-cell>
              <table:table-cell office:value-type="float" office:value="397">
                <text:p>397</text:p>
              </table:table-cell>
              <table:table-cell office:value-type="float" office:value="2.60224267895">
                <text:p>2.602242678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.50203506278">
                <text:p>1.50203506278</text:p>
              </table:table-cell>
              <table:table-cell office:value-type="float" office:value="126">
                <text:p>126</text:p>
              </table:table-cell>
              <table:table-cell office:value-type="float" office:value="1.02039515843">
                <text:p>1.020395158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7">
                <text:p>67</text:p>
              </table:table-cell>
              <table:table-cell office:value-type="float" office:value="0.756196867761">
                <text:p>0.756196867761</text:p>
              </table:table-cell>
              <table:table-cell office:value-type="float" office:value="222">
                <text:p>222</text:p>
              </table:table-cell>
              <table:table-cell office:value-type="float" office:value="1.57246957088">
                <text:p>1.572469570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1">
                <text:p>181</text:p>
              </table:table-cell>
              <table:table-cell office:value-type="float" office:value="1.85932098218">
                <text:p>1.85932098218</text:p>
              </table:table-cell>
              <table:table-cell office:value-type="float" office:value="440">
                <text:p>440</text:p>
              </table:table-cell>
              <table:table-cell office:value-type="float" office:value="3.20781786671">
                <text:p>3.207817866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8">
                <text:p>188</text:p>
              </table:table-cell>
              <table:table-cell office:value-type="float" office:value="1.92803552741">
                <text:p>1.92803552741</text:p>
              </table:table-cell>
              <table:table-cell office:value-type="float" office:value="338">
                <text:p>338</text:p>
              </table:table-cell>
              <table:table-cell office:value-type="float" office:value="2.3921907195">
                <text:p>2.39219071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.35961032108">
                <text:p>1.35961032108</text:p>
              </table:table-cell>
              <table:table-cell office:value-type="float" office:value="468">
                <text:p>468</text:p>
              </table:table-cell>
              <table:table-cell office:value-type="float" office:value="1.98983646006">
                <text:p>1.989836460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7">
                <text:p>107</text:p>
              </table:table-cell>
              <table:table-cell office:value-type="float" office:value="1.36127946511">
                <text:p>1.36127946511</text:p>
              </table:table-cell>
              <table:table-cell office:value-type="float" office:value="173">
                <text:p>173</text:p>
              </table:table-cell>
              <table:table-cell office:value-type="float" office:value="1.75019859132">
                <text:p>1.750198591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">
                <text:p>66</text:p>
              </table:table-cell>
              <table:table-cell office:value-type="float" office:value="0.99185334737">
                <text:p>0.99185334737</text:p>
              </table:table-cell>
              <table:table-cell office:value-type="float" office:value="290">
                <text:p>290</text:p>
              </table:table-cell>
              <table:table-cell office:value-type="float" office:value="1.35611740774">
                <text:p>1.356117407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0">
                <text:p>190</text:p>
              </table:table-cell>
              <table:table-cell office:value-type="float" office:value="2.23746112114">
                <text:p>2.23746112114</text:p>
              </table:table-cell>
              <table:table-cell office:value-type="float" office:value="352">
                <text:p>352</text:p>
              </table:table-cell>
              <table:table-cell office:value-type="float" office:value="3.13578092367">
                <text:p>3.135780923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">
                <text:p>73</text:p>
              </table:table-cell>
              <table:table-cell office:value-type="float" office:value="1.09997563406">
                <text:p>1.09997563406</text:p>
              </table:table-cell>
              <table:table-cell office:value-type="float" office:value="335">
                <text:p>335</text:p>
              </table:table-cell>
              <table:table-cell office:value-type="float" office:value="2.7528759846">
                <text:p>2.75287598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  <table:table-cell office:value-type="float" office:value="1.27177498429">
                <text:p>1.27177498429</text:p>
              </table:table-cell>
              <table:table-cell office:value-type="float" office:value="122">
                <text:p>122</text:p>
              </table:table-cell>
              <table:table-cell office:value-type="float" office:value="1.40517783827">
                <text:p>1.405177838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1.05641525251">
                <text:p>1.05641525251</text:p>
              </table:table-cell>
              <table:table-cell office:value-type="float" office:value="621">
                <text:p>621</text:p>
              </table:table-cell>
              <table:table-cell office:value-type="float" office:value="3.41219701395">
                <text:p>3.412197013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3">
                <text:p>283</text:p>
              </table:table-cell>
              <table:table-cell office:value-type="float" office:value="2.26621187373">
                <text:p>2.26621187373</text:p>
              </table:table-cell>
              <table:table-cell office:value-type="float" office:value="270">
                <text:p>270</text:p>
              </table:table-cell>
              <table:table-cell office:value-type="float" office:value="1.91432042507">
                <text:p>1.914320425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4">
                <text:p>174</text:p>
              </table:table-cell>
              <table:table-cell office:value-type="float" office:value="2.13335544035">
                <text:p>2.13335544035</text:p>
              </table:table-cell>
              <table:table-cell office:value-type="float" office:value="215">
                <text:p>215</text:p>
              </table:table-cell>
              <table:table-cell office:value-type="float" office:value="1.87672905718">
                <text:p>1.876729057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3">
                <text:p>143</text:p>
              </table:table-cell>
              <table:table-cell office:value-type="float" office:value="1.76141122102">
                <text:p>1.76141122102</text:p>
              </table:table-cell>
              <table:table-cell office:value-type="float" office:value="603">
                <text:p>603</text:p>
              </table:table-cell>
              <table:table-cell office:value-type="float" office:value="3.69160884358">
                <text:p>3.691608843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5">
                <text:p>185</text:p>
              </table:table-cell>
              <table:table-cell office:value-type="float" office:value="2.02690666481">
                <text:p>2.02690666481</text:p>
              </table:table-cell>
              <table:table-cell office:value-type="float" office:value="228">
                <text:p>228</text:p>
              </table:table-cell>
              <table:table-cell office:value-type="float" office:value="1.26864904917">
                <text:p>1.268649049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5">
                <text:p>435</text:p>
              </table:table-cell>
              <table:table-cell office:value-type="float" office:value="3.68285380238">
                <text:p>3.68285380238</text:p>
              </table:table-cell>
              <table:table-cell office:value-type="float" office:value="549">
                <text:p>549</text:p>
              </table:table-cell>
              <table:table-cell office:value-type="float" office:value="2.45261179083">
                <text:p>2.452611790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">
                <text:p>76</text:p>
              </table:table-cell>
              <table:table-cell office:value-type="float" office:value="1.11652052063">
                <text:p>1.11652052063</text:p>
              </table:table-cell>
              <table:table-cell office:value-type="float" office:value="115">
                <text:p>115</text:p>
              </table:table-cell>
              <table:table-cell office:value-type="float" office:value="0.89040633793">
                <text:p>0.890406337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7">
                <text:p>127</text:p>
              </table:table-cell>
              <table:table-cell office:value-type="float" office:value="1.46809734356">
                <text:p>1.46809734356</text:p>
              </table:table-cell>
              <table:table-cell office:value-type="float" office:value="496">
                <text:p>496</text:p>
              </table:table-cell>
              <table:table-cell office:value-type="float" office:value="3.08872257016">
                <text:p>3.08872257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0">
                <text:p>180</text:p>
              </table:table-cell>
              <table:table-cell office:value-type="float" office:value="1.95401846299">
                <text:p>1.95401846299</text:p>
              </table:table-cell>
              <table:table-cell office:value-type="float" office:value="292">
                <text:p>292</text:p>
              </table:table-cell>
              <table:table-cell office:value-type="float" office:value="2.38490058103">
                <text:p>2.384900581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1">
                <text:p>131</text:p>
              </table:table-cell>
              <table:table-cell office:value-type="float" office:value="1.36670060101">
                <text:p>1.36670060101</text:p>
              </table:table-cell>
              <table:table-cell office:value-type="float" office:value="366">
                <text:p>366</text:p>
              </table:table-cell>
              <table:table-cell office:value-type="float" office:value="2.46189006509">
                <text:p>2.461890065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">
                <text:p>76</text:p>
              </table:table-cell>
              <table:table-cell office:value-type="float" office:value="0.771425393276">
                <text:p>0.771425393276</text:p>
              </table:table-cell>
              <table:table-cell office:value-type="float" office:value="634">
                <text:p>634</text:p>
              </table:table-cell>
              <table:table-cell office:value-type="float" office:value="4.49029658646">
                <text:p>4.490296586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4">
                <text:p>164</text:p>
              </table:table-cell>
              <table:table-cell office:value-type="float" office:value="1.95483096141">
                <text:p>1.95483096141</text:p>
              </table:table-cell>
              <table:table-cell office:value-type="float" office:value="187">
                <text:p>187</text:p>
              </table:table-cell>
              <table:table-cell office:value-type="float" office:value="1.59454553252">
                <text:p>1.594545532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1.3787758426">
                <text:p>1.3787758426</text:p>
              </table:table-cell>
              <table:table-cell office:value-type="float" office:value="470">
                <text:p>470</text:p>
              </table:table-cell>
              <table:table-cell office:value-type="float" office:value="3.02053197823">
                <text:p>3.020531978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0">
                <text:p>220</text:p>
              </table:table-cell>
              <table:table-cell office:value-type="float" office:value="2.42917064098">
                <text:p>2.42917064098</text:p>
              </table:table-cell>
              <table:table-cell office:value-type="float" office:value="327">
                <text:p>327</text:p>
              </table:table-cell>
              <table:table-cell office:value-type="float" office:value="2.59189759937">
                <text:p>2.591897599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5">
                <text:p>205</text:p>
              </table:table-cell>
              <table:table-cell office:value-type="float" office:value="2.26684690012">
                <text:p>2.26684690012</text:p>
              </table:table-cell>
              <table:table-cell office:value-type="float" office:value="730">
                <text:p>730</text:p>
              </table:table-cell>
              <table:table-cell office:value-type="float" office:value="3.23728435745">
                <text:p>3.237284357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1">
                <text:p>111</text:p>
              </table:table-cell>
              <table:table-cell office:value-type="float" office:value="1.36943181849">
                <text:p>1.36943181849</text:p>
              </table:table-cell>
              <table:table-cell office:value-type="float" office:value="227">
                <text:p>227</text:p>
              </table:table-cell>
              <table:table-cell office:value-type="float" office:value="1.14914554418">
                <text:p>1.149145544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9">
                <text:p>289</text:p>
              </table:table-cell>
              <table:table-cell office:value-type="float" office:value="2.55310936467">
                <text:p>2.55310936467</text:p>
              </table:table-cell>
              <table:table-cell office:value-type="float" office:value="326">
                <text:p>326</text:p>
              </table:table-cell>
              <table:table-cell office:value-type="float" office:value="1.98344259339">
                <text:p>1.983442593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5">
                <text:p>85</text:p>
              </table:table-cell>
              <table:table-cell office:value-type="float" office:value="1.28485878118">
                <text:p>1.28485878118</text:p>
              </table:table-cell>
              <table:table-cell office:value-type="float" office:value="540">
                <text:p>540</text:p>
              </table:table-cell>
              <table:table-cell office:value-type="float" office:value="2.02722160997">
                <text:p>2.027221609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4">
                <text:p>104</text:p>
              </table:table-cell>
              <table:table-cell office:value-type="float" office:value="0.923435908116">
                <text:p>0.923435908116</text:p>
              </table:table-cell>
              <table:table-cell office:value-type="float" office:value="454">
                <text:p>454</text:p>
              </table:table-cell>
              <table:table-cell office:value-type="float" office:value="3.11429038566">
                <text:p>3.114290385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7">
                <text:p>327</text:p>
              </table:table-cell>
              <table:table-cell office:value-type="float" office:value="3.0224799379">
                <text:p>3.0224799379</text:p>
              </table:table-cell>
              <table:table-cell office:value-type="float" office:value="171">
                <text:p>171</text:p>
              </table:table-cell>
              <table:table-cell office:value-type="float" office:value="1.68981167116">
                <text:p>1.689811671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6">
                <text:p>186</text:p>
              </table:table-cell>
              <table:table-cell office:value-type="float" office:value="1.96074786251">
                <text:p>1.96074786251</text:p>
              </table:table-cell>
              <table:table-cell office:value-type="float" office:value="433">
                <text:p>433</text:p>
              </table:table-cell>
              <table:table-cell office:value-type="float" office:value="3.49749697945">
                <text:p>3.497496979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4">
                <text:p>514</text:p>
              </table:table-cell>
              <table:table-cell office:value-type="float" office:value="4.01339245725">
                <text:p>4.01339245725</text:p>
              </table:table-cell>
              <table:table-cell office:value-type="float" office:value="111">
                <text:p>111</text:p>
              </table:table-cell>
              <table:table-cell office:value-type="float" office:value="0.696159302641">
                <text:p>0.6961593026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1.31363430908">
                <text:p>1.31363430908</text:p>
              </table:table-cell>
              <table:table-cell office:value-type="float" office:value="304">
                <text:p>304</text:p>
              </table:table-cell>
              <table:table-cell office:value-type="float" office:value="2.56529998917">
                <text:p>2.565299989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9">
                <text:p>189</text:p>
              </table:table-cell>
              <table:table-cell office:value-type="float" office:value="2.03808732589">
                <text:p>2.03808732589</text:p>
              </table:table-cell>
              <table:table-cell office:value-type="float" office:value="374">
                <text:p>374</text:p>
              </table:table-cell>
              <table:table-cell office:value-type="float" office:value="3.1445496856">
                <text:p>3.14454968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0">
                <text:p>140</text:p>
              </table:table-cell>
              <table:table-cell office:value-type="float" office:value="1.61402637249">
                <text:p>1.61402637249</text:p>
              </table:table-cell>
              <table:table-cell office:value-type="float" office:value="114">
                <text:p>114</text:p>
              </table:table-cell>
              <table:table-cell office:value-type="float" office:value="0.926622297122">
                <text:p>0.9266222971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4">
                <text:p>154</text:p>
              </table:table-cell>
              <table:table-cell office:value-type="float" office:value="1.82369148133">
                <text:p>1.82369148133</text:p>
              </table:table-cell>
              <table:table-cell office:value-type="float" office:value="312">
                <text:p>312</text:p>
              </table:table-cell>
              <table:table-cell office:value-type="float" office:value="2.63480703009">
                <text:p>2.634807030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0">
                <text:p>230</text:p>
              </table:table-cell>
              <table:table-cell office:value-type="float" office:value="2.49843649501">
                <text:p>2.49843649501</text:p>
              </table:table-cell>
              <table:table-cell office:value-type="float" office:value="104">
                <text:p>104</text:p>
              </table:table-cell>
              <table:table-cell office:value-type="float" office:value="1.23657746419">
                <text:p>1.236577464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5">
                <text:p>235</text:p>
              </table:table-cell>
              <table:table-cell office:value-type="float" office:value="2.32941546623">
                <text:p>2.32941546623</text:p>
              </table:table-cell>
              <table:table-cell office:value-type="float" office:value="257">
                <text:p>257</text:p>
              </table:table-cell>
              <table:table-cell office:value-type="float" office:value="2.37551876767">
                <text:p>2.375518767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">
                <text:p>86</text:p>
              </table:table-cell>
              <table:table-cell office:value-type="float" office:value="0.353064234184">
                <text:p>0.353064234184</text:p>
              </table:table-cell>
              <table:table-cell office:value-type="float" office:value="246">
                <text:p>246</text:p>
              </table:table-cell>
              <table:table-cell office:value-type="float" office:value="2.03257120699">
                <text:p>2.032571206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9">
                <text:p>149</text:p>
              </table:table-cell>
              <table:table-cell office:value-type="float" office:value="1.84544708974">
                <text:p>1.84544708974</text:p>
              </table:table-cell>
              <table:table-cell office:value-type="float" office:value="642">
                <text:p>642</text:p>
              </table:table-cell>
              <table:table-cell office:value-type="float" office:value="3.18956566216">
                <text:p>3.189565662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5">
                <text:p>175</text:p>
              </table:table-cell>
              <table:table-cell office:value-type="float" office:value="2.16505949468">
                <text:p>2.16505949468</text:p>
              </table:table-cell>
              <table:table-cell office:value-type="float" office:value="971">
                <text:p>971</text:p>
              </table:table-cell>
              <table:table-cell office:value-type="float" office:value="5.62606629636">
                <text:p>5.626066296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5">
                <text:p>75</text:p>
              </table:table-cell>
              <table:table-cell office:value-type="float" office:value="0.943260570802">
                <text:p>0.943260570802</text:p>
              </table:table-cell>
              <table:table-cell office:value-type="float" office:value="541">
                <text:p>541</text:p>
              </table:table-cell>
              <table:table-cell office:value-type="float" office:value="4.06036179806">
                <text:p>4.060361798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">
                <text:p>208</text:p>
              </table:table-cell>
              <table:table-cell office:value-type="float" office:value="2.15123947969">
                <text:p>2.15123947969</text:p>
              </table:table-cell>
              <table:table-cell office:value-type="float" office:value="176">
                <text:p>176</text:p>
              </table:table-cell>
              <table:table-cell office:value-type="float" office:value="1.64642321882">
                <text:p>1.646423218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3">
                <text:p>213</text:p>
              </table:table-cell>
              <table:table-cell office:value-type="float" office:value="0.661836423429">
                <text:p>0.661836423429</text:p>
              </table:table-cell>
              <table:table-cell office:value-type="float" office:value="492">
                <text:p>492</text:p>
              </table:table-cell>
              <table:table-cell office:value-type="float" office:value="3.28552634377">
                <text:p>3.285526343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.5909069371">
                <text:p>1.5909069371</text:p>
              </table:table-cell>
              <table:table-cell office:value-type="float" office:value="346">
                <text:p>346</text:p>
              </table:table-cell>
              <table:table-cell office:value-type="float" office:value="3.05308154511">
                <text:p>3.053081545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1">
                <text:p>331</text:p>
              </table:table-cell>
              <table:table-cell office:value-type="float" office:value="2.8374605731">
                <text:p>2.8374605731</text:p>
              </table:table-cell>
              <table:table-cell office:value-type="float" office:value="214">
                <text:p>214</text:p>
              </table:table-cell>
              <table:table-cell office:value-type="float" office:value="2.18558289235">
                <text:p>2.185582892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">
                <text:p>138</text:p>
              </table:table-cell>
              <table:table-cell office:value-type="float" office:value="1.48861443876">
                <text:p>1.48861443876</text:p>
              </table:table-cell>
              <table:table-cell office:value-type="float" office:value="388">
                <text:p>388</text:p>
              </table:table-cell>
              <table:table-cell office:value-type="float" office:value="3.25747643492">
                <text:p>3.257476434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4">
                <text:p>544</text:p>
              </table:table-cell>
              <table:table-cell office:value-type="float" office:value="4.32442530905">
                <text:p>4.32442530905</text:p>
              </table:table-cell>
              <table:table-cell office:value-type="float" office:value="283">
                <text:p>283</text:p>
              </table:table-cell>
              <table:table-cell office:value-type="float" office:value="2.5836846189">
                <text:p>2.58368461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8">
                <text:p>98</text:p>
              </table:table-cell>
              <table:table-cell office:value-type="float" office:value="1.06644715219">
                <text:p>1.06644715219</text:p>
              </table:table-cell>
              <table:table-cell office:value-type="float" office:value="370">
                <text:p>370</text:p>
              </table:table-cell>
              <table:table-cell office:value-type="float" office:value="2.89901847349">
                <text:p>2.899018473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1.108677903">
                <text:p>1.108677903</text:p>
              </table:table-cell>
              <table:table-cell office:value-type="float" office:value="369">
                <text:p>369</text:p>
              </table:table-cell>
              <table:table-cell office:value-type="float" office:value="2.93973078714">
                <text:p>2.939730787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4">
                <text:p>284</text:p>
              </table:table-cell>
              <table:table-cell office:value-type="float" office:value="2.96713089485">
                <text:p>2.96713089485</text:p>
              </table:table-cell>
              <table:table-cell office:value-type="float" office:value="508">
                <text:p>508</text:p>
              </table:table-cell>
              <table:table-cell office:value-type="float" office:value="3.69267129296">
                <text:p>3.692671292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9">
                <text:p>69</text:p>
              </table:table-cell>
              <table:table-cell office:value-type="float" office:value="0.298703997558">
                <text:p>0.298703997558</text:p>
              </table:table-cell>
              <table:table-cell office:value-type="float" office:value="156">
                <text:p>156</text:p>
              </table:table-cell>
              <table:table-cell office:value-type="float" office:value="1.39640128432">
                <text:p>1.396401284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1">
                <text:p>171</text:p>
              </table:table-cell>
              <table:table-cell office:value-type="float" office:value="1.99721044345">
                <text:p>1.99721044345</text:p>
              </table:table-cell>
              <table:table-cell office:value-type="float" office:value="574">
                <text:p>574</text:p>
              </table:table-cell>
              <table:table-cell office:value-type="float" office:value="3.61200376358">
                <text:p>3.612003763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">
                <text:p>40</text:p>
              </table:table-cell>
              <table:table-cell office:value-type="float" office:value="0.80994205898">
                <text:p>0.80994205898</text:p>
              </table:table-cell>
              <table:table-cell office:value-type="float" office:value="450">
                <text:p>450</text:p>
              </table:table-cell>
              <table:table-cell office:value-type="float" office:value="3.43149119055">
                <text:p>3.43149119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4">
                <text:p>134</text:p>
              </table:table-cell>
              <table:table-cell office:value-type="float" office:value="1.70298694165">
                <text:p>1.70298694165</text:p>
              </table:table-cell>
              <table:table-cell office:value-type="float" office:value="487">
                <text:p>487</text:p>
              </table:table-cell>
              <table:table-cell office:value-type="float" office:value="2.5846445734">
                <text:p>2.58464457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3">
                <text:p>183</text:p>
              </table:table-cell>
              <table:table-cell office:value-type="float" office:value="2.03755295818">
                <text:p>2.03755295818</text:p>
              </table:table-cell>
              <table:table-cell office:value-type="float" office:value="392">
                <text:p>392</text:p>
              </table:table-cell>
              <table:table-cell office:value-type="float" office:value="3.2579689915">
                <text:p>3.25796899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2">
                <text:p>62</text:p>
              </table:table-cell>
              <table:table-cell office:value-type="float" office:value="0.652079189016">
                <text:p>0.652079189016</text:p>
              </table:table-cell>
              <table:table-cell office:value-type="float" office:value="532">
                <text:p>532</text:p>
              </table:table-cell>
              <table:table-cell office:value-type="float" office:value="3.10655528516">
                <text:p>3.106555285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7">
                <text:p>137</text:p>
              </table:table-cell>
              <table:table-cell office:value-type="float" office:value="1.55205064656">
                <text:p>1.55205064656</text:p>
              </table:table-cell>
              <table:table-cell office:value-type="float" office:value="329">
                <text:p>329</text:p>
              </table:table-cell>
              <table:table-cell office:value-type="float" office:value="2.86223503266">
                <text:p>2.862235032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2">
                <text:p>122</text:p>
              </table:table-cell>
              <table:table-cell office:value-type="float" office:value="1.53396641451">
                <text:p>1.53396641451</text:p>
              </table:table-cell>
              <table:table-cell office:value-type="float" office:value="601">
                <text:p>601</text:p>
              </table:table-cell>
              <table:table-cell office:value-type="float" office:value="3.45160070123">
                <text:p>3.451600701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2">
                <text:p>272</text:p>
              </table:table-cell>
              <table:table-cell office:value-type="float" office:value="2.84400666532">
                <text:p>2.84400666532</text:p>
              </table:table-cell>
              <table:table-cell office:value-type="float" office:value="240">
                <text:p>240</text:p>
              </table:table-cell>
              <table:table-cell office:value-type="float" office:value="2.14134808229">
                <text:p>2.141348082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">
                <text:p>47</text:p>
              </table:table-cell>
              <table:table-cell office:value-type="float" office:value="0.614005249216">
                <text:p>0.614005249216</text:p>
              </table:table-cell>
              <table:table-cell office:value-type="float" office:value="584">
                <text:p>584</text:p>
              </table:table-cell>
              <table:table-cell office:value-type="float" office:value="3.90389859364">
                <text:p>3.903898593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1">
                <text:p>241</text:p>
              </table:table-cell>
              <table:table-cell office:value-type="float" office:value="2.49614969332">
                <text:p>2.49614969332</text:p>
              </table:table-cell>
              <table:table-cell office:value-type="float" office:value="183">
                <text:p>183</text:p>
              </table:table-cell>
              <table:table-cell office:value-type="float" office:value="1.481601246">
                <text:p>1.4816012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6">
                <text:p>126</text:p>
              </table:table-cell>
              <table:table-cell office:value-type="float" office:value="1.40492673933">
                <text:p>1.40492673933</text:p>
              </table:table-cell>
              <table:table-cell office:value-type="float" office:value="266">
                <text:p>266</text:p>
              </table:table-cell>
              <table:table-cell office:value-type="float" office:value="1.97771807363">
                <text:p>1.977718073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1.44730546765">
                <text:p>1.44730546765</text:p>
              </table:table-cell>
              <table:table-cell office:value-type="float" office:value="198">
                <text:p>198</text:p>
              </table:table-cell>
              <table:table-cell office:value-type="float" office:value="2.04082241972">
                <text:p>2.040822419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6">
                <text:p>66</text:p>
              </table:table-cell>
              <table:table-cell office:value-type="float" office:value="1.10858603831">
                <text:p>1.10858603831</text:p>
              </table:table-cell>
              <table:table-cell office:value-type="float" office:value="487">
                <text:p>487</text:p>
              </table:table-cell>
              <table:table-cell office:value-type="float" office:value="3.69003555884">
                <text:p>3.690035558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4">
                <text:p>334</text:p>
              </table:table-cell>
              <table:table-cell office:value-type="float" office:value="3.07529896859">
                <text:p>3.07529896859</text:p>
              </table:table-cell>
              <table:table-cell office:value-type="float" office:value="113">
                <text:p>113</text:p>
              </table:table-cell>
              <table:table-cell office:value-type="float" office:value="0.626806137625">
                <text:p>0.6268061376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">
                <text:p>40</text:p>
              </table:table-cell>
              <table:table-cell office:value-type="float" office:value="0.791875390297">
                <text:p>0.791875390297</text:p>
              </table:table-cell>
              <table:table-cell office:value-type="float" office:value="937">
                <text:p>937</text:p>
              </table:table-cell>
              <table:table-cell office:value-type="float" office:value="4.53610008479">
                <text:p>4.536100084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5">
                <text:p>315</text:p>
              </table:table-cell>
              <table:table-cell office:value-type="float" office:value="2.89131170441">
                <text:p>2.89131170441</text:p>
              </table:table-cell>
              <table:table-cell office:value-type="float" office:value="220">
                <text:p>220</text:p>
              </table:table-cell>
              <table:table-cell office:value-type="float" office:value="1.61316905305">
                <text:p>1.613169053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0.64459332398">
                <text:p>0.64459332398</text:p>
              </table:table-cell>
              <table:table-cell office:value-type="float" office:value="282">
                <text:p>282</text:p>
              </table:table-cell>
              <table:table-cell office:value-type="float" office:value="1.47410173692">
                <text:p>1.474101736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6">
                <text:p>126</text:p>
              </table:table-cell>
              <table:table-cell office:value-type="float" office:value="1.64093124722">
                <text:p>1.64093124722</text:p>
              </table:table-cell>
              <table:table-cell office:value-type="float" office:value="729">
                <text:p>729</text:p>
              </table:table-cell>
              <table:table-cell office:value-type="float" office:value="3.20815368388">
                <text:p>3.208153683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">
                <text:p>18</text:p>
              </table:table-cell>
              <table:table-cell office:value-type="float" office:value="0.266101843112">
                <text:p>0.266101843112</text:p>
              </table:table-cell>
              <table:table-cell office:value-type="float" office:value="397">
                <text:p>397</text:p>
              </table:table-cell>
              <table:table-cell office:value-type="float" office:value="2.36425187941">
                <text:p>2.364251879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8">
                <text:p>68</text:p>
              </table:table-cell>
              <table:table-cell office:value-type="float" office:value="1.01228243937">
                <text:p>1.01228243937</text:p>
              </table:table-cell>
              <table:table-cell office:value-type="float" office:value="508">
                <text:p>508</text:p>
              </table:table-cell>
              <table:table-cell office:value-type="float" office:value="3.69542874044">
                <text:p>3.695428740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5">
                <text:p>95</text:p>
              </table:table-cell>
              <table:table-cell office:value-type="float" office:value="1.25901644305">
                <text:p>1.25901644305</text:p>
              </table:table-cell>
              <table:table-cell office:value-type="float" office:value="363">
                <text:p>363</text:p>
              </table:table-cell>
              <table:table-cell office:value-type="float" office:value="2.98673882152">
                <text:p>2.986738821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2">
                <text:p>92</text:p>
              </table:table-cell>
              <table:table-cell office:value-type="float" office:value="1.38624256218">
                <text:p>1.38624256218</text:p>
              </table:table-cell>
              <table:table-cell office:value-type="float" office:value="341">
                <text:p>341</text:p>
              </table:table-cell>
              <table:table-cell office:value-type="float" office:value="2.85881694953">
                <text:p>2.858816949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8">
                <text:p>108</text:p>
              </table:table-cell>
              <table:table-cell office:value-type="float" office:value="1.48520162125">
                <text:p>1.48520162125</text:p>
              </table:table-cell>
              <table:table-cell office:value-type="float" office:value="145">
                <text:p>145</text:p>
              </table:table-cell>
              <table:table-cell office:value-type="float" office:value="0.581383873957">
                <text:p>0.5813838739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6">
                <text:p>96</text:p>
              </table:table-cell>
              <table:table-cell office:value-type="float" office:value="1.44964257952">
                <text:p>1.44964257952</text:p>
              </table:table-cell>
              <table:table-cell office:value-type="float" office:value="296">
                <text:p>296</text:p>
              </table:table-cell>
              <table:table-cell office:value-type="float" office:value="2.70278745825">
                <text:p>2.702787458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2">
                <text:p>62</text:p>
              </table:table-cell>
              <table:table-cell office:value-type="float" office:value="0.832677154233">
                <text:p>0.832677154233</text:p>
              </table:table-cell>
              <table:table-cell office:value-type="float" office:value="504">
                <text:p>504</text:p>
              </table:table-cell>
              <table:table-cell office:value-type="float" office:value="4.16385132564">
                <text:p>4.163851325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6">
                <text:p>226</text:p>
              </table:table-cell>
              <table:table-cell office:value-type="float" office:value="1.25496649338">
                <text:p>1.25496649338</text:p>
              </table:table-cell>
              <table:table-cell office:value-type="float" office:value="155">
                <text:p>155</text:p>
              </table:table-cell>
              <table:table-cell office:value-type="float" office:value="1.18679691198">
                <text:p>1.186796911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2">
                <text:p>522</text:p>
              </table:table-cell>
              <table:table-cell office:value-type="float" office:value="2.66748789992">
                <text:p>2.66748789992</text:p>
              </table:table-cell>
              <table:table-cell office:value-type="float" office:value="456">
                <text:p>456</text:p>
              </table:table-cell>
              <table:table-cell office:value-type="float" office:value="2.42207847932">
                <text:p>2.422078479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0">
                <text:p>190</text:p>
              </table:table-cell>
              <table:table-cell office:value-type="float" office:value="2.03581174045">
                <text:p>2.03581174045</text:p>
              </table:table-cell>
              <table:table-cell office:value-type="float" office:value="538">
                <text:p>538</text:p>
              </table:table-cell>
              <table:table-cell office:value-type="float" office:value="2.90739185741">
                <text:p>2.907391857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4">
                <text:p>424</text:p>
              </table:table-cell>
              <table:table-cell office:value-type="float" office:value="3.44679632318">
                <text:p>3.44679632318</text:p>
              </table:table-cell>
              <table:table-cell office:value-type="float" office:value="305">
                <text:p>305</text:p>
              </table:table-cell>
              <table:table-cell office:value-type="float" office:value="2.62225307215">
                <text:p>2.622253072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2">
                <text:p>92</text:p>
              </table:table-cell>
              <table:table-cell office:value-type="float" office:value="0.71322448093">
                <text:p>0.71322448093</text:p>
              </table:table-cell>
              <table:table-cell office:value-type="float" office:value="403">
                <text:p>403</text:p>
              </table:table-cell>
              <table:table-cell office:value-type="float" office:value="3.06677384371">
                <text:p>3.066773843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7">
                <text:p>217</text:p>
              </table:table-cell>
              <table:table-cell office:value-type="float" office:value="2.42420444543">
                <text:p>2.42420444543</text:p>
              </table:table-cell>
              <table:table-cell office:value-type="float" office:value="402">
                <text:p>402</text:p>
              </table:table-cell>
              <table:table-cell office:value-type="float" office:value="2.89803073668">
                <text:p>2.898030736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8">
                <text:p>188</text:p>
              </table:table-cell>
              <table:table-cell office:value-type="float" office:value="2.15666839348">
                <text:p>2.15666839348</text:p>
              </table:table-cell>
              <table:table-cell office:value-type="float" office:value="501">
                <text:p>501</text:p>
              </table:table-cell>
              <table:table-cell office:value-type="float" office:value="3.93929442751">
                <text:p>3.939294427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5">
                <text:p>85</text:p>
              </table:table-cell>
              <table:table-cell office:value-type="float" office:value="1.30977178188">
                <text:p>1.30977178188</text:p>
              </table:table-cell>
              <table:table-cell office:value-type="float" office:value="718">
                <text:p>718</text:p>
              </table:table-cell>
              <table:table-cell office:value-type="float" office:value="4.60698282833">
                <text:p>4.606982828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4">
                <text:p>214</text:p>
              </table:table-cell>
              <table:table-cell office:value-type="float" office:value="2.34277458488">
                <text:p>2.34277458488</text:p>
              </table:table-cell>
              <table:table-cell office:value-type="float" office:value="530">
                <text:p>530</text:p>
              </table:table-cell>
              <table:table-cell office:value-type="float" office:value="4.16050726407">
                <text:p>4.160507264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7">
                <text:p>97</text:p>
              </table:table-cell>
              <table:table-cell office:value-type="float" office:value="1.15670372657">
                <text:p>1.15670372657</text:p>
              </table:table-cell>
              <table:table-cell office:value-type="float" office:value="365">
                <text:p>365</text:p>
              </table:table-cell>
              <table:table-cell office:value-type="float" office:value="2.89372855222">
                <text:p>2.893728552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6">
                <text:p>206</text:p>
              </table:table-cell>
              <table:table-cell office:value-type="float" office:value="2.03128196141">
                <text:p>2.03128196141</text:p>
              </table:table-cell>
              <table:table-cell office:value-type="float" office:value="639">
                <text:p>639</text:p>
              </table:table-cell>
              <table:table-cell office:value-type="float" office:value="4.07681972032">
                <text:p>4.076819720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">
                <text:p>61</text:p>
              </table:table-cell>
              <table:table-cell office:value-type="float" office:value="1.03338409111">
                <text:p>1.03338409111</text:p>
              </table:table-cell>
              <table:table-cell office:value-type="float" office:value="178">
                <text:p>178</text:p>
              </table:table-cell>
              <table:table-cell office:value-type="float" office:value="1.93079574681">
                <text:p>1.930795746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9">
                <text:p>99</text:p>
              </table:table-cell>
              <table:table-cell office:value-type="float" office:value="1.47083828699">
                <text:p>1.47083828699</text:p>
              </table:table-cell>
              <table:table-cell office:value-type="float" office:value="267">
                <text:p>267</text:p>
              </table:table-cell>
              <table:table-cell office:value-type="float" office:value="2.2479091266">
                <text:p>2.24790912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">
                <text:p>55</text:p>
              </table:table-cell>
              <table:table-cell office:value-type="float" office:value="0.766909378073">
                <text:p>0.766909378073</text:p>
              </table:table-cell>
              <table:table-cell office:value-type="float" office:value="126">
                <text:p>126</text:p>
              </table:table-cell>
              <table:table-cell office:value-type="float" office:value="1.21977064516">
                <text:p>1.219770645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">
                <text:p>133</text:p>
              </table:table-cell>
              <table:table-cell office:value-type="float" office:value="1.72033834517">
                <text:p>1.72033834517</text:p>
              </table:table-cell>
              <table:table-cell office:value-type="float" office:value="182">
                <text:p>182</text:p>
              </table:table-cell>
              <table:table-cell office:value-type="float" office:value="1.50021210315">
                <text:p>1.500212103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7">
                <text:p>47</text:p>
              </table:table-cell>
              <table:table-cell office:value-type="float" office:value="0.789238565078">
                <text:p>0.789238565078</text:p>
              </table:table-cell>
              <table:table-cell office:value-type="float" office:value="253">
                <text:p>253</text:p>
              </table:table-cell>
              <table:table-cell office:value-type="float" office:value="1.98025239312">
                <text:p>1.980252393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7">
                <text:p>47</text:p>
              </table:table-cell>
              <table:table-cell office:value-type="float" office:value="0.756474678049">
                <text:p>0.756474678049</text:p>
              </table:table-cell>
              <table:table-cell office:value-type="float" office:value="510">
                <text:p>510</text:p>
              </table:table-cell>
              <table:table-cell office:value-type="float" office:value="2.49800667099">
                <text:p>2.498006670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8">
                <text:p>78</text:p>
              </table:table-cell>
              <table:table-cell office:value-type="float" office:value="1.19069652719">
                <text:p>1.19069652719</text:p>
              </table:table-cell>
              <table:table-cell office:value-type="float" office:value="436">
                <text:p>436</text:p>
              </table:table-cell>
              <table:table-cell office:value-type="float" office:value="3.06796564915">
                <text:p>3.067965649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1">
                <text:p>61</text:p>
              </table:table-cell>
              <table:table-cell office:value-type="float" office:value="0.751193593989">
                <text:p>0.751193593989</text:p>
              </table:table-cell>
              <table:table-cell office:value-type="float" office:value="297">
                <text:p>297</text:p>
              </table:table-cell>
              <table:table-cell office:value-type="float" office:value="2.486678677">
                <text:p>2.4866786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1">
                <text:p>61</text:p>
              </table:table-cell>
              <table:table-cell office:value-type="float" office:value="0.618173536838">
                <text:p>0.618173536838</text:p>
              </table:table-cell>
              <table:table-cell office:value-type="float" office:value="198">
                <text:p>198</text:p>
              </table:table-cell>
              <table:table-cell office:value-type="float" office:value="1.80426082764">
                <text:p>1.804260827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2">
                <text:p>242</text:p>
              </table:table-cell>
              <table:table-cell office:value-type="float" office:value="2.53349544828">
                <text:p>2.53349544828</text:p>
              </table:table-cell>
              <table:table-cell office:value-type="float" office:value="994">
                <text:p>994</text:p>
              </table:table-cell>
              <table:table-cell office:value-type="float" office:value="4.2860435759">
                <text:p>4.28604357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0.439552274732">
                <text:p>0.439552274732</text:p>
              </table:table-cell>
              <table:table-cell office:value-type="float" office:value="133">
                <text:p>133</text:p>
              </table:table-cell>
              <table:table-cell office:value-type="float" office:value="1.27846125457">
                <text:p>1.278461254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1">
                <text:p>121</text:p>
              </table:table-cell>
              <table:table-cell office:value-type="float" office:value="1.59441248216">
                <text:p>1.59441248216</text:p>
              </table:table-cell>
              <table:table-cell office:value-type="float" office:value="474">
                <text:p>474</text:p>
              </table:table-cell>
              <table:table-cell office:value-type="float" office:value="2.55888780492">
                <text:p>2.558887804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2">
                <text:p>172</text:p>
              </table:table-cell>
              <table:table-cell office:value-type="float" office:value="1.90068460845">
                <text:p>1.90068460845</text:p>
              </table:table-cell>
              <table:table-cell office:value-type="float" office:value="523">
                <text:p>523</text:p>
              </table:table-cell>
              <table:table-cell office:value-type="float" office:value="1.12302312603">
                <text:p>1.123023126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5">
                <text:p>105</text:p>
              </table:table-cell>
              <table:table-cell office:value-type="float" office:value="1.43087920892">
                <text:p>1.43087920892</text:p>
              </table:table-cell>
              <table:table-cell office:value-type="float" office:value="206">
                <text:p>206</text:p>
              </table:table-cell>
              <table:table-cell office:value-type="float" office:value="2.06731639058">
                <text:p>2.067316390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3">
                <text:p>63</text:p>
              </table:table-cell>
              <table:table-cell office:value-type="float" office:value="0.987297985509">
                <text:p>0.987297985509</text:p>
              </table:table-cell>
              <table:table-cell office:value-type="float" office:value="487">
                <text:p>487</text:p>
              </table:table-cell>
              <table:table-cell office:value-type="float" office:value="3.47552326961">
                <text:p>3.475523269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2">
                <text:p>172</text:p>
              </table:table-cell>
              <table:table-cell office:value-type="float" office:value="1.93419179049">
                <text:p>1.93419179049</text:p>
              </table:table-cell>
              <table:table-cell office:value-type="float" office:value="442">
                <text:p>442</text:p>
              </table:table-cell>
              <table:table-cell office:value-type="float" office:value="3.48556675458">
                <text:p>3.485566754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8">
                <text:p>378</text:p>
              </table:table-cell>
              <table:table-cell office:value-type="float" office:value="2.98569166294">
                <text:p>2.98569166294</text:p>
              </table:table-cell>
              <table:table-cell office:value-type="float" office:value="211">
                <text:p>211</text:p>
              </table:table-cell>
              <table:table-cell office:value-type="float" office:value="1.92302338366">
                <text:p>1.923023383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">
                <text:p>40</text:p>
              </table:table-cell>
              <table:table-cell office:value-type="float" office:value="0.55932711846">
                <text:p>0.55932711846</text:p>
              </table:table-cell>
              <table:table-cell office:value-type="float" office:value="258">
                <text:p>258</text:p>
              </table:table-cell>
              <table:table-cell office:value-type="float" office:value="1.69961073121">
                <text:p>1.699610731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9">
                <text:p>219</text:p>
              </table:table-cell>
              <table:table-cell office:value-type="float" office:value="2.17701664047">
                <text:p>2.17701664047</text:p>
              </table:table-cell>
              <table:table-cell office:value-type="float" office:value="459">
                <text:p>459</text:p>
              </table:table-cell>
              <table:table-cell office:value-type="float" office:value="3.57449107319">
                <text:p>3.574491073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3">
                <text:p>63</text:p>
              </table:table-cell>
              <table:table-cell office:value-type="float" office:value="0.521338120276">
                <text:p>0.521338120276</text:p>
              </table:table-cell>
              <table:table-cell office:value-type="float" office:value="382">
                <text:p>382</text:p>
              </table:table-cell>
              <table:table-cell office:value-type="float" office:value="3.15410686092">
                <text:p>3.154106860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4">
                <text:p>224</text:p>
              </table:table-cell>
              <table:table-cell office:value-type="float" office:value="2.35176002127">
                <text:p>2.35176002127</text:p>
              </table:table-cell>
              <table:table-cell office:value-type="float" office:value="253">
                <text:p>253</text:p>
              </table:table-cell>
              <table:table-cell office:value-type="float" office:value="1.64550081943">
                <text:p>1.645500819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95">
                <text:p>595</text:p>
              </table:table-cell>
              <table:table-cell office:value-type="float" office:value="4.12273040535">
                <text:p>4.12273040535</text:p>
              </table:table-cell>
              <table:table-cell office:value-type="float" office:value="971">
                <text:p>971</text:p>
              </table:table-cell>
              <table:table-cell office:value-type="float" office:value="5.59755674727">
                <text:p>5.597556747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7">
                <text:p>217</text:p>
              </table:table-cell>
              <table:table-cell office:value-type="float" office:value="1.68452106405">
                <text:p>1.68452106405</text:p>
              </table:table-cell>
              <table:table-cell office:value-type="float" office:value="158">
                <text:p>158</text:p>
              </table:table-cell>
              <table:table-cell office:value-type="float" office:value="0.592874992162">
                <text:p>0.5928749921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3">
                <text:p>113</text:p>
              </table:table-cell>
              <table:table-cell office:value-type="float" office:value="1.34494440962">
                <text:p>1.34494440962</text:p>
              </table:table-cell>
              <table:table-cell office:value-type="float" office:value="671">
                <text:p>671</text:p>
              </table:table-cell>
              <table:table-cell office:value-type="float" office:value="2.82870408466">
                <text:p>2.828704084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3">
                <text:p>123</text:p>
              </table:table-cell>
              <table:table-cell office:value-type="float" office:value="1.73559620811">
                <text:p>1.73559620811</text:p>
              </table:table-cell>
              <table:table-cell office:value-type="float" office:value="927">
                <text:p>927</text:p>
              </table:table-cell>
              <table:table-cell office:value-type="float" office:value="2.7183279104">
                <text:p>2.71832791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1.29205327973">
                <text:p>1.29205327973</text:p>
              </table:table-cell>
              <table:table-cell office:value-type="float" office:value="504">
                <text:p>504</text:p>
              </table:table-cell>
              <table:table-cell office:value-type="float" office:value="4.17984649942">
                <text:p>4.179846499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6">
                <text:p>146</text:p>
              </table:table-cell>
              <table:table-cell office:value-type="float" office:value="1.37836130291">
                <text:p>1.37836130291</text:p>
              </table:table-cell>
              <table:table-cell office:value-type="float" office:value="269">
                <text:p>269</text:p>
              </table:table-cell>
              <table:table-cell office:value-type="float" office:value="1.71477280049">
                <text:p>1.714772800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4">
                <text:p>84</text:p>
              </table:table-cell>
              <table:table-cell office:value-type="float" office:value="1.18967917012">
                <text:p>1.18967917012</text:p>
              </table:table-cell>
              <table:table-cell office:value-type="float" office:value="228">
                <text:p>228</text:p>
              </table:table-cell>
              <table:table-cell office:value-type="float" office:value="2.16370756628">
                <text:p>2.163707566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.64150159616">
                <text:p>1.64150159616</text:p>
              </table:table-cell>
              <table:table-cell office:value-type="float" office:value="149">
                <text:p>149</text:p>
              </table:table-cell>
              <table:table-cell office:value-type="float" office:value="0.882617363146">
                <text:p>0.8826173631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5">
                <text:p>255</text:p>
              </table:table-cell>
              <table:table-cell office:value-type="float" office:value="2.58966020193">
                <text:p>2.58966020193</text:p>
              </table:table-cell>
              <table:table-cell office:value-type="float" office:value="286">
                <text:p>286</text:p>
              </table:table-cell>
              <table:table-cell office:value-type="float" office:value="2.04197038928">
                <text:p>2.041970389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5">
                <text:p>275</text:p>
              </table:table-cell>
              <table:table-cell office:value-type="float" office:value="3.07809792076">
                <text:p>3.07809792076</text:p>
              </table:table-cell>
              <table:table-cell office:value-type="float" office:value="196">
                <text:p>196</text:p>
              </table:table-cell>
              <table:table-cell office:value-type="float" office:value="1.9111404698">
                <text:p>1.91114046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4">
                <text:p>144</text:p>
              </table:table-cell>
              <table:table-cell office:value-type="float" office:value="1.4854129823">
                <text:p>1.4854129823</text:p>
              </table:table-cell>
              <table:table-cell office:value-type="float" office:value="273">
                <text:p>273</text:p>
              </table:table-cell>
              <table:table-cell office:value-type="float" office:value="2.8435690118">
                <text:p>2.84356901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1">
                <text:p>131</text:p>
              </table:table-cell>
              <table:table-cell office:value-type="float" office:value="1.31695831332">
                <text:p>1.31695831332</text:p>
              </table:table-cell>
              <table:table-cell office:value-type="float" office:value="221">
                <text:p>221</text:p>
              </table:table-cell>
              <table:table-cell office:value-type="float" office:value="2.21327173218">
                <text:p>2.213271732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3">
                <text:p>163</text:p>
              </table:table-cell>
              <table:table-cell office:value-type="float" office:value="1.84207409961">
                <text:p>1.84207409961</text:p>
              </table:table-cell>
              <table:table-cell office:value-type="float" office:value="411">
                <text:p>411</text:p>
              </table:table-cell>
              <table:table-cell office:value-type="float" office:value="2.99833579187">
                <text:p>2.998335791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2">
                <text:p>212</text:p>
              </table:table-cell>
              <table:table-cell office:value-type="float" office:value="1.74677655967">
                <text:p>1.74677655967</text:p>
              </table:table-cell>
              <table:table-cell office:value-type="float" office:value="226">
                <text:p>226</text:p>
              </table:table-cell>
              <table:table-cell office:value-type="float" office:value="1.74178432953">
                <text:p>1.741784329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3">
                <text:p>363</text:p>
              </table:table-cell>
              <table:table-cell office:value-type="float" office:value="3.33913528355">
                <text:p>3.33913528355</text:p>
              </table:table-cell>
              <table:table-cell office:value-type="float" office:value="452">
                <text:p>452</text:p>
              </table:table-cell>
              <table:table-cell office:value-type="float" office:value="3.02077473104">
                <text:p>3.020774731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9">
                <text:p>179</text:p>
              </table:table-cell>
              <table:table-cell office:value-type="float" office:value="1.96249270473">
                <text:p>1.96249270473</text:p>
              </table:table-cell>
              <table:table-cell office:value-type="float" office:value="444">
                <text:p>444</text:p>
              </table:table-cell>
              <table:table-cell office:value-type="float" office:value="3.50332788372">
                <text:p>3.503327883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3">
                <text:p>113</text:p>
              </table:table-cell>
              <table:table-cell office:value-type="float" office:value="1.53357789649">
                <text:p>1.53357789649</text:p>
              </table:table-cell>
              <table:table-cell office:value-type="float" office:value="224">
                <text:p>224</text:p>
              </table:table-cell>
              <table:table-cell office:value-type="float" office:value="1.99325680851">
                <text:p>1.993256808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5">
                <text:p>405</text:p>
              </table:table-cell>
              <table:table-cell office:value-type="float" office:value="3.36431412428">
                <text:p>3.36431412428</text:p>
              </table:table-cell>
              <table:table-cell office:value-type="float" office:value="369">
                <text:p>369</text:p>
              </table:table-cell>
              <table:table-cell office:value-type="float" office:value="2.99064807362">
                <text:p>2.990648073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">
                <text:p>67</text:p>
              </table:table-cell>
              <table:table-cell office:value-type="float" office:value="0.802009503176">
                <text:p>0.802009503176</text:p>
              </table:table-cell>
              <table:table-cell office:value-type="float" office:value="118">
                <text:p>118</text:p>
              </table:table-cell>
              <table:table-cell office:value-type="float" office:value="1.11049886827">
                <text:p>1.110498868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0">
                <text:p>260</text:p>
              </table:table-cell>
              <table:table-cell office:value-type="float" office:value="2.46461735677">
                <text:p>2.46461735677</text:p>
              </table:table-cell>
              <table:table-cell office:value-type="float" office:value="181">
                <text:p>181</text:p>
              </table:table-cell>
              <table:table-cell office:value-type="float" office:value="1.46995561189">
                <text:p>1.469955611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3">
                <text:p>73</text:p>
              </table:table-cell>
              <table:table-cell office:value-type="float" office:value="0.960772853065">
                <text:p>0.960772853065</text:p>
              </table:table-cell>
              <table:table-cell office:value-type="float" office:value="85">
                <text:p>85</text:p>
              </table:table-cell>
              <table:table-cell office:value-type="float" office:value="0.856342315372">
                <text:p>0.8563423153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1">
                <text:p>111</text:p>
              </table:table-cell>
              <table:table-cell office:value-type="float" office:value="1.60937202822">
                <text:p>1.60937202822</text:p>
              </table:table-cell>
              <table:table-cell office:value-type="float" office:value="229">
                <text:p>229</text:p>
              </table:table-cell>
              <table:table-cell office:value-type="float" office:value="1.73126735151">
                <text:p>1.731267351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5">
                <text:p>175</text:p>
              </table:table-cell>
              <table:table-cell office:value-type="float" office:value="0.968966726337">
                <text:p>0.968966726337</text:p>
              </table:table-cell>
              <table:table-cell office:value-type="float" office:value="176">
                <text:p>176</text:p>
              </table:table-cell>
              <table:table-cell office:value-type="float" office:value="1.63588073582">
                <text:p>1.635880735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8">
                <text:p>178</text:p>
              </table:table-cell>
              <table:table-cell office:value-type="float" office:value="2.10015331437">
                <text:p>2.10015331437</text:p>
              </table:table-cell>
              <table:table-cell office:value-type="float" office:value="344">
                <text:p>344</text:p>
              </table:table-cell>
              <table:table-cell office:value-type="float" office:value="2.51925151946">
                <text:p>2.519251519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">
                <text:p>40</text:p>
              </table:table-cell>
              <table:table-cell office:value-type="float" office:value="0.828741331734">
                <text:p>0.828741331734</text:p>
              </table:table-cell>
              <table:table-cell office:value-type="float" office:value="289">
                <text:p>289</text:p>
              </table:table-cell>
              <table:table-cell office:value-type="float" office:value="2.27103029633">
                <text:p>2.271030296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8">
                <text:p>78</text:p>
              </table:table-cell>
              <table:table-cell office:value-type="float" office:value="0.94738635188">
                <text:p>0.94738635188</text:p>
              </table:table-cell>
              <table:table-cell office:value-type="float" office:value="225">
                <text:p>225</text:p>
              </table:table-cell>
              <table:table-cell office:value-type="float" office:value="1.496433097">
                <text:p>1.4964330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0">
                <text:p>210</text:p>
              </table:table-cell>
              <table:table-cell office:value-type="float" office:value="2.33750753342">
                <text:p>2.33750753342</text:p>
              </table:table-cell>
              <table:table-cell office:value-type="float" office:value="332">
                <text:p>332</text:p>
              </table:table-cell>
              <table:table-cell office:value-type="float" office:value="2.40684312932">
                <text:p>2.406843129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9">
                <text:p>129</text:p>
              </table:table-cell>
              <table:table-cell office:value-type="float" office:value="1.27482396223">
                <text:p>1.27482396223</text:p>
              </table:table-cell>
              <table:table-cell office:value-type="float" office:value="170">
                <text:p>170</text:p>
              </table:table-cell>
              <table:table-cell office:value-type="float" office:value="1.52337382736">
                <text:p>1.523373827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3">
                <text:p>263</text:p>
              </table:table-cell>
              <table:table-cell office:value-type="float" office:value="2.24864820236">
                <text:p>2.24864820236</text:p>
              </table:table-cell>
              <table:table-cell office:value-type="float" office:value="499">
                <text:p>499</text:p>
              </table:table-cell>
              <table:table-cell office:value-type="float" office:value="3.71519166397">
                <text:p>3.715191663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0">
                <text:p>130</text:p>
              </table:table-cell>
              <table:table-cell office:value-type="float" office:value="1.73027556386">
                <text:p>1.73027556386</text:p>
              </table:table-cell>
              <table:table-cell office:value-type="float" office:value="265">
                <text:p>265</text:p>
              </table:table-cell>
              <table:table-cell office:value-type="float" office:value="2.0096177213">
                <text:p>2.00961772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1">
                <text:p>81</text:p>
              </table:table-cell>
              <table:table-cell office:value-type="float" office:value="1.07517880803">
                <text:p>1.07517880803</text:p>
              </table:table-cell>
              <table:table-cell office:value-type="float" office:value="135">
                <text:p>135</text:p>
              </table:table-cell>
              <table:table-cell office:value-type="float" office:value="1.30761280451">
                <text:p>1.307612804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0">
                <text:p>160</text:p>
              </table:table-cell>
              <table:table-cell office:value-type="float" office:value="1.68162659117">
                <text:p>1.68162659117</text:p>
              </table:table-cell>
              <table:table-cell office:value-type="float" office:value="259">
                <text:p>259</text:p>
              </table:table-cell>
              <table:table-cell office:value-type="float" office:value="2.32236215849">
                <text:p>2.322362158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9">
                <text:p>109</text:p>
              </table:table-cell>
              <table:table-cell office:value-type="float" office:value="1.42691367871">
                <text:p>1.42691367871</text:p>
              </table:table-cell>
              <table:table-cell office:value-type="float" office:value="215">
                <text:p>215</text:p>
              </table:table-cell>
              <table:table-cell office:value-type="float" office:value="1.37880919796">
                <text:p>1.378809197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1.81218494085">
                <text:p>1.81218494085</text:p>
              </table:table-cell>
              <table:table-cell office:value-type="float" office:value="590">
                <text:p>590</text:p>
              </table:table-cell>
              <table:table-cell office:value-type="float" office:value="4.41418934095">
                <text:p>4.414189340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9">
                <text:p>99</text:p>
              </table:table-cell>
              <table:table-cell office:value-type="float" office:value="1.38188530131">
                <text:p>1.38188530131</text:p>
              </table:table-cell>
              <table:table-cell office:value-type="float" office:value="482">
                <text:p>482</text:p>
              </table:table-cell>
              <table:table-cell office:value-type="float" office:value="2.92033830016">
                <text:p>2.920338300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9">
                <text:p>139</text:p>
              </table:table-cell>
              <table:table-cell office:value-type="float" office:value="1.65307758361">
                <text:p>1.65307758361</text:p>
              </table:table-cell>
              <table:table-cell office:value-type="float" office:value="307">
                <text:p>307</text:p>
              </table:table-cell>
              <table:table-cell office:value-type="float" office:value="3.10925158422">
                <text:p>3.109251584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5">
                <text:p>205</text:p>
              </table:table-cell>
              <table:table-cell office:value-type="float" office:value="1.86468888471">
                <text:p>1.86468888471</text:p>
              </table:table-cell>
              <table:table-cell office:value-type="float" office:value="193">
                <text:p>193</text:p>
              </table:table-cell>
              <table:table-cell office:value-type="float" office:value="1.69651719207">
                <text:p>1.696517192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2">
                <text:p>172</text:p>
              </table:table-cell>
              <table:table-cell office:value-type="float" office:value="1.95081560655">
                <text:p>1.95081560655</text:p>
              </table:table-cell>
              <table:table-cell office:value-type="float" office:value="211">
                <text:p>211</text:p>
              </table:table-cell>
              <table:table-cell office:value-type="float" office:value="1.70264481774">
                <text:p>1.702644817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5">
                <text:p>65</text:p>
              </table:table-cell>
              <table:table-cell office:value-type="float" office:value="1.07381726445">
                <text:p>1.07381726445</text:p>
              </table:table-cell>
              <table:table-cell office:value-type="float" office:value="431">
                <text:p>431</text:p>
              </table:table-cell>
              <table:table-cell office:value-type="float" office:value="3.19876639183">
                <text:p>3.198766391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3">
                <text:p>223</text:p>
              </table:table-cell>
              <table:table-cell office:value-type="float" office:value="2.33350235867">
                <text:p>2.33350235867</text:p>
              </table:table-cell>
              <table:table-cell office:value-type="float" office:value="349">
                <text:p>349</text:p>
              </table:table-cell>
              <table:table-cell office:value-type="float" office:value="2.41803744213">
                <text:p>2.418037442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8">
                <text:p>108</text:p>
              </table:table-cell>
              <table:table-cell office:value-type="float" office:value="1.23163771036">
                <text:p>1.23163771036</text:p>
              </table:table-cell>
              <table:table-cell office:value-type="float" office:value="447">
                <text:p>447</text:p>
              </table:table-cell>
              <table:table-cell office:value-type="float" office:value="2.66192805842">
                <text:p>2.661928058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71">
                <text:p>571</text:p>
              </table:table-cell>
              <table:table-cell office:value-type="float" office:value="4.80923341784">
                <text:p>4.80923341784</text:p>
              </table:table-cell>
              <table:table-cell office:value-type="float" office:value="244">
                <text:p>244</text:p>
              </table:table-cell>
              <table:table-cell office:value-type="float" office:value="1.97431462272">
                <text:p>1.974314622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1">
                <text:p>211</text:p>
              </table:table-cell>
              <table:table-cell office:value-type="float" office:value="2.12169676702">
                <text:p>2.12169676702</text:p>
              </table:table-cell>
              <table:table-cell office:value-type="float" office:value="821">
                <text:p>821</text:p>
              </table:table-cell>
              <table:table-cell office:value-type="float" office:value="4.22407492599">
                <text:p>4.224074925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2">
                <text:p>182</text:p>
              </table:table-cell>
              <table:table-cell office:value-type="float" office:value="1.36900812942">
                <text:p>1.36900812942</text:p>
              </table:table-cell>
              <table:table-cell office:value-type="float" office:value="475">
                <text:p>475</text:p>
              </table:table-cell>
              <table:table-cell office:value-type="float" office:value="3.48045489489">
                <text:p>3.480454894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5">
                <text:p>185</text:p>
              </table:table-cell>
              <table:table-cell office:value-type="float" office:value="2.18726835727">
                <text:p>2.18726835727</text:p>
              </table:table-cell>
              <table:table-cell office:value-type="float" office:value="171">
                <text:p>171</text:p>
              </table:table-cell>
              <table:table-cell office:value-type="float" office:value="1.48103769192">
                <text:p>1.481037691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5">
                <text:p>345</text:p>
              </table:table-cell>
              <table:table-cell office:value-type="float" office:value="2.89995619363">
                <text:p>2.89995619363</text:p>
              </table:table-cell>
              <table:table-cell office:value-type="float" office:value="327">
                <text:p>327</text:p>
              </table:table-cell>
              <table:table-cell office:value-type="float" office:value="2.76396524548">
                <text:p>2.763965245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5">
                <text:p>205</text:p>
              </table:table-cell>
              <table:table-cell office:value-type="float" office:value="2.06736145917">
                <text:p>2.06736145917</text:p>
              </table:table-cell>
              <table:table-cell office:value-type="float" office:value="397">
                <text:p>397</text:p>
              </table:table-cell>
              <table:table-cell office:value-type="float" office:value="2.675463244">
                <text:p>2.6754632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1.43559426251">
                <text:p>1.43559426251</text:p>
              </table:table-cell>
              <table:table-cell office:value-type="float" office:value="428">
                <text:p>428</text:p>
              </table:table-cell>
              <table:table-cell office:value-type="float" office:value="2.92790405965">
                <text:p>2.927904059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2">
                <text:p>62</text:p>
              </table:table-cell>
              <table:table-cell office:value-type="float" office:value="0.922715238792">
                <text:p>0.922715238792</text:p>
              </table:table-cell>
              <table:table-cell office:value-type="float" office:value="174">
                <text:p>174</text:p>
              </table:table-cell>
              <table:table-cell office:value-type="float" office:value="0.574236411546">
                <text:p>0.5742364115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2">
                <text:p>102</text:p>
              </table:table-cell>
              <table:table-cell office:value-type="float" office:value="1.33747331798">
                <text:p>1.33747331798</text:p>
              </table:table-cell>
              <table:table-cell office:value-type="float" office:value="233">
                <text:p>233</text:p>
              </table:table-cell>
              <table:table-cell office:value-type="float" office:value="2.25110978762">
                <text:p>2.251109787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5">
                <text:p>115</text:p>
              </table:table-cell>
              <table:table-cell office:value-type="float" office:value="1.54957235083">
                <text:p>1.54957235083</text:p>
              </table:table-cell>
              <table:table-cell office:value-type="float" office:value="266">
                <text:p>266</text:p>
              </table:table-cell>
              <table:table-cell office:value-type="float" office:value="2.08289941369">
                <text:p>2.082899413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9">
                <text:p>159</text:p>
              </table:table-cell>
              <table:table-cell office:value-type="float" office:value="1.91207290731">
                <text:p>1.91207290731</text:p>
              </table:table-cell>
              <table:table-cell office:value-type="float" office:value="503">
                <text:p>503</text:p>
              </table:table-cell>
              <table:table-cell office:value-type="float" office:value="2.77082394542">
                <text:p>2.770823945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7">
                <text:p>47</text:p>
              </table:table-cell>
              <table:table-cell office:value-type="float" office:value="0.591928980966">
                <text:p>0.591928980966</text:p>
              </table:table-cell>
              <table:table-cell office:value-type="float" office:value="347">
                <text:p>347</text:p>
              </table:table-cell>
              <table:table-cell office:value-type="float" office:value="2.18886718376">
                <text:p>2.188867183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6">
                <text:p>106</text:p>
              </table:table-cell>
              <table:table-cell office:value-type="float" office:value="1.42464041974">
                <text:p>1.42464041974</text:p>
              </table:table-cell>
              <table:table-cell office:value-type="float" office:value="730">
                <text:p>730</text:p>
              </table:table-cell>
              <table:table-cell office:value-type="float" office:value="3.2482334482">
                <text:p>3.24823344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2">
                <text:p>132</text:p>
              </table:table-cell>
              <table:table-cell office:value-type="float" office:value="1.31776688982">
                <text:p>1.31776688982</text:p>
              </table:table-cell>
              <table:table-cell office:value-type="float" office:value="223">
                <text:p>223</text:p>
              </table:table-cell>
              <table:table-cell office:value-type="float" office:value="1.64162085447">
                <text:p>1.641620854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8">
                <text:p>58</text:p>
              </table:table-cell>
              <table:table-cell office:value-type="float" office:value="1.06457129581">
                <text:p>1.06457129581</text:p>
              </table:table-cell>
              <table:table-cell office:value-type="float" office:value="56">
                <text:p>56</text:p>
              </table:table-cell>
              <table:table-cell office:value-type="float" office:value="0.670632650995">
                <text:p>0.6706326509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7">
                <text:p>117</text:p>
              </table:table-cell>
              <table:table-cell office:value-type="float" office:value="1.4496581613">
                <text:p>1.4496581613</text:p>
              </table:table-cell>
              <table:table-cell office:value-type="float" office:value="161">
                <text:p>161</text:p>
              </table:table-cell>
              <table:table-cell office:value-type="float" office:value="1.55650435333">
                <text:p>1.556504353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">
                <text:p>40</text:p>
              </table:table-cell>
              <table:table-cell office:value-type="float" office:value="0.803510161674">
                <text:p>0.803510161674</text:p>
              </table:table-cell>
              <table:table-cell office:value-type="float" office:value="382">
                <text:p>382</text:p>
              </table:table-cell>
              <table:table-cell office:value-type="float" office:value="3.35928026276">
                <text:p>3.359280262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5">
                <text:p>235</text:p>
              </table:table-cell>
              <table:table-cell office:value-type="float" office:value="1.18228481514">
                <text:p>1.18228481514</text:p>
              </table:table-cell>
              <table:table-cell office:value-type="float" office:value="439">
                <text:p>439</text:p>
              </table:table-cell>
              <table:table-cell office:value-type="float" office:value="2.8597641629">
                <text:p>2.85976416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9">
                <text:p>159</text:p>
              </table:table-cell>
              <table:table-cell office:value-type="float" office:value="1.99445601709">
                <text:p>1.99445601709</text:p>
              </table:table-cell>
              <table:table-cell office:value-type="float" office:value="215">
                <text:p>215</text:p>
              </table:table-cell>
              <table:table-cell office:value-type="float" office:value="1.05026758868">
                <text:p>1.050267588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6">
                <text:p>106</text:p>
              </table:table-cell>
              <table:table-cell office:value-type="float" office:value="0.677665277286">
                <text:p>0.677665277286</text:p>
              </table:table-cell>
              <table:table-cell office:value-type="float" office:value="494">
                <text:p>494</text:p>
              </table:table-cell>
              <table:table-cell office:value-type="float" office:value="2.13854818623">
                <text:p>2.138548186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3">
                <text:p>173</text:p>
              </table:table-cell>
              <table:table-cell office:value-type="float" office:value="1.95229707163">
                <text:p>1.95229707163</text:p>
              </table:table-cell>
              <table:table-cell office:value-type="float" office:value="307">
                <text:p>307</text:p>
              </table:table-cell>
              <table:table-cell office:value-type="float" office:value="2.37188314489">
                <text:p>2.3718831448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4">
                <text:p>154</text:p>
              </table:table-cell>
              <table:table-cell office:value-type="float" office:value="1.61221807547">
                <text:p>1.61221807547</text:p>
              </table:table-cell>
              <table:table-cell office:value-type="float" office:value="222">
                <text:p>222</text:p>
              </table:table-cell>
              <table:table-cell office:value-type="float" office:value="2.13397725453">
                <text:p>2.133977254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2">
                <text:p>292</text:p>
              </table:table-cell>
              <table:table-cell office:value-type="float" office:value="2.2599641525">
                <text:p>2.259964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">
                <text:p>105</text:p>
              </table:table-cell>
              <table:table-cell office:value-type="float" office:value="1.36455594305">
                <text:p>1.36455594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9">
                <text:p>79</text:p>
              </table:table-cell>
              <table:table-cell office:value-type="float" office:value="0.804981782754">
                <text:p>0.804981782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5">
                <text:p>145</text:p>
              </table:table-cell>
              <table:table-cell office:value-type="float" office:value="1.86922470075">
                <text:p>1.86922470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9">
                <text:p>179</text:p>
              </table:table-cell>
              <table:table-cell office:value-type="float" office:value="1.9015407636">
                <text:p>1.9015407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7">
                <text:p>127</text:p>
              </table:table-cell>
              <table:table-cell office:value-type="float" office:value="1.19698332499">
                <text:p>1.19698332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1">
                <text:p>351</text:p>
              </table:table-cell>
              <table:table-cell office:value-type="float" office:value="3.12908903844">
                <text:p>3.12908903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7">
                <text:p>87</text:p>
              </table:table-cell>
              <table:table-cell office:value-type="float" office:value="1.09529918337">
                <text:p>1.09529918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3">
                <text:p>213</text:p>
              </table:table-cell>
              <table:table-cell office:value-type="float" office:value="2.36070479809">
                <text:p>2.3607047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8">
                <text:p>198</text:p>
              </table:table-cell>
              <table:table-cell office:value-type="float" office:value="0.969695479891">
                <text:p>0.969695479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0">
                <text:p>180</text:p>
              </table:table-cell>
              <table:table-cell office:value-type="float" office:value="1.88287537958">
                <text:p>1.88287537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4">
                <text:p>104</text:p>
              </table:table-cell>
              <table:table-cell office:value-type="float" office:value="1.46535457832">
                <text:p>1.46535457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6">
                <text:p>86</text:p>
              </table:table-cell>
              <table:table-cell office:value-type="float" office:value="0.701721435745">
                <text:p>0.70172143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7">
                <text:p>167</text:p>
              </table:table-cell>
              <table:table-cell office:value-type="float" office:value="2.05021161244">
                <text:p>2.0502116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4">
                <text:p>84</text:p>
              </table:table-cell>
              <table:table-cell office:value-type="float" office:value="1.3112162475">
                <text:p>1.3112162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5">
                <text:p>105</text:p>
              </table:table-cell>
              <table:table-cell office:value-type="float" office:value="1.52508395711">
                <text:p>1.52508395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2">
                <text:p>152</text:p>
              </table:table-cell>
              <table:table-cell office:value-type="float" office:value="0.88435897368">
                <text:p>0.8843589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6">
                <text:p>56</text:p>
              </table:table-cell>
              <table:table-cell office:value-type="float" office:value="0.685738353016">
                <text:p>0.685738353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7">
                <text:p>257</text:p>
              </table:table-cell>
              <table:table-cell office:value-type="float" office:value="2.47207648006">
                <text:p>2.47207648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5">
                <text:p>75</text:p>
              </table:table-cell>
              <table:table-cell office:value-type="float" office:value="0.613380537341">
                <text:p>0.613380537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1">
                <text:p>201</text:p>
              </table:table-cell>
              <table:table-cell office:value-type="float" office:value="1.24684969073">
                <text:p>1.24684969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3">
                <text:p>143</text:p>
              </table:table-cell>
              <table:table-cell office:value-type="float" office:value="1.76201428744">
                <text:p>1.76201428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">
                <text:p>58</text:p>
              </table:table-cell>
              <table:table-cell office:value-type="float" office:value="0.360965997578">
                <text:p>0.360965997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0">
                <text:p>340</text:p>
              </table:table-cell>
              <table:table-cell office:value-type="float" office:value="3.36891767405">
                <text:p>3.36891767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3">
                <text:p>323</text:p>
              </table:table-cell>
              <table:table-cell office:value-type="float" office:value="3.01263893149">
                <text:p>3.0126389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2">
                <text:p>152</text:p>
              </table:table-cell>
              <table:table-cell office:value-type="float" office:value="2.01381150443">
                <text:p>2.01381150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9">
                <text:p>129</text:p>
              </table:table-cell>
              <table:table-cell office:value-type="float" office:value="1.6109629711">
                <text:p>1.6109629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0">
                <text:p>100</text:p>
              </table:table-cell>
              <table:table-cell office:value-type="float" office:value="1.42468988846">
                <text:p>1.42468988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0">
                <text:p>100</text:p>
              </table:table-cell>
              <table:table-cell office:value-type="float" office:value="1.32068757587">
                <text:p>1.32068757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4">
                <text:p>224</text:p>
              </table:table-cell>
              <table:table-cell office:value-type="float" office:value="1.97045397772">
                <text:p>1.97045397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2">
                <text:p>152</text:p>
              </table:table-cell>
              <table:table-cell office:value-type="float" office:value="1.80870562772">
                <text:p>1.8087056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">
                <text:p>60</text:p>
              </table:table-cell>
              <table:table-cell office:value-type="float" office:value="0.924466976207">
                <text:p>0.92446697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">
                <text:p>40</text:p>
              </table:table-cell>
              <table:table-cell office:value-type="float" office:value="0.598016534472">
                <text:p>0.598016534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3">
                <text:p>153</text:p>
              </table:table-cell>
              <table:table-cell office:value-type="float" office:value="1.65621037374">
                <text:p>1.65621037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7">
                <text:p>207</text:p>
              </table:table-cell>
              <table:table-cell office:value-type="float" office:value="2.19401444859">
                <text:p>2.19401444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66">
                <text:p>366</text:p>
              </table:table-cell>
              <table:table-cell office:value-type="float" office:value="3.33886639468">
                <text:p>3.33886639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5">
                <text:p>95</text:p>
              </table:table-cell>
              <table:table-cell office:value-type="float" office:value="0.72132107553">
                <text:p>0.72132107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4">
                <text:p>174</text:p>
              </table:table-cell>
              <table:table-cell office:value-type="float" office:value="2.01032509663">
                <text:p>2.01032509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7">
                <text:p>127</text:p>
              </table:table-cell>
              <table:table-cell office:value-type="float" office:value="1.62063005745">
                <text:p>1.6206300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3">
                <text:p>83</text:p>
              </table:table-cell>
              <table:table-cell office:value-type="float" office:value="1.27200915345">
                <text:p>1.27200915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6">
                <text:p>226</text:p>
              </table:table-cell>
              <table:table-cell office:value-type="float" office:value="2.32578053835">
                <text:p>2.32578053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2">
                <text:p>152</text:p>
              </table:table-cell>
              <table:table-cell office:value-type="float" office:value="1.87856516826">
                <text:p>1.87856516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2">
                <text:p>62</text:p>
              </table:table-cell>
              <table:table-cell office:value-type="float" office:value="0.72291086201">
                <text:p>0.72291086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3">
                <text:p>53</text:p>
              </table:table-cell>
              <table:table-cell office:value-type="float" office:value="0.435762501626">
                <text:p>0.4357625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3">
                <text:p>123</text:p>
              </table:table-cell>
              <table:table-cell office:value-type="float" office:value="1.59339480467">
                <text:p>1.59339480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">
                <text:p>127</text:p>
              </table:table-cell>
              <table:table-cell office:value-type="float" office:value="1.53546766088">
                <text:p>1.53546766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3">
                <text:p>83</text:p>
              </table:table-cell>
              <table:table-cell office:value-type="float" office:value="0.382055491885">
                <text:p>0.38205549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0">
                <text:p>110</text:p>
              </table:table-cell>
              <table:table-cell office:value-type="float" office:value="1.420025892">
                <text:p>1.420025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">
                <text:p>41</text:p>
              </table:table-cell>
              <table:table-cell office:value-type="float" office:value="0.726122774953">
                <text:p>0.726122774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2">
                <text:p>112</text:p>
              </table:table-cell>
              <table:table-cell office:value-type="float" office:value="1.65677307166">
                <text:p>1.65677307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1">
                <text:p>121</text:p>
              </table:table-cell>
              <table:table-cell office:value-type="float" office:value="1.54460470719">
                <text:p>1.54460470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5">
                <text:p>145</text:p>
              </table:table-cell>
              <table:table-cell office:value-type="float" office:value="1.81717483567">
                <text:p>1.81717483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5">
                <text:p>115</text:p>
              </table:table-cell>
              <table:table-cell office:value-type="float" office:value="1.21151968238">
                <text:p>1.21151968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5">
                <text:p>195</text:p>
              </table:table-cell>
              <table:table-cell office:value-type="float" office:value="1.85066236047">
                <text:p>1.85066236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0">
                <text:p>90</text:p>
              </table:table-cell>
              <table:table-cell office:value-type="float" office:value="1.0288238064">
                <text:p>1.0288238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4">
                <text:p>124</text:p>
              </table:table-cell>
              <table:table-cell office:value-type="float" office:value="1.57115830037">
                <text:p>1.57115830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3">
                <text:p>103</text:p>
              </table:table-cell>
              <table:table-cell office:value-type="float" office:value="1.35162207553">
                <text:p>1.35162207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6">
                <text:p>146</text:p>
              </table:table-cell>
              <table:table-cell office:value-type="float" office:value="1.86525585612">
                <text:p>1.86525585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6">
                <text:p>86</text:p>
              </table:table-cell>
              <table:table-cell office:value-type="float" office:value="1.09528309443">
                <text:p>1.09528309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4">
                <text:p>184</text:p>
              </table:table-cell>
              <table:table-cell office:value-type="float" office:value="1.96030265619">
                <text:p>1.96030265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9">
                <text:p>309</text:p>
              </table:table-cell>
              <table:table-cell office:value-type="float" office:value="1.9801551891">
                <text:p>1.980155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0">
                <text:p>220</text:p>
              </table:table-cell>
              <table:table-cell office:value-type="float" office:value="2.30932643167">
                <text:p>2.30932643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1">
                <text:p>121</text:p>
              </table:table-cell>
              <table:table-cell office:value-type="float" office:value="1.10051178694">
                <text:p>1.10051178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0">
                <text:p>240</text:p>
              </table:table-cell>
              <table:table-cell office:value-type="float" office:value="2.3125685181">
                <text:p>2.3125685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1">
                <text:p>161</text:p>
              </table:table-cell>
              <table:table-cell office:value-type="float" office:value="1.86945060444">
                <text:p>1.86945060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5">
                <text:p>255</text:p>
              </table:table-cell>
              <table:table-cell office:value-type="float" office:value="2.6277950493">
                <text:p>2.6277950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13">
                <text:p>213</text:p>
              </table:table-cell>
              <table:table-cell office:value-type="float" office:value="2.306955759">
                <text:p>2.306955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6">
                <text:p>146</text:p>
              </table:table-cell>
              <table:table-cell office:value-type="float" office:value="1.54126638996">
                <text:p>1.54126638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7">
                <text:p>67</text:p>
              </table:table-cell>
              <table:table-cell office:value-type="float" office:value="0.769451922032">
                <text:p>0.76945192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2">
                <text:p>102</text:p>
              </table:table-cell>
              <table:table-cell office:value-type="float" office:value="1.32444289058">
                <text:p>1.32444289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2">
                <text:p>192</text:p>
              </table:table-cell>
              <table:table-cell office:value-type="float" office:value="2.06798422636">
                <text:p>2.06798422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8">
                <text:p>268</text:p>
              </table:table-cell>
              <table:table-cell office:value-type="float" office:value="2.74615023858">
                <text:p>2.74615023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4">
                <text:p>74</text:p>
              </table:table-cell>
              <table:table-cell office:value-type="float" office:value="1.0841638316">
                <text:p>1.0841638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7">
                <text:p>197</text:p>
              </table:table-cell>
              <table:table-cell office:value-type="float" office:value="2.2648782919">
                <text:p>2.2648782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3">
                <text:p>163</text:p>
              </table:table-cell>
              <table:table-cell office:value-type="float" office:value="1.85761088027">
                <text:p>1.85761088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4">
                <text:p>254</text:p>
              </table:table-cell>
              <table:table-cell office:value-type="float" office:value="2.04371393681">
                <text:p>2.04371393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8">
                <text:p>108</text:p>
              </table:table-cell>
              <table:table-cell office:value-type="float" office:value="1.53487462804">
                <text:p>1.53487462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9">
                <text:p>69</text:p>
              </table:table-cell>
              <table:table-cell office:value-type="float" office:value="0.49982138871">
                <text:p>0.49982138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1">
                <text:p>111</text:p>
              </table:table-cell>
              <table:table-cell office:value-type="float" office:value="0.534266576254">
                <text:p>0.534266576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2">
                <text:p>162</text:p>
              </table:table-cell>
              <table:table-cell office:value-type="float" office:value="2.03960774598">
                <text:p>2.03960774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29">
                <text:p>529</text:p>
              </table:table-cell>
              <table:table-cell office:value-type="float" office:value="4.11112284655">
                <text:p>4.11112284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0">
                <text:p>200</text:p>
              </table:table-cell>
              <table:table-cell office:value-type="float" office:value="2.30128070001">
                <text:p>2.3012807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5">
                <text:p>305</text:p>
              </table:table-cell>
              <table:table-cell office:value-type="float" office:value="2.08832481529">
                <text:p>2.0883248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3">
                <text:p>43</text:p>
              </table:table-cell>
              <table:table-cell office:value-type="float" office:value="0.715289018965">
                <text:p>0.715289018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1">
                <text:p>41</text:p>
              </table:table-cell>
              <table:table-cell office:value-type="float" office:value="0.681196133579">
                <text:p>0.681196133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0">
                <text:p>150</text:p>
              </table:table-cell>
              <table:table-cell office:value-type="float" office:value="1.83965296998">
                <text:p>1.83965296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5">
                <text:p>55</text:p>
              </table:table-cell>
              <table:table-cell office:value-type="float" office:value="0.693371296862">
                <text:p>0.69337129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3">
                <text:p>163</text:p>
              </table:table-cell>
              <table:table-cell office:value-type="float" office:value="1.81871637777">
                <text:p>1.81871637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3">
                <text:p>103</text:p>
              </table:table-cell>
              <table:table-cell office:value-type="float" office:value="0.512634072488">
                <text:p>0.512634072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5">
                <text:p>85</text:p>
              </table:table-cell>
              <table:table-cell office:value-type="float" office:value="1.29720128889">
                <text:p>1.2972012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5">
                <text:p>145</text:p>
              </table:table-cell>
              <table:table-cell office:value-type="float" office:value="1.56100347203">
                <text:p>1.56100347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7">
                <text:p>217</text:p>
              </table:table-cell>
              <table:table-cell office:value-type="float" office:value="2.27817888932">
                <text:p>2.27817888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5">
                <text:p>315</text:p>
              </table:table-cell>
              <table:table-cell office:value-type="float" office:value="3.17418330547">
                <text:p>3.17418330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2">
                <text:p>62</text:p>
              </table:table-cell>
              <table:table-cell office:value-type="float" office:value="1.04336658915">
                <text:p>1.04336658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7">
                <text:p>127</text:p>
              </table:table-cell>
              <table:table-cell office:value-type="float" office:value="1.78968781733">
                <text:p>1.7896878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9">
                <text:p>49</text:p>
              </table:table-cell>
              <table:table-cell office:value-type="float" office:value="0.890570773491">
                <text:p>0.890570773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5">
                <text:p>105</text:p>
              </table:table-cell>
              <table:table-cell office:value-type="float" office:value="1.42857344265">
                <text:p>1.42857344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4">
                <text:p>274</text:p>
              </table:table-cell>
              <table:table-cell office:value-type="float" office:value="2.46539117197">
                <text:p>2.46539117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29">
                <text:p>229</text:p>
              </table:table-cell>
              <table:table-cell office:value-type="float" office:value="2.4519986363">
                <text:p>2.4519986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8">
                <text:p>58</text:p>
              </table:table-cell>
              <table:table-cell office:value-type="float" office:value="0.88328007783">
                <text:p>0.88328007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3">
                <text:p>133</text:p>
              </table:table-cell>
              <table:table-cell office:value-type="float" office:value="1.67204038258">
                <text:p>1.67204038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9">
                <text:p>99</text:p>
              </table:table-cell>
              <table:table-cell office:value-type="float" office:value="1.23904147663">
                <text:p>1.23904147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93">
                <text:p>293</text:p>
              </table:table-cell>
              <table:table-cell office:value-type="float" office:value="2.86901669641">
                <text:p>2.86901669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0">
                <text:p>120</text:p>
              </table:table-cell>
              <table:table-cell office:value-type="float" office:value="1.45721748129">
                <text:p>1.45721748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3">
                <text:p>73</text:p>
              </table:table-cell>
              <table:table-cell office:value-type="float" office:value="1.19192127668">
                <text:p>1.19192127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1">
                <text:p>311</text:p>
              </table:table-cell>
              <table:table-cell office:value-type="float" office:value="2.39679091942">
                <text:p>2.396790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2">
                <text:p>112</text:p>
              </table:table-cell>
              <table:table-cell office:value-type="float" office:value="1.31493115566">
                <text:p>1.31493115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0">
                <text:p>170</text:p>
              </table:table-cell>
              <table:table-cell office:value-type="float" office:value="1.93192604237">
                <text:p>1.93192604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2">
                <text:p>122</text:p>
              </table:table-cell>
              <table:table-cell office:value-type="float" office:value="1.43558843467">
                <text:p>1.43558843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9">
                <text:p>179</text:p>
              </table:table-cell>
              <table:table-cell office:value-type="float" office:value="2.01517981198">
                <text:p>2.0151798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07">
                <text:p>307</text:p>
              </table:table-cell>
              <table:table-cell office:value-type="float" office:value="2.86627826424">
                <text:p>2.86627826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9">
                <text:p>189</text:p>
              </table:table-cell>
              <table:table-cell office:value-type="float" office:value="1.9116603937">
                <text:p>1.911660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3">
                <text:p>93</text:p>
              </table:table-cell>
              <table:table-cell office:value-type="float" office:value="1.33335111746">
                <text:p>1.3333511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5">
                <text:p>185</text:p>
              </table:table-cell>
              <table:table-cell office:value-type="float" office:value="2.02890403416">
                <text:p>2.02890403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8">
                <text:p>118</text:p>
              </table:table-cell>
              <table:table-cell office:value-type="float" office:value="1.5724649108">
                <text:p>1.5724649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">
                <text:p>45</text:p>
              </table:table-cell>
              <table:table-cell office:value-type="float" office:value="0.463631593069">
                <text:p>0.463631593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8">
                <text:p>158</text:p>
              </table:table-cell>
              <table:table-cell office:value-type="float" office:value="1.73163922978">
                <text:p>1.7316392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1">
                <text:p>181</text:p>
              </table:table-cell>
              <table:table-cell office:value-type="float" office:value="1.88358656662">
                <text:p>1.88358656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8">
                <text:p>118</text:p>
              </table:table-cell>
              <table:table-cell office:value-type="float" office:value="1.51593362238">
                <text:p>1.51593362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9">
                <text:p>189</text:p>
              </table:table-cell>
              <table:table-cell office:value-type="float" office:value="1.76499168978">
                <text:p>1.76499168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64">
                <text:p>264</text:p>
              </table:table-cell>
              <table:table-cell office:value-type="float" office:value="2.41952651257">
                <text:p>2.4195265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3">
                <text:p>163</text:p>
              </table:table-cell>
              <table:table-cell office:value-type="float" office:value="1.75792503762">
                <text:p>1.75792503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5">
                <text:p>75</text:p>
              </table:table-cell>
              <table:table-cell office:value-type="float" office:value="0.780646397123">
                <text:p>0.780646397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87">
                <text:p>487</text:p>
              </table:table-cell>
              <table:table-cell office:value-type="float" office:value="4.19114995342">
                <text:p>4.19114995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0">
                <text:p>50</text:p>
              </table:table-cell>
              <table:table-cell office:value-type="float" office:value="0.91890998449">
                <text:p>0.91890998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51">
                <text:p>251</text:p>
              </table:table-cell>
              <table:table-cell office:value-type="float" office:value="2.48826303081">
                <text:p>2.48826303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5">
                <text:p>65</text:p>
              </table:table-cell>
              <table:table-cell office:value-type="float" office:value="0.960957622969">
                <text:p>0.960957622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4">
                <text:p>74</text:p>
              </table:table-cell>
              <table:table-cell office:value-type="float" office:value="1.17883683309">
                <text:p>1.17883683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2">
                <text:p>62</text:p>
              </table:table-cell>
              <table:table-cell office:value-type="float" office:value="0.973279849114">
                <text:p>0.973279849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9">
                <text:p>119</text:p>
              </table:table-cell>
              <table:table-cell office:value-type="float" office:value="1.34196653785">
                <text:p>1.34196653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4">
                <text:p>94</text:p>
              </table:table-cell>
              <table:table-cell office:value-type="float" office:value="1.2466956387">
                <text:p>1.2466956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2">
                <text:p>192</text:p>
              </table:table-cell>
              <table:table-cell office:value-type="float" office:value="2.28987223615">
                <text:p>2.28987223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6">
                <text:p>56</text:p>
              </table:table-cell>
              <table:table-cell office:value-type="float" office:value="0.272140521894">
                <text:p>0.27214052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6">
                <text:p>76</text:p>
              </table:table-cell>
              <table:table-cell office:value-type="float" office:value="1.18493408261">
                <text:p>1.18493408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3">
                <text:p>43</text:p>
              </table:table-cell>
              <table:table-cell office:value-type="float" office:value="0.518530655634">
                <text:p>0.518530655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7">
                <text:p>87</text:p>
              </table:table-cell>
              <table:table-cell office:value-type="float" office:value="1.23078780848">
                <text:p>1.23078780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9">
                <text:p>89</text:p>
              </table:table-cell>
              <table:table-cell office:value-type="float" office:value="0.968255559768">
                <text:p>0.968255559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8">
                <text:p>158</text:p>
              </table:table-cell>
              <table:table-cell office:value-type="float" office:value="1.71665845894">
                <text:p>1.71665845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5">
                <text:p>135</text:p>
              </table:table-cell>
              <table:table-cell office:value-type="float" office:value="1.70532784027">
                <text:p>1.70532784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62">
                <text:p>262</text:p>
              </table:table-cell>
              <table:table-cell office:value-type="float" office:value="2.71723945755">
                <text:p>2.71723945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4">
                <text:p>84</text:p>
              </table:table-cell>
              <table:table-cell office:value-type="float" office:value="1.16924784785">
                <text:p>1.16924784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3">
                <text:p>83</text:p>
              </table:table-cell>
              <table:table-cell office:value-type="float" office:value="0.601068883249">
                <text:p>0.601068883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8">
                <text:p>128</text:p>
              </table:table-cell>
              <table:table-cell office:value-type="float" office:value="1.31431722196">
                <text:p>1.3143172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4">
                <text:p>74</text:p>
              </table:table-cell>
              <table:table-cell office:value-type="float" office:value="1.07021033206">
                <text:p>1.0702103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9">
                <text:p>99</text:p>
              </table:table-cell>
              <table:table-cell office:value-type="float" office:value="1.49671912736">
                <text:p>1.4967191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27">
                <text:p>127</text:p>
              </table:table-cell>
              <table:table-cell office:value-type="float" office:value="1.41013911593">
                <text:p>1.4101391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12">
                <text:p>312</text:p>
              </table:table-cell>
              <table:table-cell office:value-type="float" office:value="3.12767888825">
                <text:p>3.1276788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7">
                <text:p>167</text:p>
              </table:table-cell>
              <table:table-cell office:value-type="float" office:value="1.6757303199">
                <text:p>1.6757303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7">
                <text:p>47</text:p>
              </table:table-cell>
              <table:table-cell office:value-type="float" office:value="0.883429376211">
                <text:p>0.883429376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">
                <text:p>71</text:p>
              </table:table-cell>
              <table:table-cell office:value-type="float" office:value="0.490767007815">
                <text:p>0.490767007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7">
                <text:p>117</text:p>
              </table:table-cell>
              <table:table-cell office:value-type="float" office:value="1.73887306868">
                <text:p>1.73887306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0">
                <text:p>80</text:p>
              </table:table-cell>
              <table:table-cell office:value-type="float" office:value="0.904331350647">
                <text:p>0.904331350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5">
                <text:p>115</text:p>
              </table:table-cell>
              <table:table-cell office:value-type="float" office:value="1.36098809474">
                <text:p>1.36098809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39">
                <text:p>339</text:p>
              </table:table-cell>
              <table:table-cell office:value-type="float" office:value="3.11361025557">
                <text:p>3.11361025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39">
                <text:p>339</text:p>
              </table:table-cell>
              <table:table-cell office:value-type="float" office:value="3.15791314042">
                <text:p>3.15791314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40">
                <text:p>740</text:p>
              </table:table-cell>
              <table:table-cell office:value-type="float" office:value="4.40337371094">
                <text:p>4.4033737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">
                <text:p>46</text:p>
              </table:table-cell>
              <table:table-cell office:value-type="float" office:value="0.509332586857">
                <text:p>0.509332586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1">
                <text:p>161</text:p>
              </table:table-cell>
              <table:table-cell office:value-type="float" office:value="1.88738125921">
                <text:p>1.88738125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2">
                <text:p>112</text:p>
              </table:table-cell>
              <table:table-cell office:value-type="float" office:value="1.43602099572">
                <text:p>1.43602099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24">
                <text:p>224</text:p>
              </table:table-cell>
              <table:table-cell office:value-type="float" office:value="2.31701784202">
                <text:p>2.31701784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3">
                <text:p>83</text:p>
              </table:table-cell>
              <table:table-cell office:value-type="float" office:value="0.8316981566">
                <text:p>0.831698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88">
                <text:p>588</text:p>
              </table:table-cell>
              <table:table-cell office:value-type="float" office:value="2.67465453077">
                <text:p>2.6746545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3">
                <text:p>123</text:p>
              </table:table-cell>
              <table:table-cell office:value-type="float" office:value="0.988760948627">
                <text:p>0.988760948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54">
                <text:p>354</text:p>
              </table:table-cell>
              <table:table-cell office:value-type="float" office:value="3.26359288356">
                <text:p>3.26359288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1">
                <text:p>211</text:p>
              </table:table-cell>
              <table:table-cell office:value-type="float" office:value="2.07287754595">
                <text:p>2.07287754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3">
                <text:p>113</text:p>
              </table:table-cell>
              <table:table-cell office:value-type="float" office:value="1.47958238174">
                <text:p>1.47958238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1">
                <text:p>101</text:p>
              </table:table-cell>
              <table:table-cell office:value-type="float" office:value="1.27189406337">
                <text:p>1.27189406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7">
                <text:p>77</text:p>
              </table:table-cell>
              <table:table-cell office:value-type="float" office:value="1.09904039224">
                <text:p>1.09904039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6">
                <text:p>26</text:p>
              </table:table-cell>
              <table:table-cell office:value-type="float" office:value="0.369188755233">
                <text:p>0.369188755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7">
                <text:p>187</text:p>
              </table:table-cell>
              <table:table-cell office:value-type="float" office:value="2.03563731471">
                <text:p>2.0356373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3">
                <text:p>163</text:p>
              </table:table-cell>
              <table:table-cell office:value-type="float" office:value="2.01256829945">
                <text:p>2.01256829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2">
                <text:p>42</text:p>
              </table:table-cell>
              <table:table-cell office:value-type="float" office:value="0.729861705613">
                <text:p>0.729861705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36">
                <text:p>336</text:p>
              </table:table-cell>
              <table:table-cell office:value-type="float" office:value="3.2376095923">
                <text:p>3.2376095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0">
                <text:p>210</text:p>
              </table:table-cell>
              <table:table-cell office:value-type="float" office:value="1.5656530701">
                <text:p>1.5656530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5">
                <text:p>85</text:p>
              </table:table-cell>
              <table:table-cell office:value-type="float" office:value="0.494508343388">
                <text:p>0.494508343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1">
                <text:p>111</text:p>
              </table:table-cell>
              <table:table-cell office:value-type="float" office:value="1.47483907083">
                <text:p>1.47483907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50">
                <text:p>450</text:p>
              </table:table-cell>
              <table:table-cell office:value-type="float" office:value="3.67889134801">
                <text:p>3.67889134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2">
                <text:p>122</text:p>
              </table:table-cell>
              <table:table-cell office:value-type="float" office:value="1.56584278197">
                <text:p>1.56584278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8">
                <text:p>138</text:p>
              </table:table-cell>
              <table:table-cell office:value-type="float" office:value="1.31557570737">
                <text:p>1.31557570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5">
                <text:p>175</text:p>
              </table:table-cell>
              <table:table-cell office:value-type="float" office:value="1.96005211545">
                <text:p>1.9600521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9">
                <text:p>139</text:p>
              </table:table-cell>
              <table:table-cell office:value-type="float" office:value="1.62075343284">
                <text:p>1.62075343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9">
                <text:p>139</text:p>
              </table:table-cell>
              <table:table-cell office:value-type="float" office:value="1.4431618684">
                <text:p>1.4431618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6">
                <text:p>146</text:p>
              </table:table-cell>
              <table:table-cell office:value-type="float" office:value="1.59972541004">
                <text:p>1.5997254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6">
                <text:p>106</text:p>
              </table:table-cell>
              <table:table-cell office:value-type="float" office:value="1.24019659633">
                <text:p>1.24019659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1">
                <text:p>81</text:p>
              </table:table-cell>
              <table:table-cell office:value-type="float" office:value="1.091213259">
                <text:p>1.091213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4">
                <text:p>104</text:p>
              </table:table-cell>
              <table:table-cell office:value-type="float" office:value="1.2758993401">
                <text:p>1.2758993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6">
                <text:p>186</text:p>
              </table:table-cell>
              <table:table-cell office:value-type="float" office:value="1.98337435546">
                <text:p>1.98337435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3">
                <text:p>43</text:p>
              </table:table-cell>
              <table:table-cell office:value-type="float" office:value="0.706894450885">
                <text:p>0.706894450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85">
                <text:p>285</text:p>
              </table:table-cell>
              <table:table-cell office:value-type="float" office:value="2.74900777371">
                <text:p>2.74900777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3">
                <text:p>83</text:p>
              </table:table-cell>
              <table:table-cell office:value-type="float" office:value="1.11655951727">
                <text:p>1.1165595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48">
                <text:p>248</text:p>
              </table:table-cell>
              <table:table-cell office:value-type="float" office:value="2.56038488825">
                <text:p>2.5603848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1">
                <text:p>131</text:p>
              </table:table-cell>
              <table:table-cell office:value-type="float" office:value="1.25377998484">
                <text:p>1.25377998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2">
                <text:p>82</text:p>
              </table:table-cell>
              <table:table-cell office:value-type="float" office:value="1.06670202638">
                <text:p>1.06670202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2">
                <text:p>152</text:p>
              </table:table-cell>
              <table:table-cell office:value-type="float" office:value="1.04786323011">
                <text:p>1.04786323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3">
                <text:p>143</text:p>
              </table:table-cell>
              <table:table-cell office:value-type="float" office:value="1.80122859106">
                <text:p>1.80122859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1">
                <text:p>151</text:p>
              </table:table-cell>
              <table:table-cell office:value-type="float" office:value="1.6682525381">
                <text:p>1.668252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7">
                <text:p>237</text:p>
              </table:table-cell>
              <table:table-cell office:value-type="float" office:value="2.26426849986">
                <text:p>2.26426849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5">
                <text:p>125</text:p>
              </table:table-cell>
              <table:table-cell office:value-type="float" office:value="1.58431504407">
                <text:p>1.58431504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3">
                <text:p>83</text:p>
              </table:table-cell>
              <table:table-cell office:value-type="float" office:value="1.24451600272">
                <text:p>1.24451600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0">
                <text:p>120</text:p>
              </table:table-cell>
              <table:table-cell office:value-type="float" office:value="1.4809547147">
                <text:p>1.4809547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2">
                <text:p>52</text:p>
              </table:table-cell>
              <table:table-cell office:value-type="float" office:value="0.658017723891">
                <text:p>0.65801772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52">
                <text:p>252</text:p>
              </table:table-cell>
              <table:table-cell office:value-type="float" office:value="2.33201407734">
                <text:p>2.33201407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3.27904017707">
                <text:p>3.27904017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31">
                <text:p>331</text:p>
              </table:table-cell>
              <table:table-cell office:value-type="float" office:value="3.00891996189">
                <text:p>3.00891996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7">
                <text:p>67</text:p>
              </table:table-cell>
              <table:table-cell office:value-type="float" office:value="1.04578723333">
                <text:p>1.0457872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9">
                <text:p>159</text:p>
              </table:table-cell>
              <table:table-cell office:value-type="float" office:value="1.78290272938">
                <text:p>1.78290272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6">
                <text:p>86</text:p>
              </table:table-cell>
              <table:table-cell office:value-type="float" office:value="1.24892233898">
                <text:p>1.2489223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6">
                <text:p>96</text:p>
              </table:table-cell>
              <table:table-cell office:value-type="float" office:value="1.35372507872">
                <text:p>1.35372507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3">
                <text:p>143</text:p>
              </table:table-cell>
              <table:table-cell office:value-type="float" office:value="1.78328925779">
                <text:p>1.78328925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48">
                <text:p>548</text:p>
              </table:table-cell>
              <table:table-cell office:value-type="float" office:value="3.46401900641">
                <text:p>3.46401900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0">
                <text:p>70</text:p>
              </table:table-cell>
              <table:table-cell office:value-type="float" office:value="1.1662967682">
                <text:p>1.1662967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4">
                <text:p>94</text:p>
              </table:table-cell>
              <table:table-cell office:value-type="float" office:value="1.34261936049">
                <text:p>1.34261936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8">
                <text:p>278</text:p>
              </table:table-cell>
              <table:table-cell office:value-type="float" office:value="2.5546308698">
                <text:p>2.554630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6">
                <text:p>166</text:p>
              </table:table-cell>
              <table:table-cell office:value-type="float" office:value="2.07672081862">
                <text:p>2.0767208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0">
                <text:p>40</text:p>
              </table:table-cell>
              <table:table-cell office:value-type="float" office:value="0.588482126157">
                <text:p>0.588482126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60">
                <text:p>260</text:p>
              </table:table-cell>
              <table:table-cell office:value-type="float" office:value="2.5676981667">
                <text:p>2.567698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3">
                <text:p>143</text:p>
              </table:table-cell>
              <table:table-cell office:value-type="float" office:value="1.79252634398">
                <text:p>1.79252634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61">
                <text:p>261</text:p>
              </table:table-cell>
              <table:table-cell office:value-type="float" office:value="2.57583626824">
                <text:p>2.57583626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1">
                <text:p>101</text:p>
              </table:table-cell>
              <table:table-cell office:value-type="float" office:value="0.618665106727">
                <text:p>0.618665106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1">
                <text:p>91</text:p>
              </table:table-cell>
              <table:table-cell office:value-type="float" office:value="1.00736378102">
                <text:p>1.00736378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90">
                <text:p>290</text:p>
              </table:table-cell>
              <table:table-cell office:value-type="float" office:value="2.64295798706">
                <text:p>2.64295798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3">
                <text:p>123</text:p>
              </table:table-cell>
              <table:table-cell office:value-type="float" office:value="1.61681559405">
                <text:p>1.61681559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2">
                <text:p>42</text:p>
              </table:table-cell>
              <table:table-cell office:value-type="float" office:value="0.529550172273">
                <text:p>0.529550172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6">
                <text:p>516</text:p>
              </table:table-cell>
              <table:table-cell office:value-type="float" office:value="3.94784634268">
                <text:p>3.94784634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7">
                <text:p>77</text:p>
              </table:table-cell>
              <table:table-cell office:value-type="float" office:value="1.22525427048">
                <text:p>1.22525427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57">
                <text:p>357</text:p>
              </table:table-cell>
              <table:table-cell office:value-type="float" office:value="3.03871045548">
                <text:p>3.03871045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6">
                <text:p>196</text:p>
              </table:table-cell>
              <table:table-cell office:value-type="float" office:value="1.97710581024">
                <text:p>1.9771058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5">
                <text:p>85</text:p>
              </table:table-cell>
              <table:table-cell office:value-type="float" office:value="1.30867318975">
                <text:p>1.30867318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27">
                <text:p>227</text:p>
              </table:table-cell>
              <table:table-cell office:value-type="float" office:value="2.39966731292">
                <text:p>2.3996673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1">
                <text:p>81</text:p>
              </table:table-cell>
              <table:table-cell office:value-type="float" office:value="1.1340837528">
                <text:p>1.1340837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7">
                <text:p>167</text:p>
              </table:table-cell>
              <table:table-cell office:value-type="float" office:value="1.57952342103">
                <text:p>1.57952342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4">
                <text:p>74</text:p>
              </table:table-cell>
              <table:table-cell office:value-type="float" office:value="1.14707462195">
                <text:p>1.14707462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2">
                <text:p>142</text:p>
              </table:table-cell>
              <table:table-cell office:value-type="float" office:value="1.62274094848">
                <text:p>1.62274094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2">
                <text:p>92</text:p>
              </table:table-cell>
              <table:table-cell office:value-type="float" office:value="0.627537496835">
                <text:p>0.627537496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4">
                <text:p>174</text:p>
              </table:table-cell>
              <table:table-cell office:value-type="float" office:value="1.85754805387">
                <text:p>1.85754805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8">
                <text:p>98</text:p>
              </table:table-cell>
              <table:table-cell office:value-type="float" office:value="1.30548347459">
                <text:p>1.30548347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7">
                <text:p>147</text:p>
              </table:table-cell>
              <table:table-cell office:value-type="float" office:value="1.66602968333">
                <text:p>1.66602968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0">
                <text:p>110</text:p>
              </table:table-cell>
              <table:table-cell office:value-type="float" office:value="0.450790876219">
                <text:p>0.450790876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8">
                <text:p>168</text:p>
              </table:table-cell>
              <table:table-cell office:value-type="float" office:value="1.77683967746">
                <text:p>1.77683967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1">
                <text:p>91</text:p>
              </table:table-cell>
              <table:table-cell office:value-type="float" office:value="0.897951386005">
                <text:p>0.897951386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2">
                <text:p>202</text:p>
              </table:table-cell>
              <table:table-cell office:value-type="float" office:value="1.69111213813">
                <text:p>1.69111213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2">
                <text:p>192</text:p>
              </table:table-cell>
              <table:table-cell office:value-type="float" office:value="1.98135824781">
                <text:p>1.98135824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1">
                <text:p>131</text:p>
              </table:table-cell>
              <table:table-cell office:value-type="float" office:value="1.73833266697">
                <text:p>1.73833266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7">
                <text:p>77</text:p>
              </table:table-cell>
              <table:table-cell office:value-type="float" office:value="1.17894146189">
                <text:p>1.17894146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7">
                <text:p>67</text:p>
              </table:table-cell>
              <table:table-cell office:value-type="float" office:value="0.893432916473">
                <text:p>0.893432916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6">
                <text:p>86</text:p>
              </table:table-cell>
              <table:table-cell office:value-type="float" office:value="0.577501786905">
                <text:p>0.577501786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4">
                <text:p>104</text:p>
              </table:table-cell>
              <table:table-cell office:value-type="float" office:value="1.57363856801">
                <text:p>1.5736385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0">
                <text:p>460</text:p>
              </table:table-cell>
              <table:table-cell office:value-type="float" office:value="3.0574626426">
                <text:p>3.057462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0">
                <text:p>140</text:p>
              </table:table-cell>
              <table:table-cell office:value-type="float" office:value="1.5701325315">
                <text:p>1.5701325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74">
                <text:p>374</text:p>
              </table:table-cell>
              <table:table-cell office:value-type="float" office:value="3.54224213262">
                <text:p>3.54224213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3">
                <text:p>83</text:p>
              </table:table-cell>
              <table:table-cell office:value-type="float" office:value="1.26846894514">
                <text:p>1.26846894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3">
                <text:p>173</text:p>
              </table:table-cell>
              <table:table-cell office:value-type="float" office:value="1.92694609735">
                <text:p>1.92694609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21">
                <text:p>221</text:p>
              </table:table-cell>
              <table:table-cell office:value-type="float" office:value="2.11586835065">
                <text:p>2.11586835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0">
                <text:p>90</text:p>
              </table:table-cell>
              <table:table-cell office:value-type="float" office:value="1.36755521844">
                <text:p>1.36755521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01">
                <text:p>401</text:p>
              </table:table-cell>
              <table:table-cell office:value-type="float" office:value="3.37382757484">
                <text:p>3.37382757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8">
                <text:p>148</text:p>
              </table:table-cell>
              <table:table-cell office:value-type="float" office:value="1.86221398059">
                <text:p>1.86221398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6">
                <text:p>106</text:p>
              </table:table-cell>
              <table:table-cell office:value-type="float" office:value="1.43627657545">
                <text:p>1.43627657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7">
                <text:p>177</text:p>
              </table:table-cell>
              <table:table-cell office:value-type="float" office:value="1.69783723724">
                <text:p>1.69783723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1">
                <text:p>51</text:p>
              </table:table-cell>
              <table:table-cell office:value-type="float" office:value="0.700309138859">
                <text:p>0.700309138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3">
                <text:p>123</text:p>
              </table:table-cell>
              <table:table-cell office:value-type="float" office:value="1.45638522926">
                <text:p>1.45638522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2">
                <text:p>42</text:p>
              </table:table-cell>
              <table:table-cell office:value-type="float" office:value="0.388781395165">
                <text:p>0.388781395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1">
                <text:p>121</text:p>
              </table:table-cell>
              <table:table-cell office:value-type="float" office:value="1.45001727707">
                <text:p>1.45001727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0">
                <text:p>150</text:p>
              </table:table-cell>
              <table:table-cell office:value-type="float" office:value="1.59831640687">
                <text:p>1.59831640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0">
                <text:p>200</text:p>
              </table:table-cell>
              <table:table-cell office:value-type="float" office:value="2.12984196532">
                <text:p>2.12984196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9">
                <text:p>189</text:p>
              </table:table-cell>
              <table:table-cell office:value-type="float" office:value="2.09643307076">
                <text:p>2.09643307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2">
                <text:p>102</text:p>
              </table:table-cell>
              <table:table-cell office:value-type="float" office:value="1.18531578512">
                <text:p>1.18531578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9">
                <text:p>129</text:p>
              </table:table-cell>
              <table:table-cell office:value-type="float" office:value="1.34704790934">
                <text:p>1.34704790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6">
                <text:p>116</text:p>
              </table:table-cell>
              <table:table-cell office:value-type="float" office:value="1.58532229399">
                <text:p>1.58532229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9">
                <text:p>79</text:p>
              </table:table-cell>
              <table:table-cell office:value-type="float" office:value="1.22006729833">
                <text:p>1.22006729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63">
                <text:p>263</text:p>
              </table:table-cell>
              <table:table-cell office:value-type="float" office:value="2.52708892026">
                <text:p>2.5270889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3">
                <text:p>103</text:p>
              </table:table-cell>
              <table:table-cell office:value-type="float" office:value="1.27070036789">
                <text:p>1.27070036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48">
                <text:p>348</text:p>
              </table:table-cell>
              <table:table-cell office:value-type="float" office:value="3.34065325707">
                <text:p>3.34065325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72">
                <text:p>372</text:p>
              </table:table-cell>
              <table:table-cell office:value-type="float" office:value="3.51044812534">
                <text:p>3.51044812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2">
                <text:p>102</text:p>
              </table:table-cell>
              <table:table-cell office:value-type="float" office:value="0.78267575836">
                <text:p>0.78267575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1">
                <text:p>71</text:p>
              </table:table-cell>
              <table:table-cell office:value-type="float" office:value="1.1496745744">
                <text:p>1.1496745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27">
                <text:p>227</text:p>
              </table:table-cell>
              <table:table-cell office:value-type="float" office:value="2.25068707947">
                <text:p>2.25068707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5">
                <text:p>45</text:p>
              </table:table-cell>
              <table:table-cell office:value-type="float" office:value="0.575445679677">
                <text:p>0.575445679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39">
                <text:p>139</text:p>
              </table:table-cell>
              <table:table-cell office:value-type="float" office:value="1.46887730944">
                <text:p>1.46887730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7">
                <text:p>117</text:p>
              </table:table-cell>
              <table:table-cell office:value-type="float" office:value="1.54281606123">
                <text:p>1.54281606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7">
                <text:p>487</text:p>
              </table:table-cell>
              <table:table-cell office:value-type="float" office:value="4.05016319204">
                <text:p>4.05016319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5">
                <text:p>85</text:p>
              </table:table-cell>
              <table:table-cell office:value-type="float" office:value="1.2230087625">
                <text:p>1.2230087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1">
                <text:p>91</text:p>
              </table:table-cell>
              <table:table-cell office:value-type="float" office:value="1.30374014198">
                <text:p>1.30374014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9">
                <text:p>119</text:p>
              </table:table-cell>
              <table:table-cell office:value-type="float" office:value="1.53164850348">
                <text:p>1.53164850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6">
                <text:p>56</text:p>
              </table:table-cell>
              <table:table-cell office:value-type="float" office:value="0.632794274422">
                <text:p>0.63279427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8">
                <text:p>68</text:p>
              </table:table-cell>
              <table:table-cell office:value-type="float" office:value="0.618299779296">
                <text:p>0.618299779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7">
                <text:p>87</text:p>
              </table:table-cell>
              <table:table-cell office:value-type="float" office:value="1.23192486133">
                <text:p>1.23192486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5">
                <text:p>75</text:p>
              </table:table-cell>
              <table:table-cell office:value-type="float" office:value="1.06027009878">
                <text:p>1.06027009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89">
                <text:p>189</text:p>
              </table:table-cell>
              <table:table-cell office:value-type="float" office:value="1.64385673551">
                <text:p>1.64385673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1">
                <text:p>101</text:p>
              </table:table-cell>
              <table:table-cell office:value-type="float" office:value="1.4096461218">
                <text:p>1.409646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1">
                <text:p>141</text:p>
              </table:table-cell>
              <table:table-cell office:value-type="float" office:value="0.889101667955">
                <text:p>0.889101667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3">
                <text:p>123</text:p>
              </table:table-cell>
              <table:table-cell office:value-type="float" office:value="1.66929126213">
                <text:p>1.66929126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8">
                <text:p>198</text:p>
              </table:table-cell>
              <table:table-cell office:value-type="float" office:value="2.11211757955">
                <text:p>2.11211757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10">
                <text:p>410</text:p>
              </table:table-cell>
              <table:table-cell office:value-type="float" office:value="3.39038478548">
                <text:p>3.39038478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05">
                <text:p>405</text:p>
              </table:table-cell>
              <table:table-cell office:value-type="float" office:value="3.38771660119">
                <text:p>3.38771660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9">
                <text:p>69</text:p>
              </table:table-cell>
              <table:table-cell office:value-type="float" office:value="1.11263224979">
                <text:p>1.11263224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92">
                <text:p>292</text:p>
              </table:table-cell>
              <table:table-cell office:value-type="float" office:value="2.56463390569">
                <text:p>2.56463390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18">
                <text:p>218</text:p>
              </table:table-cell>
              <table:table-cell office:value-type="float" office:value="1.59893221196">
                <text:p>1.5989322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7">
                <text:p>87</text:p>
              </table:table-cell>
              <table:table-cell office:value-type="float" office:value="1.38215489527">
                <text:p>1.38215489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2">
                <text:p>202</text:p>
              </table:table-cell>
              <table:table-cell office:value-type="float" office:value="2.2915952243">
                <text:p>2.291595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26">
                <text:p>226</text:p>
              </table:table-cell>
              <table:table-cell office:value-type="float" office:value="2.36884107513">
                <text:p>2.36884107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5">
                <text:p>55</text:p>
              </table:table-cell>
              <table:table-cell office:value-type="float" office:value="0.691591048241">
                <text:p>0.691591048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2">
                <text:p>72</text:p>
              </table:table-cell>
              <table:table-cell office:value-type="float" office:value="1.25622787061">
                <text:p>1.25622787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4">
                <text:p>114</text:p>
              </table:table-cell>
              <table:table-cell office:value-type="float" office:value="1.5537880353">
                <text:p>1.5537880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3">
                <text:p>53</text:p>
              </table:table-cell>
              <table:table-cell office:value-type="float" office:value="0.703452076709">
                <text:p>0.703452076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0">
                <text:p>70</text:p>
              </table:table-cell>
              <table:table-cell office:value-type="float" office:value="0.99086276574">
                <text:p>0.99086276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8">
                <text:p>58</text:p>
              </table:table-cell>
              <table:table-cell office:value-type="float" office:value="0.746242803144">
                <text:p>0.746242803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8">
                <text:p>58</text:p>
              </table:table-cell>
              <table:table-cell office:value-type="float" office:value="0.953464943508">
                <text:p>0.953464943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22">
                <text:p>222</text:p>
              </table:table-cell>
              <table:table-cell office:value-type="float" office:value="2.28243372111">
                <text:p>2.28243372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5">
                <text:p>155</text:p>
              </table:table-cell>
              <table:table-cell office:value-type="float" office:value="1.61903584825">
                <text:p>1.61903584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88">
                <text:p>288</text:p>
              </table:table-cell>
              <table:table-cell office:value-type="float" office:value="2.09751678763">
                <text:p>2.09751678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4.11120999903">
                <text:p>4.11120999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8">
                <text:p>128</text:p>
              </table:table-cell>
              <table:table-cell office:value-type="float" office:value="1.7440246763">
                <text:p>1.7440246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6">
                <text:p>76</text:p>
              </table:table-cell>
              <table:table-cell office:value-type="float" office:value="0.810093685395">
                <text:p>0.810093685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9">
                <text:p>89</text:p>
              </table:table-cell>
              <table:table-cell office:value-type="float" office:value="1.28466696909">
                <text:p>1.28466696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8">
                <text:p>98</text:p>
              </table:table-cell>
              <table:table-cell office:value-type="float" office:value="1.40275458162">
                <text:p>1.402754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70">
                <text:p>470</text:p>
              </table:table-cell>
              <table:table-cell office:value-type="float" office:value="3.95124628869">
                <text:p>3.95124628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60">
                <text:p>760</text:p>
              </table:table-cell>
              <table:table-cell office:value-type="float" office:value="5.32577891436">
                <text:p>5.3257789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8">
                <text:p>38</text:p>
              </table:table-cell>
              <table:table-cell office:value-type="float" office:value="0.627556069638">
                <text:p>0.627556069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1">
                <text:p>71</text:p>
              </table:table-cell>
              <table:table-cell office:value-type="float" office:value="1.12791141131">
                <text:p>1.1279114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0">
                <text:p>130</text:p>
              </table:table-cell>
              <table:table-cell office:value-type="float" office:value="1.11750662052">
                <text:p>1.11750662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1">
                <text:p>261</text:p>
              </table:table-cell>
              <table:table-cell office:value-type="float" office:value="1.8046396556">
                <text:p>1.8046396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1">
                <text:p>111</text:p>
              </table:table-cell>
              <table:table-cell office:value-type="float" office:value="1.51728897784">
                <text:p>1.51728897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7">
                <text:p>147</text:p>
              </table:table-cell>
              <table:table-cell office:value-type="float" office:value="0.539563250314">
                <text:p>0.539563250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8">
                <text:p>158</text:p>
              </table:table-cell>
              <table:table-cell office:value-type="float" office:value="1.67901148207">
                <text:p>1.67901148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7">
                <text:p>67</text:p>
              </table:table-cell>
              <table:table-cell office:value-type="float" office:value="0.936761965928">
                <text:p>0.936761965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7">
                <text:p>107</text:p>
              </table:table-cell>
              <table:table-cell office:value-type="float" office:value="1.39505993985">
                <text:p>1.39505993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5">
                <text:p>45</text:p>
              </table:table-cell>
              <table:table-cell office:value-type="float" office:value="0.42263794311">
                <text:p>0.42263794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7">
                <text:p>137</text:p>
              </table:table-cell>
              <table:table-cell office:value-type="float" office:value="1.4907951924">
                <text:p>1.490795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8">
                <text:p>88</text:p>
              </table:table-cell>
              <table:table-cell office:value-type="float" office:value="1.15233681805">
                <text:p>1.1523368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8">
                <text:p>68</text:p>
              </table:table-cell>
              <table:table-cell office:value-type="float" office:value="0.717530414432">
                <text:p>0.717530414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">
                <text:p>107</text:p>
              </table:table-cell>
              <table:table-cell office:value-type="float" office:value="1.40236483329">
                <text:p>1.40236483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7">
                <text:p>57</text:p>
              </table:table-cell>
              <table:table-cell office:value-type="float" office:value="1.03466751935">
                <text:p>1.0346675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8">
                <text:p>48</text:p>
              </table:table-cell>
              <table:table-cell office:value-type="float" office:value="0.855824461">
                <text:p>0.855824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9">
                <text:p>79</text:p>
              </table:table-cell>
              <table:table-cell office:value-type="float" office:value="1.14531631771">
                <text:p>1.1453163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9">
                <text:p>89</text:p>
              </table:table-cell>
              <table:table-cell office:value-type="float" office:value="0.823156732643">
                <text:p>0.823156732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6">
                <text:p>46</text:p>
              </table:table-cell>
              <table:table-cell office:value-type="float" office:value="0.684499999679">
                <text:p>0.684499999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3">
                <text:p>143</text:p>
              </table:table-cell>
              <table:table-cell office:value-type="float" office:value="1.36976533126">
                <text:p>1.36976533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21">
                <text:p>221</text:p>
              </table:table-cell>
              <table:table-cell office:value-type="float" office:value="2.14805193829">
                <text:p>2.14805193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1">
                <text:p>81</text:p>
              </table:table-cell>
              <table:table-cell office:value-type="float" office:value="1.13715012728">
                <text:p>1.13715012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06">
                <text:p>206</text:p>
              </table:table-cell>
              <table:table-cell office:value-type="float" office:value="2.24088357696">
                <text:p>2.24088357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82">
                <text:p>282</text:p>
              </table:table-cell>
              <table:table-cell office:value-type="float" office:value="2.83447844901">
                <text:p>2.83447844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4">
                <text:p>44</text:p>
              </table:table-cell>
              <table:table-cell office:value-type="float" office:value="0.725840189244">
                <text:p>0.725840189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95">
                <text:p>295</text:p>
              </table:table-cell>
              <table:table-cell office:value-type="float" office:value="3.01009312289">
                <text:p>3.01009312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0">
                <text:p>70</text:p>
              </table:table-cell>
              <table:table-cell office:value-type="float" office:value="1.16016109198">
                <text:p>1.16016109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5">
                <text:p>45</text:p>
              </table:table-cell>
              <table:table-cell office:value-type="float" office:value="0.905422163657">
                <text:p>0.905422163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6">
                <text:p>176</text:p>
              </table:table-cell>
              <table:table-cell office:value-type="float" office:value="2.09930803609">
                <text:p>2.09930803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9">
                <text:p>69</text:p>
              </table:table-cell>
              <table:table-cell office:value-type="float" office:value="0.501244749915">
                <text:p>0.501244749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5">
                <text:p>105</text:p>
              </table:table-cell>
              <table:table-cell office:value-type="float" office:value="0.953621538194">
                <text:p>0.953621538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1">
                <text:p>161</text:p>
              </table:table-cell>
              <table:table-cell office:value-type="float" office:value="1.8985074261">
                <text:p>1.8985074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16">
                <text:p>216</text:p>
              </table:table-cell>
              <table:table-cell office:value-type="float" office:value="2.50318070055">
                <text:p>2.50318070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0">
                <text:p>50</text:p>
              </table:table-cell>
              <table:table-cell office:value-type="float" office:value="0.464054298084">
                <text:p>0.464054298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8">
                <text:p>58</text:p>
              </table:table-cell>
              <table:table-cell office:value-type="float" office:value="0.927173688958">
                <text:p>0.927173688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7">
                <text:p>107</text:p>
              </table:table-cell>
              <table:table-cell office:value-type="float" office:value="1.31067037567">
                <text:p>1.31067037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1">
                <text:p>151</text:p>
              </table:table-cell>
              <table:table-cell office:value-type="float" office:value="1.52750258653">
                <text:p>1.52750258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9">
                <text:p>69</text:p>
              </table:table-cell>
              <table:table-cell office:value-type="float" office:value="0.9062587333">
                <text:p>0.9062587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90">
                <text:p>190</text:p>
              </table:table-cell>
              <table:table-cell office:value-type="float" office:value="1.92762701944">
                <text:p>1.9276270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09">
                <text:p>209</text:p>
              </table:table-cell>
              <table:table-cell office:value-type="float" office:value="1.80810633146">
                <text:p>1.80810633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1">
                <text:p>81</text:p>
              </table:table-cell>
              <table:table-cell office:value-type="float" office:value="1.28951824657">
                <text:p>1.28951824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5">
                <text:p>45</text:p>
              </table:table-cell>
              <table:table-cell office:value-type="float" office:value="0.872355977221">
                <text:p>0.872355977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24">
                <text:p>224</text:p>
              </table:table-cell>
              <table:table-cell office:value-type="float" office:value="2.30531381307">
                <text:p>2.3053138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5">
                <text:p>155</text:p>
              </table:table-cell>
              <table:table-cell office:value-type="float" office:value="1.46397813372">
                <text:p>1.46397813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1">
                <text:p>81</text:p>
              </table:table-cell>
              <table:table-cell office:value-type="float" office:value="1.0250488345">
                <text:p>1.0250488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3">
                <text:p>203</text:p>
              </table:table-cell>
              <table:table-cell office:value-type="float" office:value="2.28383324189">
                <text:p>2.28383324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5">
                <text:p>75</text:p>
              </table:table-cell>
              <table:table-cell office:value-type="float" office:value="0.505320877647">
                <text:p>0.505320877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9">
                <text:p>159</text:p>
              </table:table-cell>
              <table:table-cell office:value-type="float" office:value="0.755055129365">
                <text:p>0.755055129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0">
                <text:p>70</text:p>
              </table:table-cell>
              <table:table-cell office:value-type="float" office:value="0.856467579056">
                <text:p>0.856467579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70">
                <text:p>170</text:p>
              </table:table-cell>
              <table:table-cell office:value-type="float" office:value="1.61382884432">
                <text:p>1.61382884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7">
                <text:p>157</text:p>
              </table:table-cell>
              <table:table-cell office:value-type="float" office:value="0.668051174839">
                <text:p>0.668051174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3">
                <text:p>123</text:p>
              </table:table-cell>
              <table:table-cell office:value-type="float" office:value="1.6283293461">
                <text:p>1.6283293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3">
                <text:p>63</text:p>
              </table:table-cell>
              <table:table-cell office:value-type="float" office:value="1.08320482449">
                <text:p>1.08320482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3">
                <text:p>113</text:p>
              </table:table-cell>
              <table:table-cell office:value-type="float" office:value="1.17141683293">
                <text:p>1.17141683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5">
                <text:p>85</text:p>
              </table:table-cell>
              <table:table-cell office:value-type="float" office:value="0.790262947555">
                <text:p>0.790262947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59">
                <text:p>259</text:p>
              </table:table-cell>
              <table:table-cell office:value-type="float" office:value="2.57845587565">
                <text:p>2.57845587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9">
                <text:p>119</text:p>
              </table:table-cell>
              <table:table-cell office:value-type="float" office:value="0.665782136074">
                <text:p>0.665782136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82">
                <text:p>182</text:p>
              </table:table-cell>
              <table:table-cell office:value-type="float" office:value="2.05974924229">
                <text:p>2.05974924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7">
                <text:p>127</text:p>
              </table:table-cell>
              <table:table-cell office:value-type="float" office:value="1.55151869031">
                <text:p>1.55151869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4">
                <text:p>144</text:p>
              </table:table-cell>
              <table:table-cell office:value-type="float" office:value="1.74169922305">
                <text:p>1.74169922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6">
                <text:p>76</text:p>
              </table:table-cell>
              <table:table-cell office:value-type="float" office:value="1.05134167534">
                <text:p>1.05134167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4">
                <text:p>44</text:p>
              </table:table-cell>
              <table:table-cell office:value-type="float" office:value="0.395560939977">
                <text:p>0.395560939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6">
                <text:p>66</text:p>
              </table:table-cell>
              <table:table-cell office:value-type="float" office:value="0.647038144987">
                <text:p>0.647038144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1">
                <text:p>51</text:p>
              </table:table-cell>
              <table:table-cell office:value-type="float" office:value="0.538557211823">
                <text:p>0.53855721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7">
                <text:p>117</text:p>
              </table:table-cell>
              <table:table-cell office:value-type="float" office:value="0.613892119721">
                <text:p>0.613892119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9">
                <text:p>159</text:p>
              </table:table-cell>
              <table:table-cell office:value-type="float" office:value="0.648264511734">
                <text:p>0.64826451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5">
                <text:p>105</text:p>
              </table:table-cell>
              <table:table-cell office:value-type="float" office:value="0.995704923553">
                <text:p>0.995704923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1">
                <text:p>101</text:p>
              </table:table-cell>
              <table:table-cell office:value-type="float" office:value="0.846930744912">
                <text:p>0.846930744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9">
                <text:p>79</text:p>
              </table:table-cell>
              <table:table-cell office:value-type="float" office:value="0.847774170163">
                <text:p>0.847774170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8">
                <text:p>178</text:p>
              </table:table-cell>
              <table:table-cell office:value-type="float" office:value="1.53570868419">
                <text:p>1.53570868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18">
                <text:p>218</text:p>
              </table:table-cell>
              <table:table-cell office:value-type="float" office:value="2.34484196">
                <text:p>2.34484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8">
                <text:p>48</text:p>
              </table:table-cell>
              <table:table-cell office:value-type="float" office:value="0.858618708324">
                <text:p>0.858618708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9">
                <text:p>49</text:p>
              </table:table-cell>
              <table:table-cell office:value-type="float" office:value="0.394655872836">
                <text:p>0.394655872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1">
                <text:p>71</text:p>
              </table:table-cell>
              <table:table-cell office:value-type="float" office:value="0.846318535877">
                <text:p>0.846318535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1">
                <text:p>91</text:p>
              </table:table-cell>
              <table:table-cell office:value-type="float" office:value="1.24123912149">
                <text:p>1.2412391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14">
                <text:p>214</text:p>
              </table:table-cell>
              <table:table-cell office:value-type="float" office:value="2.29231929106">
                <text:p>2.29231929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9">
                <text:p>59</text:p>
              </table:table-cell>
              <table:table-cell office:value-type="float" office:value="0.829524317484">
                <text:p>0.829524317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28">
                <text:p>228</text:p>
              </table:table-cell>
              <table:table-cell office:value-type="float" office:value="2.22357057905">
                <text:p>2.22357057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13">
                <text:p>113</text:p>
              </table:table-cell>
              <table:table-cell office:value-type="float" office:value="1.37312557475">
                <text:p>1.37312557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17">
                <text:p>117</text:p>
              </table:table-cell>
              <table:table-cell office:value-type="float" office:value="1.60947254497">
                <text:p>1.6094725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9">
                <text:p>49</text:p>
              </table:table-cell>
              <table:table-cell office:value-type="float" office:value="0.703001012474">
                <text:p>0.703001012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4">
                <text:p>124</text:p>
              </table:table-cell>
              <table:table-cell office:value-type="float" office:value="1.22046648375">
                <text:p>1.22046648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7">
                <text:p>307</text:p>
              </table:table-cell>
              <table:table-cell office:value-type="float" office:value="3.00829472282">
                <text:p>3.0082947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7">
                <text:p>157</text:p>
              </table:table-cell>
              <table:table-cell office:value-type="float" office:value="1.7931728745">
                <text:p>1.7931728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7">
                <text:p>77</text:p>
              </table:table-cell>
              <table:table-cell office:value-type="float" office:value="0.778445327619">
                <text:p>0.77844532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39">
                <text:p>439</text:p>
              </table:table-cell>
              <table:table-cell office:value-type="float" office:value="3.81462050644">
                <text:p>3.81462050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7">
                <text:p>177</text:p>
              </table:table-cell>
              <table:table-cell office:value-type="float" office:value="1.97101083309">
                <text:p>1.97101083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2">
                <text:p>162</text:p>
              </table:table-cell>
              <table:table-cell office:value-type="float" office:value="1.54300472887">
                <text:p>1.54300472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2">
                <text:p>102</text:p>
              </table:table-cell>
              <table:table-cell office:value-type="float" office:value="1.47821310248">
                <text:p>1.47821310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9">
                <text:p>39</text:p>
              </table:table-cell>
              <table:table-cell office:value-type="float" office:value="0.505614879785">
                <text:p>0.505614879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79">
                <text:p>179</text:p>
              </table:table-cell>
              <table:table-cell office:value-type="float" office:value="1.7786529502">
                <text:p>1.7786529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37">
                <text:p>437</text:p>
              </table:table-cell>
              <table:table-cell office:value-type="float" office:value="2.56146804477">
                <text:p>2.56146804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3">
                <text:p>63</text:p>
              </table:table-cell>
              <table:table-cell office:value-type="float" office:value="1.02828756866">
                <text:p>1.02828756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8">
                <text:p>108</text:p>
              </table:table-cell>
              <table:table-cell office:value-type="float" office:value="0.955082437887">
                <text:p>0.955082437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9">
                <text:p>209</text:p>
              </table:table-cell>
              <table:table-cell office:value-type="float" office:value="2.18804443057">
                <text:p>2.18804443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87">
                <text:p>187</text:p>
              </table:table-cell>
              <table:table-cell office:value-type="float" office:value="1.90934127796">
                <text:p>1.90934127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61">
                <text:p>161</text:p>
              </table:table-cell>
              <table:table-cell office:value-type="float" office:value="1.99308562846">
                <text:p>1.99308562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9">
                <text:p>129</text:p>
              </table:table-cell>
              <table:table-cell office:value-type="float" office:value="1.6523635155">
                <text:p>1.6523635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6">
                <text:p>136</text:p>
              </table:table-cell>
              <table:table-cell office:value-type="float" office:value="1.4283083933">
                <text:p>1.428308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94">
                <text:p>194</text:p>
              </table:table-cell>
              <table:table-cell office:value-type="float" office:value="1.97033130004">
                <text:p>1.9703313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3">
                <text:p>313</text:p>
              </table:table-cell>
              <table:table-cell office:value-type="float" office:value="2.95962361707">
                <text:p>2.9596236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0">
                <text:p>130</text:p>
              </table:table-cell>
              <table:table-cell office:value-type="float" office:value="1.56726951902">
                <text:p>1.5672695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9">
                <text:p>119</text:p>
              </table:table-cell>
              <table:table-cell office:value-type="float" office:value="1.08515687535">
                <text:p>1.08515687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45">
                <text:p>245</text:p>
              </table:table-cell>
              <table:table-cell office:value-type="float" office:value="2.54985021464">
                <text:p>2.5498502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7">
                <text:p>77</text:p>
              </table:table-cell>
              <table:table-cell office:value-type="float" office:value="0.783761503429">
                <text:p>0.783761503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9">
                <text:p>99</text:p>
              </table:table-cell>
              <table:table-cell office:value-type="float" office:value="1.36316652942">
                <text:p>1.36316652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8">
                <text:p>88</text:p>
              </table:table-cell>
              <table:table-cell office:value-type="float" office:value="0.895998939724">
                <text:p>0.895998939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1">
                <text:p>41</text:p>
              </table:table-cell>
              <table:table-cell office:value-type="float" office:value="0.808388502195">
                <text:p>0.808388502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87">
                <text:p>287</text:p>
              </table:table-cell>
              <table:table-cell office:value-type="float" office:value="2.89596647884">
                <text:p>2.89596647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6">
                <text:p>86</text:p>
              </table:table-cell>
              <table:table-cell office:value-type="float" office:value="1.39683681468">
                <text:p>1.3968368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7">
                <text:p>117</text:p>
              </table:table-cell>
              <table:table-cell office:value-type="float" office:value="1.37972846548">
                <text:p>1.37972846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2">
                <text:p>72</text:p>
              </table:table-cell>
              <table:table-cell office:value-type="float" office:value="1.05033955294">
                <text:p>1.05033955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0">
                <text:p>90</text:p>
              </table:table-cell>
              <table:table-cell office:value-type="float" office:value="0.990718016636">
                <text:p>0.990718016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6">
                <text:p>46</text:p>
              </table:table-cell>
              <table:table-cell office:value-type="float" office:value="0.926738168826">
                <text:p>0.926738168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03">
                <text:p>303</text:p>
              </table:table-cell>
              <table:table-cell office:value-type="float" office:value="3.00389678211">
                <text:p>3.00389678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